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dom:load" script:macro-name=""/>
    </office:event-listeners>
  </office:scripts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173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4.8453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8256in"/>
    </style:style>
    <style:style style:name="co6" style:family="table-column">
      <style:table-column-properties fo:break-before="auto" style:column-width="0.9799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572in"/>
    </style:style>
    <style:style style:name="co9" style:family="table-column">
      <style:table-column-properties fo:break-before="auto" style:column-width="4.6799in"/>
    </style:style>
    <style:style style:name="co10" style:family="table-column">
      <style:table-column-properties fo:break-before="auto" style:column-width="0.8366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3.5236in"/>
    </style:style>
    <style:style style:name="co13" style:family="table-column">
      <style:table-column-properties fo:break-before="auto" style:column-width="1.0791in"/>
    </style:style>
    <style:style style:name="co14" style:family="table-column">
      <style:table-column-properties fo:break-before="auto" style:column-width="0.1319in"/>
    </style:style>
    <style:style style:name="ro1" style:family="table-row">
      <style:table-row-properties style:row-height="0.0701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070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ta1" style:family="table" style:master-page-name="PageStyle_5f_Progress_20_Report">
      <style:table-properties table:display="true" style:writing-mode="lr-tb"/>
    </style:style>
    <style:style style:name="ta2" style:family="table" style:master-page-name="PageStyle_5f_1._20_Labor_20_by_20_Staff_20_-_20_Untotaled">
      <style:table-properties table:display="true" style:writing-mode="lr-tb"/>
    </style:style>
    <style:style style:name="ta3" style:family="table" style:master-page-name="PageStyle_5f_2._20_Labor_20_by_20_Staff_20_-_20_Totaled">
      <style:table-properties table:display="true" style:writing-mode="lr-tb"/>
    </style:style>
    <style:style style:name="ta4" style:family="table" style:master-page-name="PageStyle_5f_3._20_Labor_20_by_20_Task_20_-_20_Untotaled">
      <style:table-properties table:display="true" style:writing-mode="lr-tb"/>
    </style:style>
    <style:style style:name="ta5" style:family="table" style:master-page-name="PageStyle_5f_4._20_Labor_20__26__20_Expenses_20_by_20_Task">
      <style:table-properties table:display="true" style:writing-mode="lr-tb"/>
    </style:style>
    <style:style style:name="ta6" style:family="table" style:master-page-name="PageStyle_5f_5._20_Invoice_20_Summar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7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 style:data-style-name="N30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30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0" style:family="table-cell" style:parent-style-name="Default" style:data-style-name="N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1" style:family="table-cell" style:parent-style-name="Default" style:data-style-name="N147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47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7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1" style:family="table-cell" style:parent-style-name="Default" style:data-style-name="N2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2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7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8" style:family="table-cell" style:parent-style-name="Default" style:data-style-name="N2">
      <style:table-cell-properties style:glyph-orientation-vertical="0" fo:background-color="#00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63" style:family="table-cell" style:parent-style-name="Default" style:data-style-name="N104">
      <style:table-cell-properties fo:border-bottom="3pt double #3a3935" style:border-line-width-bottom="0.0138in 0.0138in 0.0138in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4">
      <style:table-cell-properties fo:background-color="#c0c0c0"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4">
      <style:table-cell-properties fo:border-bottom="3pt double #3a3935" style:border-line-width-bottom="0.0138in 0.0138in 0.0138in" fo:background-color="#c0c0c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69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104">
      <style:table-cell-properties fo:background-color="#ffff00" style:text-align-source="fix" style:repeat-content="false"/>
      <style:paragraph-properties fo:text-align="center" fo:margin-left="0in"/>
    </style:style>
    <style:style style:name="ce7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3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4" style:family="table-cell" style:parent-style-name="Default" style:data-style-name="N104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4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9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0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1" style:family="table-cell" style:parent-style-name="Default" style:data-style-name="N104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diagonal-bl-tr="none" style:diagonal-tl-br="none" style:text-align-source="fix" style:repeat-content="false" fo:border="none" style:rotation-align="none"/>
      <style:paragraph-properties fo:text-align="center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4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9" style:family="table-cell" style:parent-style-name="Default" style:data-style-name="N5">
      <style:table-cell-properties style:glyph-orientation-vertical="0"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01" style:family="table-cell" style:parent-style-name="Default" style:data-style-name="N5">
      <style:table-cell-properties style:glyph-orientation-vertical="0"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5">
      <style:table-cell-properties style:glyph-orientation-vertical="0"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5" style:family="table-cell" style:parent-style-name="Default" style:data-style-name="N5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11" style:family="table-cell" style:parent-style-name="Default" style:data-style-name="N104">
      <style:table-cell-properties fo:background-color="#ffff00"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112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04">
      <style:table-cell-properties fo:background-color="#ffff00"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7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2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</style:style>
    <style:style style:name="ce12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31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</style:style>
    <style:style style:name="ce13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33" style:family="table-cell" style:parent-style-name="Default" style:data-style-name="N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34" style:family="table-cell" style:parent-style-name="Default" style:data-style-name="N30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5" style:family="table-cell" style:parent-style-name="Default" style:data-style-name="N104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6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7" style:family="table-cell" style:parent-style-name="Default" style:data-style-name="N1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8" style:family="table-cell" style:parent-style-name="Default" style:data-style-name="N5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9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weight="bold"/>
    </style:style>
    <style:style style:name="ce141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4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ccffcc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7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8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51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5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156" style:family="table-cell" style:parent-style-name="Default">
      <style:table-cell-properties fo:background-color="#c0c0c0" style:diagonal-bl-tr="none" style:diagonal-tl-br="none" fo:border="none" style:rotation-align="none"/>
    </style:style>
    <style:style style:name="ce157" style:family="table-cell" style:parent-style-name="Default">
      <style:table-cell-properties fo:background-color="#c0c0c0"/>
    </style:style>
    <style:style style:name="ce158" style:family="table-cell" style:parent-style-name="Default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159" style:family="table-cell" style:parent-style-name="Default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16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147"/>
    <style:style style:name="ce163" style:family="table-cell" style:parent-style-name="Default" style:data-style-name="N147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164" style:family="table-cell" style:parent-style-name="Default" style:data-style-name="N147">
      <style:table-cell-properties fo:background-color="#c0c0c0" style:diagonal-bl-tr="none" style:diagonal-tl-br="none" fo:border="none" style:rotation-align="none"/>
    </style:style>
    <style:style style:name="ce165" style:family="table-cell" style:parent-style-name="Default" style:data-style-name="N147">
      <style:table-cell-properties fo:border-bottom="0.99pt solid #3a3935" fo:background-color="#c0c0c0" style:diagonal-bl-tr="none" style:diagonal-tl-br="none" fo:border-left="none" fo:border-right="none" style:rotation-align="none" fo:border-top="none"/>
    </style:style>
    <style:style style:name="ce166" style:family="table-cell" style:parent-style-name="Default" style:data-style-name="N147">
      <style:table-cell-properties fo:background-color="#c0c0c0"/>
    </style:style>
    <style:style style:name="ce167" style:family="table-cell" style:parent-style-name="Default" style:data-style-name="N147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7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169" style:family="table-cell" style:parent-style-name="Default" style:data-style-name="N147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170" style:family="table-cell" style:parent-style-name="Default" style:data-style-name="N147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147"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 style:data-style-name="N14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 style:data-style-name="N147">
      <style:table-cell-properties style:diagonal-bl-tr="none" style:diagonal-tl-br="none" fo:border="none" style:rotation-align="none"/>
    </style:style>
    <style:style style:name="ce174" style:family="table-cell" style:parent-style-name="Default" style:data-style-name="N151"/>
    <style:style style:name="ce175" style:family="table-cell" style:parent-style-name="Default" style:data-style-name="N151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176" style:family="table-cell" style:parent-style-name="Default" style:data-style-name="N151">
      <style:table-cell-properties fo:background-color="#c0c0c0" style:diagonal-bl-tr="none" style:diagonal-tl-br="none" fo:border="none" style:rotation-align="none"/>
    </style:style>
    <style:style style:name="ce177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 style:data-style-name="N151">
      <style:table-cell-properties fo:border-bottom="0.99pt solid #3a3935" fo:background-color="#c0c0c0" style:diagonal-bl-tr="none" style:diagonal-tl-br="none" fo:border-left="none" fo:border-right="none" style:rotation-align="none" fo:border-top="none"/>
    </style:style>
    <style:style style:name="ce179" style:family="table-cell" style:parent-style-name="Default" style:data-style-name="N151">
      <style:table-cell-properties fo:background-color="#c0c0c0"/>
    </style:style>
    <style:style style:name="ce180" style:family="table-cell" style:parent-style-name="Default" style:data-style-name="N151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1" style:family="table-cell" style:parent-style-name="Default" style:data-style-name="N151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182" style:family="table-cell" style:parent-style-name="Default" style:data-style-name="N151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183" style:family="table-cell" style:parent-style-name="Default" style:data-style-name="N15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Default" style:data-style-name="N15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87" style:family="table-cell" style:parent-style-name="Default" style:data-style-name="N15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188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0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Progress Report" table:style-name="ta1" table:print-ranges="'Progress Report'.A1:'Progress Report'.E4">
        <office:forms form:automatic-focus="false" form:apply-design-mode="false"/>
        <table:table-column table:style-name="co1" table:number-columns-repeated="2" table:default-cell-style-name="ce7"/>
        <table:table-column table:style-name="co1" table:default-cell-style-name="ce15"/>
        <table:table-column table:style-name="co2" table:default-cell-style-name="ce24"/>
        <table:table-column table:style-name="co3" table:default-cell-style-name="ce31"/>
        <table:table-column table:style-name="co4" table:number-columns-repeated="1019" table:default-cell-style-name="Default"/>
        <table:table-row table:style-name="ro1">
          <table:table-cell table:style-name="ce1" table:number-columns-repeated="2"/>
          <table:table-cell table:style-name="ce8"/>
          <table:table-cell table:style-name="ce17"/>
          <table:table-cell table:style-name="ce25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9"/>
          <table:table-cell table:style-name="ce18"/>
          <table:table-cell table:style-name="ce26"/>
          <table:table-cell table:number-columns-repeated="1019"/>
        </table:table-row>
        <table:table-row table:style-name="ro2"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Sub</text:p>
          </table:table-cell>
          <table:table-cell table:style-name="ce10" office:value-type="string" calcext:value-type="string">
            <text:p>School</text:p>
          </table:table-cell>
          <table:table-cell table:style-name="ce18" office:value-type="string" calcext:value-type="string">
            <text:p>Hours</text:p>
          </table:table-cell>
          <table:table-cell table:style-name="ce27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1"/>
          <table:table-cell table:style-name="ce19"/>
          <table:table-cell table:style-name="ce28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2"/>
          <table:table-cell table:style-name="ce20"/>
          <table:table-cell table:style-name="ce29"/>
          <table:table-cell table:style-name="ce32"/>
          <table:table-cell table:number-columns-repeated="1018"/>
        </table:table-row>
        <table:table-row table:style-name="ro2">
          <table:table-cell table:style-name="ce5" office:value-type="string" calcext:value-type="string">
            <text:p>1A</text:p>
          </table:table-cell>
          <table:table-cell table:style-name="ce5" office:value-type="string" calcext:value-type="string">
            <text:p>*</text:p>
          </table:table-cell>
          <table:table-cell table:style-name="ce13" office:value-type="string" calcext:value-type="string">
            <text:p>*</text:p>
          </table:table-cell>
          <table:table-cell table:style-name="ce20" office:value-type="float" office:value="2" calcext:value-type="float">
            <text:p>2.00</text:p>
          </table:table-cell>
          <table:table-cell table:style-name="ce29" office:value-type="string" calcext:value-type="string">
            <text:p>Meeting with TAM</text:p>
          </table:table-cell>
          <table:table-cell table:style-name="ce32"/>
          <table:table-cell table:number-columns-repeated="1018"/>
        </table:table-row>
        <table:table-row table:style-name="ro2">
          <table:table-cell table:style-name="ce5" table:number-columns-repeated="2"/>
          <table:table-cell table:style-name="ce13"/>
          <table:table-cell table:style-name="ce20"/>
          <table:table-cell table:style-name="ce29"/>
          <table:table-cell table:style-name="ce32"/>
          <table:table-cell table:number-columns-repeated="1018"/>
        </table:table-row>
        <table:table-row table:style-name="ro2">
          <table:table-cell table:style-name="ce6" office:value-type="string" calcext:value-type="string">
            <text:p>1B</text:p>
          </table:table-cell>
          <table:table-cell table:style-name="ce6"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style-name="ce20" office:value-type="float" office:value="4.75" calcext:value-type="float">
            <text:p>4.75</text:p>
          </table:table-cell>
          <table:table-cell table:style-name="ce29" office:value-type="string" calcext:value-type="string">
            <text:p>prep for Tam presentation, presentation</text:p>
          </table:table-cell>
          <table:table-cell table:style-name="ce33"/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14"/>
          <table:table-cell table:style-name="ce20"/>
          <table:table-cell table:style-name="ce29"/>
          <table:table-cell table:number-columns-repeated="1019"/>
        </table:table-row>
        <table:table-row table:style-name="ro2"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style-name="ce20" office:value-type="float" office:value="1.25" calcext:value-type="float">
            <text:p>1.25</text:p>
          </table:table-cell>
          <table:table-cell table:style-name="ce29" office:value-type="string" calcext:value-type="string">
            <text:p>comments on surve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0"/>
          <table:table-cell table:style-name="ce29" office:value-type="string" calcext:value-type="string">
            <text:p>talk with Walk Boston re best practic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1" office:value-type="string" calcext:value-type="string">
            <text:p><text:s/></text:p>
          </table:table-cell>
          <table:table-cell table:style-name="ce29"/>
          <table:table-cell table:number-columns-repeated="1019"/>
        </table:table-row>
        <table:table-row table:style-name="ro2">
          <table:table-cell office:value-type="string" calcext:value-type="string">
            <text:p>2B</text:p>
          </table:table-cell>
          <table:table-cell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review best practices draft and made comments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29"/>
          <table:table-cell table:number-columns-repeated="1019"/>
        </table:table-row>
        <table:table-row table:style-name="ro2">
          <table:table-cell office:value-type="string" calcext:value-type="string">
            <text:p>2E</text:p>
          </table:table-cell>
          <table:table-cell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refine letter to principa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30"/>
          <table:table-cell table:number-columns-repeated="1019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table:style-name="ce14" office:value-type="string" calcext:value-type="string">
            <text:p>*</text:p>
          </table:table-cell>
          <table:table-cell table:style-name="ce22" office:value-type="float" office:value="50" calcext:value-type="float">
            <text:p>50.00</text:p>
          </table:table-cell>
          <table:table-cell table:style-name="ce30" office:value-type="string" calcext:value-type="string">
            <text:p>STAFF MEET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30" office:value-type="string" calcext:value-type="string">
            <text:p>staff technical support; refined timesheet templa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1"/>
          <table:table-cell table:style-name="ce30" office:value-type="string" calcext:value-type="string">
            <text:p>website updat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30" office:value-type="string" calcext:value-type="string">
            <text:p>website updates, submitted Kaiser staff insurance forms, revised timesheet templa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30" office:value-type="string" calcext:value-type="string">
            <text:p>Respond to info requestes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30" office:value-type="string" calcext:value-type="string">
            <text:p>School Calender prep/scheduling, respond to info requests, Staff Meet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30" office:value-type="string" calcext:value-type="string">
            <text:p>program projects status and staff tasks coordination oversight, highschool programs review and coordina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table:style-name="ce30" office:value-type="string" calcext:value-type="string">
            <text:p>getting back to school catch up, new staff logisi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meeting with michael on scheduling, supplies, etc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1"/>
          <table:table-cell office:value-type="string" calcext:value-type="string">
            <text:p>tabling info to michae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check in meeting with Wendi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provided paperwork/scheduling to extra teache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checked emails, returned cal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returning phone calls, answering ema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1"/>
          <table:table-cell office:value-type="string" calcext:value-type="string">
            <text:p>working out tax forms/ payment issues with trick ri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logisitc scheduling with BMX rider for yikes and rodeo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2"/>
          <table:table-cell office:value-type="string" calcext:value-type="string">
            <text:p>responded to volunteer emails from stud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"/>
          <table:table-cell table:style-name="ce21"/>
          <table:table-cell office:value-type="string" calcext:value-type="string">
            <text:p>trained Michael/provided information about how to use safety art and assemblies to support team leaders in promoting walk to school da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2"/>
          <table:table-cell office:value-type="string" calcext:value-type="string">
            <text:p>trained Michael on safety art, logistics, looked over material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2"/>
          <table:table-cell office:value-type="string" calcext:value-type="string">
            <text:p>PHONE - <text:s/>Kel Harris, Heidi Adler, etc.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2"/>
          <table:table-cell office:value-type="string" calcext:value-type="string">
            <text:p>INSTALLING SOFTWAR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MAILS: TL's, Mary Scarlett, William Waylan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HONE: Key Feallock, Deborah A., Mary S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SEARCHING GEAR MFR'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MAILS: planning materials distribu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HONE CALLS: volunteer coordina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orting / organizing safety art materia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urning rental van -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mpiling / assessing TL reports from schoo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neral communications with team leaders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aff oversight - Michael - database, team leader reques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aff oversight/ materials pre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aff meeting, plan for Wakl to School Da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aff direction, resolving rodeo issue, directing admin on tasks, scheduling problems, crisis managemen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5</text:p>
          </table:table-cell>
          <table:table-cell office:value-type="float" office:value="39.5" calcext:value-type="float">
            <text:p>39.50</text:p>
          </table:table-cell>
          <table:table-cell office:value-type="string" calcext:value-type="string">
            <text:p>bike safety assembly brainstorm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4</text:p>
          </table:table-cell>
          <table:table-cell/>
          <table:table-cell office:value-type="string" calcext:value-type="string">
            <text:p>prep for safety art, brainstorming ideas with team lea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8</text:p>
          </table:table-cell>
          <table:table-cell/>
          <table:table-cell office:value-type="string" calcext:value-type="string">
            <text:p>Marin Horizon walk da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22</text:p>
          </table:table-cell>
          <table:table-cell/>
          <table:table-cell office:value-type="string" calcext:value-type="string">
            <text:p>overviewed last years club by looking at youth feed back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acquire supplies for Safety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search Materials reproduction- teaching videos, Create new Yikes Assembl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reate Yikes 2 assembly, review and make improvements with staff, revis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btain props for new school assembly promotional program (Yikes 2), transfer equipment and load rodeo trailer for Dixie Rodeo da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verviewing curriculum from last yea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covelocity club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pare presentation for next generation conferenc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 about SR2S gear campaig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ownloaded pictures from local education ev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reen transportation campaign research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afety art equipment gatheiring /mee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ripting out Yikes 2 assembly with staf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raining staff on safety art/ school logistic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rainstorm and write yikes 2 scrip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afety art class talking points, etc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hearsed / developed script for yikes assy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view curriculum materia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ork with Jaon on Marin Horizon and new Yikes assembl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safety ar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4</text:p>
          </table:table-cell>
          <table:table-cell/>
          <table:table-cell office:value-type="string" calcext:value-type="string">
            <text:p>Neil Cummings-, Stop Look and Listen- 124 stud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eil Cumming-, Walk around the block - 120 stud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eil Cummings- Safety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op look and liten plus transportation (20 students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helmet saftey <text:s/>60 stud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afety art training and preparation and clean up (675 students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afety art - Neil Cummins School - 6 class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21</text:p>
          </table:table-cell>
          <table:table-cell/>
          <table:table-cell office:value-type="string" calcext:value-type="string">
            <text:p>Edna Maguire- Helmet Safety - 25 students -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dna Maguire-Jepoardy,-40 stud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dna Maguire-Walk around the Block-20 students-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eaching and training helmet safety (30 student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30</text:p>
          </table:table-cell>
          <table:table-cell/>
          <table:table-cell office:value-type="string" calcext:value-type="string">
            <text:p>Hamilton ES - Yikes 1 Assembly - 525 stud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49</text:p>
          </table:table-cell>
          <table:table-cell/>
          <table:table-cell office:value-type="string" calcext:value-type="string">
            <text:p>Brookside- Helmet Safety - 20 stud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rokside Upper- Jepoardy- 20 students-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rookside Upper- Create rodeo alternate pla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eaching and training helmet safety (28 students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raining and teaching jeopardy with Kristin (50 student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0</text:p>
          </table:table-cell>
          <table:table-cell/>
          <table:table-cell office:value-type="string" calcext:value-type="string">
            <text:p>Manor School - Yikes 1 assembly - 330 stud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yikes assemblies <text:s/>( see jason's shee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1</text:p>
          </table:table-cell>
          <table:table-cell/>
          <table:table-cell office:value-type="string" calcext:value-type="string">
            <text:p>teaching and training 2nd grade class (70 students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jeopardy and training <text:s/>(30 students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afety art - wade thomas school - 5 class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60</text:p>
          </table:table-cell>
          <table:table-cell/>
          <table:table-cell office:value-type="string" calcext:value-type="string">
            <text:p>Glenwood- Yikes 1 assembly- <text:s/>360 Student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TOP LOOK AND LISTEN - WATCHED MELANI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.00</text:p>
          </table:table-cell>
          <table:table-cell office:value-type="string" calcext:value-type="string">
            <text:p>coordinated insurance for Human Powered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volunteer recruitment for Human Powered parade poster distribu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Human Powered parade planning oversigh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Human Powered parade volunteer recruitment and site logistics oversigh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ordinating visitors and volunteers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t with Heid about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ntertainment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own council mee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human powered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s with police and landlord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tting staff, materials ready for W2S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omo to street performers at special ev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ollow ups on sponsors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rote letter to local businesses , ema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pecial donor letters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mntertainment inquiri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escription of parade on multiple listserv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heudling special guests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elivery of letters to residents on parade rout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mposition of letter to residents on parade rout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arranging entertainment sound tech volunte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ain entertainment for parade/ contrac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utreach to local businesses/ promo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omotion/ meeting with town hall for ev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reated write ups and graphics for websit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ostering for para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 with police about parade rout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PDATING PRESS LIS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OSTCARD DESIGN - HP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VENT PROMOTION - UPDATING PRESS LIS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ARTED POSTER DESIGN - HP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HONE: press follow up HP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INISH HPP POST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GET ARTWORK TO PRINT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ORDINATION WITH PRINTER - IWALK FLY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walk flyer/ distribu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ss release <text:s/>Iwalk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ss work for W2S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ick up flyers from printer and deliver to Ree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 walk promo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parations, promotions and misc work for Iwalk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alk to schohol day <text:s/>questions, Reed, Vallicito, promo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alk to School day promotino, press, e-message to team leader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</text:p>
          </table:table-cell>
          <table:table-cell office:value-type="float" office:value="50.75" calcext:value-type="float">
            <text:p>50.75</text:p>
          </table:table-cell>
          <table:table-cell office:value-type="string" calcext:value-type="string">
            <text:p>Rodeo, Dixi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ixies School Rodeo day - 360 stud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8</text:p>
          </table:table-cell>
          <table:table-cell/>
          <table:table-cell office:value-type="string" calcext:value-type="string">
            <text:p>Meet with Mel, plan Marin Horizons Ped Day, Observe site during morning drop of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arin Horizons- Marin Horizons Ped Day, Observe site with Franc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arin Horizons- K-8 Walk around the block- 200 stud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21</text:p>
          </table:table-cell>
          <table:table-cell/>
          <table:table-cell office:value-type="string" calcext:value-type="string">
            <text:p>walk around the block (60 student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49</text:p>
          </table:table-cell>
          <table:table-cell/>
          <table:table-cell office:value-type="string" calcext:value-type="string">
            <text:p>Rodeo, Brooksid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ent out rodoe and walking permission slip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odeo <text:s text:c="2"/>(350 student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1</text:p>
          </table:table-cell>
          <table:table-cell/>
          <table:table-cell office:value-type="string" calcext:value-type="string">
            <text:p>walk around the block (30 students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Prepare Bike rodeo materials for us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hedules and reminder calls to rodeo staf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raining/Helping on Bike Rodeo- Brooksid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curriciulum for MCC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Obtain, repair, and move tv cart hour down to MCBC, obtain free TV set for media library us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search Rodeo Trailer registration, go to DMV and get forms, Deliver forms to City of San Rafael.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.00</text:p>
          </table:table-cell>
          <table:table-cell office:value-type="string" calcext:value-type="string">
            <text:p>MEETING - MELANIE - TABL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PARE TABLING KIT FOR WHOLE FOOD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BLING AT WHOLE FOOD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VENT PROMOTION - I-WALK - HPP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DITING PRESS RELEAS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LKING TO PRES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ITCHING STORY - PRES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NTACTING PRINCIPALS - FLY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RITING PARADE BLURB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IRCULATE HPP FLY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ITCHING TO PRESS - HPP STOR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HONE CALLS TO PRINCIPA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ORDINATING POSTER / FLYER DISTRIBU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py of parade flyer - knikos (hand feed and cut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dited pieces for Marin IJ in your tow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ordinating vounteers to flyer for HPP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participation in next generation's ev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ext generaton conversation about even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LKING WITH EVENT PARTN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cruiting help for bike decora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view school wellness polic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A&amp;N collabortive meetin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dixie special event logistic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4</text:p>
          </table:table-cell>
          <table:table-cell/>
          <table:table-cell office:value-type="string" calcext:value-type="string">
            <text:p>scheduled 4th grade classes /art with schoo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heduling staff for safety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ollowing up on class logistic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8</text:p>
          </table:table-cell>
          <table:table-cell/>
          <table:table-cell office:value-type="string" calcext:value-type="string">
            <text:p>special pedestrian da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48</text:p>
          </table:table-cell>
          <table:table-cell/>
          <table:table-cell office:value-type="string" calcext:value-type="string">
            <text:p>email to Ross school about special class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49</text:p>
          </table:table-cell>
          <table:table-cell/>
          <table:table-cell office:value-type="string" calcext:value-type="string">
            <text:p>follow <text:s/>up with schools and extra staf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assembli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heduled two yikes assemblies, safety ar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0</text:p>
          </table:table-cell>
          <table:table-cell/>
          <table:table-cell office:value-type="string" calcext:value-type="string">
            <text:p>safety art and yikes assembly informa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lass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heduling all classes <text:s/>with school and extra teache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1</text:p>
          </table:table-cell>
          <table:table-cell/>
          <table:table-cell office:value-type="string" calcext:value-type="string">
            <text:p>follow <text:s/>up with schools and extra staff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61</text:p>
          </table:table-cell>
          <table:table-cell/>
          <table:table-cell office:value-type="string" calcext:value-type="string">
            <text:p>follow up about assembly deta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63</text:p>
          </table:table-cell>
          <table:table-cell/>
          <table:table-cell office:value-type="string" calcext:value-type="string">
            <text:p>yikes assembl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79</text:p>
          </table:table-cell>
          <table:table-cell/>
          <table:table-cell office:value-type="string" calcext:value-type="string">
            <text:p>scheduled all classes and assembly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chedule staff for class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LEMENTARY SAFETY CLASS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urric Mtg.,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hedule and plan Hill MS Program, Review teaching calend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xtra staff, getting schedul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ollow <text:s/>up with schools and extra staf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xtra staff for rodeo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 with afterschool program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ollow up phone calls to schedule class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sponding to assembly and class reques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ntacting staff about rodeo da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t with teachers to overview schedul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iscuss logistics of scheduling staff w/Me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6.5" calcext:value-type="float">
            <text:p>6.50</text:p>
          </table:table-cell>
          <table:table-cell office:value-type="string" calcext:value-type="string">
            <text:p>INVENTORY CHANG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BOX/OUTBOX PLANN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ATABASE COPY / NOTES TO DA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LKED WITH DAN / WENDI RE - DATABAS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iciking up safety art material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30.5" calcext:value-type="float">
            <text:p>30.50</text:p>
          </table:table-cell>
          <table:table-cell office:value-type="string" calcext:value-type="string">
            <text:p>Inventory materia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ill out timeshee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viewed Best Practices repo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earned how to send maximizer reports, saving files, time shee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imesheets / mine and teaching staf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ime sheet tasks for two day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ime sheets, calender <text:s/>for repo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IMECARD COMPLE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illing in timeshee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illing out timeshee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view time sheets, repor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utline of schools joining program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utline for task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utline of program for 2005-6 yea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ummary of tasks performe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M reporting, answering questions, responding to David's inquirites, preparing August report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activities ch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ork program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94.25" calcext:value-type="float">
            <text:p>94.25</text:p>
          </table:table-cell>
          <table:table-cell office:value-type="string" calcext:value-type="string">
            <text:p>returning calls to Team leaders about safety art, promotion strategies, and assembli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lanning safety art with team leader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diting walk to school day flyer/adding info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upport team leader during the dixie bike da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4</text:p>
          </table:table-cell>
          <table:table-cell/>
          <table:table-cell office:value-type="string" calcext:value-type="string">
            <text:p>talked to Taz about safety art and rodeo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lk to parent from Neil Cummi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18</text:p>
          </table:table-cell>
          <table:table-cell/>
          <table:table-cell office:value-type="string" calcext:value-type="string">
            <text:p>Conversation with new volunte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21</text:p>
          </table:table-cell>
          <table:table-cell/>
          <table:table-cell office:value-type="string" calcext:value-type="string">
            <text:p>converation with outgoing team leader and prep for principal mee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 with Principal and team leaders at Edna Maguir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orking with both team leaders to resolve a confli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22</text:p>
          </table:table-cell>
          <table:table-cell/>
          <table:table-cell office:value-type="string" calcext:value-type="string">
            <text:p>met with team leader to plan club strateg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30</text:p>
          </table:table-cell>
          <table:table-cell/>
          <table:table-cell office:value-type="string" calcext:value-type="string">
            <text:p>introduction conversation with team lea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31</text:p>
          </table:table-cell>
          <table:table-cell/>
          <table:table-cell office:value-type="string" calcext:value-type="string">
            <text:p>Meeting with Hill assistant principa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46</text:p>
          </table:table-cell>
          <table:table-cell/>
          <table:table-cell office:value-type="string" calcext:value-type="string">
            <text:p>Conversations with two Reed rep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48</text:p>
          </table:table-cell>
          <table:table-cell/>
          <table:table-cell office:value-type="string" calcext:value-type="string">
            <text:p>Conversation with Brookside re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1</text:p>
          </table:table-cell>
          <table:table-cell/>
          <table:table-cell office:value-type="string" calcext:value-type="string">
            <text:p>Conversation with volunteer on walkabou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2</text:p>
          </table:table-cell>
          <table:table-cell/>
          <table:table-cell office:value-type="string" calcext:value-type="string">
            <text:p>Talk to potential team leader at While Hil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6</text:p>
          </table:table-cell>
          <table:table-cell/>
          <table:table-cell office:value-type="string" calcext:value-type="string">
            <text:p>Conversation with Bahia Re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60</text:p>
          </table:table-cell>
          <table:table-cell/>
          <table:table-cell office:value-type="string" calcext:value-type="string">
            <text:p>talking to administration about assembly paym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76</text:p>
          </table:table-cell>
          <table:table-cell/>
          <table:table-cell office:value-type="string" calcext:value-type="string">
            <text:p>met with teachers at Drake High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78</text:p>
          </table:table-cell>
          <table:table-cell/>
          <table:table-cell office:value-type="string" calcext:value-type="string">
            <text:p>Tam High Safety Meetin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miller creek mee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ollowing up with TL requesting safety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alk <text:s/>to school day events, support to team lead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sponded to volunteer requests ,ema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REATED TL SUPPORT PACKE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 WITH MELANIE - BIKE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ELIVER TL PACKET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INT DIRECTIONS FOR TL DELIVERI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ALLED PRINCIPALS FOR FLYER APPROV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ALLED PRINCIPALS FLYER APPROVA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VOLUNTEER COORDINA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ROTE AND SENT GROUP EMAI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hone - volunteer coordinati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EMAILS to event partners, team lead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AILING MATERIALS TO T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 WITH MEL - SAFETY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PARED GROUP EMAIL DOCS- T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ELIVERING KEYCHAINS / POST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ply emails / phone to team lead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ickup dropoff r/t I-walk items - schoo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p safety art materia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volunteer coordination - problem solv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eting with staff - logistics, safety ar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follow-up phone calls to team-lead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ovato Task Force - database update, set up mee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ermission to distribute flyers from principa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mmunication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ovato Task Force mee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istribution of Iwalk flyers delivery lis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ommunications Novato Task Force, Sun Valley, David Parisi, Manor school, Lagunitas misc ema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reation of sample newsletter submission for school newslett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rategies on middle and high schoo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isc communications, St. Anselms new team leaders, <text:s/>Reed on W2SD, Hamilton, Ross, Marin Horiz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all from parent at St. Anselm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isc communications, street issues - Fairfax, Brookside, Sun Valley, Dixie, Novato task forc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distribution of z-bar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18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Marin Horizon reconnaisance w voluntee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50</text:p>
          </table:table-cell>
          <table:table-cell/>
          <table:table-cell office:value-type="string" calcext:value-type="string">
            <text:p>Manor walkabou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64</text:p>
          </table:table-cell>
          <table:table-cell/>
          <table:table-cell office:value-type="string" calcext:value-type="string">
            <text:p>setting up meeting w/ Sun Valle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4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TAFF MEETIN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7.75" calcext:value-type="float">
            <text:p>17.75</text:p>
          </table:table-cell>
          <table:table-cell office:value-type="string" calcext:value-type="string">
            <text:p>TAM staff timesheet coordination and invoice developm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M invoice template revisions, edited/completed/printed/compiled TAM August invoic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ept and Oct staff tasks and project progress oversigh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9/8 TAM meeting notes review, timesheets and signatures coordination for Parisi Assoc invoic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epare time cards and TAM repor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SUM([.D6:.D310])" office:value-type="float" office:value="527" calcext:value-type="float">
            <text:p>527.00</text:p>
          </table:table-cell>
          <table:table-cell office:value-type="string" calcext:value-type="string">
            <text:p>Total Hours</text:p>
          </table:table-cell>
          <table:table-cell table:number-columns-repeated="1019"/>
        </table:table-row>
        <table:table-row table:style-name="ro2" table:number-rows-repeated="10482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. Labor by Staff - Untotaled" table:style-name="ta2" table:print-ranges="'1. Labor by Staff - Untotaled'.A1:'1. Labor by Staff - Untotaled'.J5">
        <office:forms form:automatic-focus="false" form:apply-design-mode="false"/>
        <table:table-column table:style-name="co5" table:default-cell-style-name="ce40"/>
        <table:table-column table:style-name="co6" table:default-cell-style-name="ce40"/>
        <table:table-column table:style-name="co7" table:default-cell-style-name="ce47"/>
        <table:table-column table:style-name="co1" table:number-columns-repeated="2" table:default-cell-style-name="ce15"/>
        <table:table-column table:style-name="co8" table:default-cell-style-name="ce50"/>
        <table:table-column table:style-name="co7" table:default-cell-style-name="ce57"/>
        <table:table-column table:style-name="co9" table:default-cell-style-name="ce61"/>
        <table:table-column table:style-name="co6" table:number-columns-repeated="2" table:default-cell-style-name="ce69"/>
        <table:table-column table:style-name="co4" table:number-columns-repeated="1014" table:default-cell-style-name="Default"/>
        <table:table-header-rows>
          <table:table-row table:style-name="ro1">
            <table:table-cell table:style-name="ce34" table:number-columns-repeated="2"/>
            <table:table-cell table:style-name="ce41"/>
            <table:table-cell table:style-name="ce1" table:number-columns-repeated="2"/>
            <table:table-cell table:style-name="ce8"/>
            <table:table-cell table:style-name="ce51"/>
            <table:table-cell table:style-name="ce25"/>
            <table:table-cell table:style-name="ce63" table:number-columns-repeated="2"/>
            <table:table-cell table:style-name="ce71" table:number-columns-repeated="1014"/>
          </table:table-row>
          <table:table-row table:style-name="ro1">
            <table:table-cell table:style-name="ce35" table:number-columns-repeated="2"/>
            <table:table-cell table:style-name="ce42"/>
            <table:table-cell table:style-name="ce2" table:number-columns-repeated="2"/>
            <table:table-cell table:style-name="ce9"/>
            <table:table-cell table:style-name="ce52"/>
            <table:table-cell table:style-name="ce26"/>
            <table:table-cell table:style-name="ce64" table:number-columns-repeated="2"/>
            <table:table-cell table:style-name="ce71" table:number-columns-repeated="1014"/>
          </table:table-row>
          <table:table-row table:style-name="ro2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43" office:value-type="string" calcext:value-type="string">
              <text:p>Rate</text:p>
            </table:table-cell>
            <table:table-cell table:style-name="ce3" office:value-type="string" calcext:value-type="string">
              <text:p>Task</text:p>
            </table:table-cell>
            <table:table-cell table:style-name="ce3" office:value-type="string" calcext:value-type="string">
              <text:p>Sub</text:p>
            </table:table-cell>
            <table:table-cell table:style-name="ce10" office:value-type="string" calcext:value-type="string">
              <text:p>School</text:p>
            </table:table-cell>
            <table:table-cell table:style-name="ce53" office:value-type="string" calcext:value-type="string">
              <text:p>Hours</text:p>
            </table:table-cell>
            <table:table-cell table:style-name="ce27" office:value-type="string" calcext:value-type="string">
              <text:p>Description</text:p>
            </table:table-cell>
            <table:table-cell table:number-columns-repeated="2" table:style-name="ce65" office:value-type="string" calcext:value-type="string">
              <text:p>Cost</text:p>
            </table:table-cell>
            <table:table-cell table:style-name="ce71" table:number-columns-repeated="1014"/>
          </table:table-row>
          <table:table-row table:style-name="ro1">
            <table:table-cell table:style-name="ce37" table:number-columns-repeated="2"/>
            <table:table-cell table:style-name="ce44"/>
            <table:table-cell table:style-name="ce4" table:number-columns-repeated="2"/>
            <table:table-cell table:style-name="ce11"/>
            <table:table-cell table:style-name="ce54"/>
            <table:table-cell table:style-name="ce28"/>
            <table:table-cell table:style-name="ce66" table:number-columns-repeated="2"/>
            <table:table-cell table:style-name="ce71" table:number-columns-repeated="1014"/>
          </table:table-row>
          <table:table-row table:style-name="ro1">
            <table:table-cell table:style-name="ce38" table:number-columns-repeated="2"/>
            <table:table-cell table:style-name="ce45"/>
            <table:table-cell table:style-name="ce48" table:number-columns-repeated="2"/>
            <table:table-cell table:style-name="ce49"/>
            <table:table-cell table:style-name="ce55"/>
            <table:table-cell table:style-name="ce59"/>
            <table:table-cell table:style-name="ce67" table:number-columns-repeated="2"/>
            <table:table-cell table:style-name="ce71" table:number-columns-repeated="1014"/>
          </table:table-row>
        </table:table-header-rows>
        <table:table-row table:style-name="ro2">
          <table:table-cell table:style-name="ce39" office:value-type="date" office:date-value="2010-08-29" calcext:value-type="date">
            <text:p>8/29/10</text:p>
          </table:table-cell>
          <table:table-cell table:style-name="ce39" office:value-type="string" calcext:value-type="string">
            <text:p>Agar</text:p>
          </table:table-cell>
          <table:table-cell table:style-name="ce46" office:value-type="float" office:value="35.82" calcext:value-type="float">
            <text:p>$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56" office:value-type="float" office:value="3" calcext:value-type="float">
            <text:p>3.00</text:p>
          </table:table-cell>
          <table:table-cell table:style-name="ce60" office:value-type="string" calcext:value-type="string">
            <text:p>Inventory materials</text:p>
          </table:table-cell>
          <table:table-cell table:style-name="ce68" office:value-type="currency" office:currency="USD" office:value="107.46" calcext:value-type="currency">
            <text:p>$107.4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17.91" calcext:value-type="currency">
            <text:p>$17.91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chedule staff for classes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spond to info requestes.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acquire supplies for Safety Art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urric Mtg.,</text:p>
          </table:table-cell>
          <table:table-cell office:value-type="currency" office:currency="USD" office:value="17.91" calcext:value-type="currency">
            <text:p>$17.91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Research Materials reproduction- teaching videos, Create new Yikes Assembly</text:p>
          </table:table-cell>
          <table:table-cell office:value-type="currency" office:currency="USD" office:value="143.28" calcext:value-type="currency">
            <text:p>$143.28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Obtain, repair, and move tv cart hour down to MCBC, obtain free TV set for media library use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Edna Maguire- Helmet Safety - 25 students -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Neil Cummings-, Stop Look and Listen- 124 students</text:p>
          </table:table-cell>
          <table:table-cell office:value-type="currency" office:currency="USD" office:value="214.92" calcext:value-type="currency">
            <text:p>$214.9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Brookside- Helmet Safety - 20 students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18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Meet with Mel, plan Marin Horizons Ped Day, Observe site during morning drop off</text:p>
          </table:table-cell>
          <table:table-cell office:value-type="currency" office:currency="USD" office:value="89.55" calcext:value-type="currency">
            <text:p>$89.5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53.73" calcext:value-type="currency">
            <text:p>$53.73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chool Calender prep/scheduling, respond to info requests, Staff Meeting</text:p>
          </table:table-cell>
          <table:table-cell office:value-type="currency" office:currency="USD" office:value="107.46" calcext:value-type="currency">
            <text:p>$107.4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repare Bike rodeo materials for use</text:p>
          </table:table-cell>
          <table:table-cell office:value-type="currency" office:currency="USD" office:value="71.64" calcext:value-type="currency">
            <text:p>$71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chedule and plan Hill MS Program, Review teaching calender</text:p>
          </table:table-cell>
          <table:table-cell office:value-type="currency" office:currency="USD" office:value="107.46" calcext:value-type="currency">
            <text:p>$107.4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Research Rodeo Trailer registration, go to DMV and get forms, Deliver forms to City of San Rafael.</text:p>
          </table:table-cell>
          <table:table-cell office:value-type="currency" office:currency="USD" office:value="17.91" calcext:value-type="currency">
            <text:p>$17.91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Edna Maguire-Jepoardy,-40 students</text:p>
          </table:table-cell>
          <table:table-cell office:value-type="currency" office:currency="USD" office:value="53.73" calcext:value-type="currency">
            <text:p>$53.73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Edna Maguire-Walk around the Block-20 students-</text:p>
          </table:table-cell>
          <table:table-cell office:value-type="currency" office:currency="USD" office:value="53.73" calcext:value-type="currency">
            <text:p>$53.73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Neil Cumming-, Walk around the block - 120 students</text:p>
          </table:table-cell>
          <table:table-cell office:value-type="currency" office:currency="USD" office:value="250.74" calcext:value-type="currency">
            <text:p>$250.7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Brokside Upper- Jepoardy- 20 students-</text:p>
          </table:table-cell>
          <table:table-cell office:value-type="currency" office:currency="USD" office:value="53.73" calcext:value-type="currency">
            <text:p>$53.73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18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Marin Horizons- Marin Horizons Ped Day, Observe site with Frances</text:p>
          </table:table-cell>
          <table:table-cell office:value-type="currency" office:currency="USD" office:value="89.55" calcext:value-type="currency">
            <text:p>$89.5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18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Marin Horizons- K-8 Walk around the block- 200 students</text:p>
          </table:table-cell>
          <table:table-cell office:value-type="currency" office:currency="USD" office:value="250.74" calcext:value-type="currency">
            <text:p>$250.7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Create Yikes 2 assembly, review and make improvements with staff, revise</text:p>
          </table:table-cell>
          <table:table-cell office:value-type="currency" office:currency="USD" office:value="214.92" calcext:value-type="currency">
            <text:p>$214.9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Obtain props for new school assembly promotional program (Yikes 2), transfer equipment and load rodeo trailer for Dixie Rodeo day</text:p>
          </table:table-cell>
          <table:table-cell office:value-type="currency" office:currency="USD" office:value="161.19" calcext:value-type="currency">
            <text:p>$161.19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3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Hamilton ES - Yikes 1 Assembly - 525 students</text:p>
          </table:table-cell>
          <table:table-cell office:value-type="currency" office:currency="USD" office:value="125.37" calcext:value-type="currency">
            <text:p>$125.3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Manor School - Yikes 1 assembly - 330 students</text:p>
          </table:table-cell>
          <table:table-cell office:value-type="currency" office:currency="USD" office:value="53.73" calcext:value-type="currency">
            <text:p>$53.73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Brookside Upper- Create rodeo alternate plan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Neil Cummings- Safety Art</text:p>
          </table:table-cell>
          <table:table-cell office:value-type="currency" office:currency="USD" office:value="143.28" calcext:value-type="currency">
            <text:p>$143.28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6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Glenwood- Yikes 1 assembly- <text:s/>360 Students</text:p>
          </table:table-cell>
          <table:table-cell office:value-type="currency" office:currency="USD" office:value="107.46" calcext:value-type="currency">
            <text:p>$107.4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float" office:value="35.82" calcext:value-type="float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Dixies School Rodeo day - 360 students</text:p>
          </table:table-cell>
          <table:table-cell office:value-type="currency" office:currency="USD" office:value="143.28" calcext:value-type="currency">
            <text:p>$143.28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5:.G38])" office:value-type="float" office:value="83" calcext:value-type="float">
            <text:p>83.00</text:p>
          </table:table-cell>
          <table:table-cell/>
          <table:table-cell table:style-name="ce70" table:formula="of:=SUM([.I5:.I38])" office:value-type="currency" office:currency="USD" office:value="2973.06" calcext:value-type="currency">
            <text:p>$2,973.06</text:p>
          </table:table-cell>
          <table:table-cell table:formula="of:=[.I39]" office:value-type="currency" office:currency="USD" office:value="2973.06" calcext:value-type="currency">
            <text:p>$2,973.0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$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TAM staff timesheet coordination and invoice development</text:p>
          </table:table-cell>
          <table:table-cell office:value-type="currency" office:currency="USD" office:value="195.39" calcext:value-type="currency">
            <text:p>$195.39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$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AM staff timesheet coordination and invoice development</text:p>
          </table:table-cell>
          <table:table-cell office:value-type="currency" office:currency="USD" office:value="130.26" calcext:value-type="currency">
            <text:p>$130.26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$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Human Powered parade planning oversight</text:p>
          </table:table-cell>
          <table:table-cell office:value-type="currency" office:currency="USD" office:value="43.42" calcext:value-type="currency">
            <text:p>$43.4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$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AM invoice template revisions, edited/completed/printed/compiled TAM August invoice</text:p>
          </table:table-cell>
          <table:table-cell office:value-type="currency" office:currency="USD" office:value="162.825" calcext:value-type="currency">
            <text:p>$162.83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$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Human Powered parade planning oversight</text:p>
          </table:table-cell>
          <table:table-cell office:value-type="currency" office:currency="USD" office:value="43.42" calcext:value-type="currency">
            <text:p>$43.4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$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Sept and Oct staff tasks and project progress oversight</text:p>
          </table:table-cell>
          <table:table-cell office:value-type="currency" office:currency="USD" office:value="21.71" calcext:value-type="currency">
            <text:p>$21.71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$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9/8 TAM meeting notes review, timesheets and signatures coordination for Parisi Assoc invoice</text:p>
          </table:table-cell>
          <table:table-cell office:value-type="currency" office:currency="USD" office:value="119.405" calcext:value-type="currency">
            <text:p>$119.41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$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rogram projects status and staff tasks coordination oversight, highschool programs review and coordination</text:p>
          </table:table-cell>
          <table:table-cell office:value-type="currency" office:currency="USD" office:value="43.42" calcext:value-type="currency">
            <text:p>$43.4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$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viewed Best Practices report</text:p>
          </table:table-cell>
          <table:table-cell office:value-type="currency" office:currency="USD" office:value="32.565" calcext:value-type="currency">
            <text:p>$32.5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Baenisch</text:p>
          </table:table-cell>
          <table:table-cell office:value-type="float" office:value="43.42" calcext:value-type="float">
            <text:p>$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Human Powered parade volunteer recruitment and site logistics oversight</text:p>
          </table:table-cell>
          <table:table-cell office:value-type="currency" office:currency="USD" office:value="86.84" calcext:value-type="currency">
            <text:p>$86.84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40:.G50])" office:value-type="float" office:value="20.25" calcext:value-type="float">
            <text:p>20.25</text:p>
          </table:table-cell>
          <table:table-cell/>
          <table:table-cell table:style-name="ce70" table:formula="of:=SUM([.I40:.I50])" office:value-type="currency" office:currency="USD" office:value="879.255" calcext:value-type="currency">
            <text:p>$879.26</text:p>
          </table:table-cell>
          <table:table-cell table:formula="of:=[.I51]" office:value-type="currency" office:currency="USD" office:value="879.255" calcext:value-type="currency">
            <text:p>$879.2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Breeze</text:p>
          </table:table-cell>
          <table:table-cell office:value-type="float" office:value="23.83" calcext:value-type="float">
            <text:p>$23.8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4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odeo, Brookside</text:p>
          </table:table-cell>
          <table:table-cell office:value-type="currency" office:currency="USD" office:value="53.6175" calcext:value-type="currency">
            <text:p>$53.6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Breeze</text:p>
          </table:table-cell>
          <table:table-cell office:value-type="float" office:value="23.83" calcext:value-type="float">
            <text:p>$23.8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</text:p>
          </table:table-cell>
          <table:table-cell office:value-type="float" office:value="6.5" calcext:value-type="float">
            <text:p>6.50</text:p>
          </table:table-cell>
          <table:table-cell office:value-type="string" calcext:value-type="string">
            <text:p>Rodeo, Dixie</text:p>
          </table:table-cell>
          <table:table-cell office:value-type="currency" office:currency="USD" office:value="154.895" calcext:value-type="currency">
            <text:p>$154.90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52:.G54])" office:value-type="float" office:value="8.75" calcext:value-type="float">
            <text:p>8.75</text:p>
          </table:table-cell>
          <table:table-cell/>
          <table:table-cell table:style-name="ce70" table:formula="of:=SUM([.I52:.I54])" office:value-type="currency" office:currency="USD" office:value="208.5125" calcext:value-type="currency">
            <text:p>$208.51</text:p>
          </table:table-cell>
          <table:table-cell table:formula="of:=[.I55]" office:value-type="currency" office:currency="USD" office:value="208.5125" calcext:value-type="currency">
            <text:p>$208.5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INVENTORY CHANGE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HONE - <text:s/>Kel Harris, Heidi Adler, etc.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CREATED TL SUPPORT PACKET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INBOX/OUTBOX PLANNING</text:p>
          </table:table-cell>
          <table:table-cell office:value-type="currency" office:currency="USD" office:value="13.03" calcext:value-type="currency">
            <text:p>$13.03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MEET WITH MELANIE - BIKE ART</text:p>
          </table:table-cell>
          <table:table-cell office:value-type="currency" office:currency="USD" office:value="39.09" calcext:value-type="currency">
            <text:p>$39.09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DELIVER TL PACKET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DATABASE COPY / NOTES TO DAN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RINT DIRECTIONS FOR TL DELIVERIE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ALLED PRINCIPALS FOR FLYER APPROVE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UPDATING PRESS LIST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MEETING - MELANIE - TABLING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POSTCARD DESIGN - HPP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CALLED PRINCIPALS FLYER APPROVAL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VENT PROMOTION - UPDATING PRESS LIST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TOP LOOK AND LISTEN - WATCHED MELANIE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REPARE TABLING KIT FOR WHOLE FOOD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ABLING AT WHOLE FOODS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TARTED POSTER DESIGN - HPP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VOLUNTEER COORDINATION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VENT PROMOTION - I-WALK - HPP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INSTALLING SOFTWARE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hone - volunteer coordination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VOLUNTEER COORDINATION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VENT PROMOTION - I-WALK - HPP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EMAILS: TL's, Mary Scarlett, William Wayland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EDITING PRESS RELEASES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ALKING TO PRES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ITCHING STORY - PRES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ONTACTING PRINCIPALS - FLYER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HONE: Key Feallock, Deborah A., Mary S.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WRITING PARADE BLURB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WROTE AND SENT GROUP EMAIL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HONE: press follow up HPP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INISH HPP POSTER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IRCULATE HPP FLYER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GET ARTWORK TO PRINTER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VOLUNTEER COORDINATION</text:p>
          </table:table-cell>
          <table:table-cell office:value-type="currency" office:currency="USD" office:value="130.3" calcext:value-type="currency">
            <text:p>$130.3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EDITING PRESS RELEASE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SEARCHING GEAR MFR'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TAFF MEETING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ITCHING TO PRESS - HPP STORY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ALKED WITH DAN / WENDI RE - DATABASE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MAILS to event partners, team leader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HONE CALLS TO PRINCIPAL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OORDINATION WITH PRINTER - IWALK FLYER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AILING MATERIALS TO TL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MEETING WITH MEL - SAFETY ART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MAILS: planning materials distribution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COORDINATING POSTER / FLYER DISTRIBUTION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REPARED GROUP EMAIL DOCS- TL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IMECARD COMPLETION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DELIVERING KEYCHAINS / POSTER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ALKING WITH EVENT PARTNER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HONE CALLS: volunteer coordination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ply emails / phone to team leader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pickup dropoff r/t I-walk items - schools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orting / organizing safety art material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hearsed / developed script for yikes assy.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Training/Helping on Bike Rodeo- Brookside</text:p>
          </table:table-cell>
          <table:table-cell office:value-type="currency" office:currency="USD" office:value="104.24" calcext:value-type="currency">
            <text:p>$104.2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turning rental van -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piciking up safety art materials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illing in timesheet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rep safety art material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opy of parade flyer - knikos (hand feed and cut)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ompiling / assessing TL reports from school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edited pieces for Marin IJ in your town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cruiting help for bike decorating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1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safety art - wade thomas school - 5 classes</text:p>
          </table:table-cell>
          <table:table-cell office:value-type="currency" office:currency="USD" office:value="182.42" calcext:value-type="currency">
            <text:p>$182.4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volunteer coordination - problem solving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illing out timesheet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staff - logistics, safety art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safety art - Neil Cummins School - 6 classes</text:p>
          </table:table-cell>
          <table:table-cell office:value-type="currency" office:currency="USD" office:value="208.48" calcext:value-type="currency">
            <text:p>$208.48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follow-up phone calls to team-leader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coordinating vounteers to flyer for HPP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56:.G130])" office:value-type="float" office:value="145" calcext:value-type="float">
            <text:p>145.00</text:p>
          </table:table-cell>
          <table:table-cell/>
          <table:table-cell table:style-name="ce70" table:formula="of:=SUM([.I56:.I130])" office:value-type="currency" office:currency="USD" office:value="3778.7" calcext:value-type="currency">
            <text:p>$3,778.70</text:p>
          </table:table-cell>
          <table:table-cell table:formula="of:=[.I131]" office:value-type="currency" office:currency="USD" office:value="3778.7" calcext:value-type="currency">
            <text:p>$3,778.7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earned how to send maximizer reports, saving files, time sheets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getting back to school catch up, new staff logisits</text:p>
          </table:table-cell>
          <table:table-cell office:value-type="currency" office:currency="USD" office:value="148" calcext:value-type="currency">
            <text:p>$148.00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extra staff, getting schedules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overviewing curriculum from last year</text:p>
          </table:table-cell>
          <table:table-cell office:value-type="currency" office:currency="USD" office:value="83.25" calcext:value-type="currency">
            <text:p>$83.25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follow <text:s/>up with schools and extra staff</text:p>
          </table:table-cell>
          <table:table-cell office:value-type="currency" office:currency="USD" office:value="111" calcext:value-type="currency">
            <text:p>$111.00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oordinating visitors and volunteers for parade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imesheets / mine and teaching staff</text:p>
          </table:table-cell>
          <table:table-cell office:value-type="currency" office:currency="USD" office:value="46.25" calcext:value-type="currency">
            <text:p>$46.2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ELEMENTARY SAFETY CLASSE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alked to Taz about safety art and rodeos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xtra staff for rodeo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ecial pedestrian day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michael on scheduling, supplies, etc.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afterschool programs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ecovelocity clubs</text:p>
          </table:table-cell>
          <table:table-cell office:value-type="currency" office:currency="USD" office:value="111" calcext:value-type="currency">
            <text:p>$111.0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met with Heid about parade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ntertainment for parade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abling info to michael</text:p>
          </table:table-cell>
          <table:table-cell office:value-type="currency" office:currency="USD" office:value="46.25" calcext:value-type="currency">
            <text:p>$46.2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follow up phone calls to schedule classes</text:p>
          </table:table-cell>
          <table:table-cell office:value-type="currency" office:currency="USD" office:value="83.25" calcext:value-type="currency">
            <text:p>$83.2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urriciulum for MCC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town council meeting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human powered parade</text:p>
          </table:table-cell>
          <table:table-cell office:value-type="currency" office:currency="USD" office:value="83.25" calcext:value-type="currency">
            <text:p>$83.2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miller creek meeting</text:p>
          </table:table-cell>
          <table:table-cell office:value-type="currency" office:currency="USD" office:value="92.5" calcext:value-type="currency">
            <text:p>$92.5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s with police and landlord for parade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1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teaching and training 2nd grade class (70 students)</text:p>
          </table:table-cell>
          <table:table-cell office:value-type="currency" office:currency="USD" office:value="129.5" calcext:value-type="currency">
            <text:p>$129.50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getting staff, materials ready for W2SD</text:p>
          </table:table-cell>
          <table:table-cell office:value-type="currency" office:currency="USD" office:value="64.75" calcext:value-type="currency">
            <text:p>$64.7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romo to street performers at special event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prepare presentation for next generation conference</text:p>
          </table:table-cell>
          <table:table-cell office:value-type="currency" office:currency="USD" office:value="175.75" calcext:value-type="currency">
            <text:p>$175.7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eaching and training helmet safety (28 students)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eaching and training helmet safety (30 students)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sponding to assembly and class requests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ollow ups on sponsors for parade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following up with TL requesting safety art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wrote letter to local businesses , emails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safety art and yikes assembly information</text:p>
          </table:table-cell>
          <table:table-cell office:value-type="currency" office:currency="USD" office:value="129.5" calcext:value-type="currency">
            <text:p>$129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arin Horizon walk day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5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bike safety assembly brainstorm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meeting about SR2S gear campaign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4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email to Ross school about special classes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4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cheduled 4th grade classes /art with school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heck in meeting with Wendi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pecial donor letters for parade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emntertainment inquiries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7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et with teachers at Drake High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provided paperwork/scheduling to extra teacher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downloaded pictures from local education event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Description of parade on multiple listserve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green transportation campaign research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participation in next generation's event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ime sheet tasks for two day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checked emails, returned calls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top look and liten plus transportation (20 students)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1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walk around the block (30 students)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1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jeopardy and training <text:s/>(30 students)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afety art equipment gatheiring /meeting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turning phone calls, answering emails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scheudling special guests for parade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delivery of letters to residents on parade route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mposition of letter to residents on parade route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orking out tax forms/ payment issues with trick rider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scripting out Yikes 2 assembly with staff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raining staff on safety art/ school logistics</text:p>
          </table:table-cell>
          <table:table-cell office:value-type="currency" office:currency="USD" office:value="46.25" calcext:value-type="currency">
            <text:p>$46.2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60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talking to administration about assembly payment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STAFF MEETING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aining and teaching jeopardy with Kristin (50 students)</text:p>
          </table:table-cell>
          <table:table-cell office:value-type="currency" office:currency="USD" office:value="101.75" calcext:value-type="currency">
            <text:p>$101.7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arranging entertainment sound tech volunteer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main entertainment for parade/ contract</text:p>
          </table:table-cell>
          <table:table-cell office:value-type="currency" office:currency="USD" office:value="92.5" calcext:value-type="currency">
            <text:p>$92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49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assemblies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classes</text:p>
          </table:table-cell>
          <table:table-cell office:value-type="currency" office:currency="USD" office:value="46.25" calcext:value-type="currency">
            <text:p>$46.2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dixie special event logistic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walk <text:s/>to school day events, support to team leader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logisitc scheduling with BMX rider for yikes and rodeo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outreach to local businesses/ promotion</text:p>
          </table:table-cell>
          <table:table-cell office:value-type="currency" office:currency="USD" office:value="64.75" calcext:value-type="currency">
            <text:p>$64.7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responded to volunteer emails from students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ontacting staff about rodeo date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time sheets, calender <text:s/>for report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21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walk around the block (60 students)</text:p>
          </table:table-cell>
          <table:table-cell office:value-type="currency" office:currency="USD" office:value="166.5" calcext:value-type="currency">
            <text:p>$166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next generaton conversation about event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responded to volunteer requests ,email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et with teachers to overview schedules</text:p>
          </table:table-cell>
          <table:table-cell office:value-type="currency" office:currency="USD" office:value="64.75" calcext:value-type="currency">
            <text:p>$64.7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promotion/ meeting with town hall for event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61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follow up about assembly detail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49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sent out rodoe and walking permission slip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brainstorm and write yikes 2 script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helmet saftey <text:s/>60 students</text:p>
          </table:table-cell>
          <table:table-cell office:value-type="currency" office:currency="USD" office:value="129.5" calcext:value-type="currency">
            <text:p>$129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returning calls to Team leaders about safety art, promotion strategies, and assemblies</text:p>
          </table:table-cell>
          <table:table-cell office:value-type="currency" office:currency="USD" office:value="46.25" calcext:value-type="currency">
            <text:p>$46.2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trained Michael/provided information about how to use safety art and assemblies to support team leaders in promoting walk to school day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schedules and reminder calls to rodeo staff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ained Michael on safety art, logistics, looked over materials</text:p>
          </table:table-cell>
          <table:table-cell office:value-type="currency" office:currency="USD" office:value="64.75" calcext:value-type="currency">
            <text:p>$64.7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afety art class talking points, etc.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79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cheduled all classes and assembly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reated write ups and graphics for website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2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met with team leader to plan club strategy</text:p>
          </table:table-cell>
          <table:table-cell office:value-type="currency" office:currency="USD" office:value="92.5" calcext:value-type="currency">
            <text:p>$92.50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6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yikes assembly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22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overviewed last years club by looking at youth feed back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imesheets / mine and teaching staff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4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cheduled two yikes assemblies, safety art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cheduling all classes <text:s/>with school and extra teachers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planning safety art with team leader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editing walk to school day flyer/adding info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rodeo <text:s text:c="2"/>(350 students)</text:p>
          </table:table-cell>
          <table:table-cell office:value-type="currency" office:currency="USD" office:value="444" calcext:value-type="currency">
            <text:p>$444.0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0</text:p>
          </table:table-cell>
          <table:table-cell office:value-type="float" office:value="7.5" calcext:value-type="float">
            <text:p>7.50</text:p>
          </table:table-cell>
          <table:table-cell office:value-type="string" calcext:value-type="string">
            <text:p>yikes assemblies <text:s/>( see jason's sheet)</text:p>
          </table:table-cell>
          <table:table-cell office:value-type="currency" office:currency="USD" office:value="277.5" calcext:value-type="currency">
            <text:p>$277.5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8.5" calcext:value-type="float">
            <text:p>8.50</text:p>
          </table:table-cell>
          <table:table-cell office:value-type="string" calcext:value-type="string">
            <text:p>safety art training and preparation and clean up (675 students)</text:p>
          </table:table-cell>
          <table:table-cell office:value-type="currency" office:currency="USD" office:value="314.5" calcext:value-type="currency">
            <text:p>$314.5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14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rep for safety art, brainstorming ideas with team leader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4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cheduling staff for safety art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following up on class logistic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30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introduction conversation with team leader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ostering for parade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afety art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support team leader during the dixie bike day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float" office:value="37" calcext:value-type="float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eeting with police about parade route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132:.G242])" office:value-type="float" office:value="165.75" calcext:value-type="float">
            <text:p>165.75</text:p>
          </table:table-cell>
          <table:table-cell/>
          <table:table-cell table:style-name="ce70" table:formula="of:=SUM([.I132:.I242])" office:value-type="currency" office:currency="USD" office:value="6132.75" calcext:value-type="currency">
            <text:p>$6,132.75</text:p>
          </table:table-cell>
          <table:table-cell table:formula="of:=[.I243]" office:value-type="currency" office:currency="USD" office:value="6132.75" calcext:value-type="currency">
            <text:p>$6,132.7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Novato Task Force - database update, set up meeting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view time sheets, reporting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outline of schools joining program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outline for tasks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general communications with team leaders,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2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taff oversight - Michael - database, team leader requests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Novato Task Force - database update, set up meeting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review time sheets, reporting</text:p>
          </table:table-cell>
          <table:table-cell office:value-type="currency" office:currency="USD" office:value="9.3175" calcext:value-type="currency">
            <text:p>$9.3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general communications with team leaders,</text:p>
          </table:table-cell>
          <table:table-cell office:value-type="currency" office:currency="USD" office:value="65.2225" calcext:value-type="currency">
            <text:p>$65.2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ermission to distribute flyers from principals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46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onversations with two Reed rep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4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ersation with Brookside rep</text:p>
          </table:table-cell>
          <table:table-cell office:value-type="currency" office:currency="USD" office:value="9.3175" calcext:value-type="currency">
            <text:p>$9.3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6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ersation with Bahia Rep</text:p>
          </table:table-cell>
          <table:table-cell office:value-type="currency" office:currency="USD" office:value="9.3175" calcext:value-type="currency">
            <text:p>$9.3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outline of program for 2005-6 year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communications</text:p>
          </table:table-cell>
          <table:table-cell office:value-type="currency" office:currency="USD" office:value="149.08" calcext:value-type="currency">
            <text:p>$149.08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Iwalk flyer/ distribution</text:p>
          </table:table-cell>
          <table:table-cell office:value-type="currency" office:currency="USD" office:value="65.2225" calcext:value-type="currency">
            <text:p>$65.22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taff oversight/ materials prep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view curriculum material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view school wellness policy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Summary of tasks performed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PA&amp;N collabortive meeting</text:p>
          </table:table-cell>
          <table:table-cell office:value-type="currency" office:currency="USD" office:value="111.81" calcext:value-type="currency">
            <text:p>$111.81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ress release <text:s/>Iwalk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TAM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TAM reporting, answering questions, responding to David's inquirites, preparing August report.</text:p>
          </table:table-cell>
          <table:table-cell office:value-type="currency" office:currency="USD" office:value="186.35" calcext:value-type="currency">
            <text:p>$186.3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Novato Task Force meeting</text:p>
          </table:table-cell>
          <table:table-cell office:value-type="currency" office:currency="USD" office:value="111.81" calcext:value-type="currency">
            <text:p>$111.81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distribution of Iwalk flyers delivery list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communications Novato Task Force, Sun Valley, David Parisi, Manor school, Lagunitas misc emails</text:p>
          </table:table-cell>
          <table:table-cell office:value-type="currency" office:currency="USD" office:value="167.715" calcext:value-type="currency">
            <text:p>$167.72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2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omments on survey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reation of sample newsletter submission for school newsletters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strategies on middle and high school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31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Hill assistant principal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1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onversation with volunteer on walkabout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18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onversation with new volunteer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work with Jaon on Marin Horizon and new Yikes assembly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1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onveration with outgoing team leader and prep for principal meeting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misc communications, St. Anselms new team leaders, <text:s/>Reed on W2SD, Hamilton, Ross, Marin Horizon</text:p>
          </table:table-cell>
          <table:table-cell office:value-type="currency" office:currency="USD" office:value="223.62" calcext:value-type="currency">
            <text:p>$223.62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refine letter to principal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Call from parent at St. Anselm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ress work for W2SD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1B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prep for Tam presentation, presentation</text:p>
          </table:table-cell>
          <table:table-cell office:value-type="currency" office:currency="USD" office:value="177.0325" calcext:value-type="currency">
            <text:p>$177.03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activities chart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2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Talk to potential team leader at While Hill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staff meeting, plan for Wakl to School Day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1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Principal and team leaders at Edna Maguire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ick up flyers from printer and deliver to Reed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I walk promotion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discuss logistics of scheduling staff w/Mel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preparations, promotions and misc work for Iwalk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2B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view best practices draft and made comments.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working with both team leaders to resolve a conflict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taff direction, resolving rodeo issue, directing admin on tasks, scheduling problems, crisis management</text:p>
          </table:table-cell>
          <table:table-cell office:value-type="currency" office:currency="USD" office:value="111.81" calcext:value-type="currency">
            <text:p>$111.81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misc communications, street issues - Fairfax, Brookside, Sun Valley, Dixie, Novato task force</text:p>
          </table:table-cell>
          <table:table-cell office:value-type="currency" office:currency="USD" office:value="167.715" calcext:value-type="currency">
            <text:p>$167.7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2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talk with Walk Boston re best practice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walk to schohol day <text:s/>questions, Reed, Vallicito, promotion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78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am High Safety Meeting</text:p>
          </table:table-cell>
          <table:table-cell office:value-type="currency" office:currency="USD" office:value="111.81" calcext:value-type="currency">
            <text:p>$111.81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Walk to School day promotino, press, e-message to team leaders</text:p>
          </table:table-cell>
          <table:table-cell office:value-type="currency" office:currency="USD" office:value="167.715" calcext:value-type="currency">
            <text:p>$167.72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18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Marin Horizon reconnaisance w volunteers</text:p>
          </table:table-cell>
          <table:table-cell office:value-type="currency" office:currency="USD" office:value="149.08" calcext:value-type="currency">
            <text:p>$149.08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14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talk to parent from Neil Cummin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64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setting up meeting w/ Sun Valley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work program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5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Manor walkabout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distribution of z-bars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float" office:value="37.27" calcext:value-type="float">
            <text:p>$37.27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Prepare time cards and TAM report</text:p>
          </table:table-cell>
          <table:table-cell office:value-type="currency" office:currency="USD" office:value="121.1275" calcext:value-type="currency">
            <text:p>$121.13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244:.G307])" office:value-type="float" office:value="101" calcext:value-type="float">
            <text:p>101.00</text:p>
          </table:table-cell>
          <table:table-cell/>
          <table:table-cell table:style-name="ce70" table:formula="of:=SUM([.I244:.I307])" office:value-type="currency" office:currency="USD" office:value="3764.27" calcext:value-type="currency">
            <text:p>$3,764.27</text:p>
          </table:table-cell>
          <table:table-cell table:formula="of:=[.I308]" office:value-type="currency" office:currency="USD" office:value="3764.27" calcext:value-type="currency">
            <text:p>$3,764.27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Trigg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taff technical support; refined timesheet template</text:p>
          </table:table-cell>
          <table:table-cell office:value-type="currency" office:currency="USD" office:value="19.545" calcext:value-type="currency">
            <text:p>$19.55</text:p>
          </table:table-cell>
          <table:table-cell table:number-columns-repeated="1015"/>
        </table:table-row>
        <table:table-row table:style-name="ro2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Trigg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oordinated insurance for Human Powered parade</text:p>
          </table:table-cell>
          <table:table-cell office:value-type="currency" office:currency="USD" office:value="19.545" calcext:value-type="currency">
            <text:p>$19.55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Trigg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website updates</text:p>
          </table:table-cell>
          <table:table-cell office:value-type="currency" office:currency="USD" office:value="13.03" calcext:value-type="currency">
            <text:p>$13.03</text:p>
          </table:table-cell>
          <table:table-cell table:number-columns-repeated="1015"/>
        </table:table-row>
        <table:table-row table:style-name="ro2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Trigg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volunteer recruitment for Human Powered parade poster distribution</text:p>
          </table:table-cell>
          <table:table-cell office:value-type="currency" office:currency="USD" office:value="13.03" calcext:value-type="currency">
            <text:p>$13.03</text:p>
          </table:table-cell>
          <table:table-cell table:number-columns-repeated="1015"/>
        </table:table-row>
        <table:table-row table:style-name="ro2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Trigg</text:p>
          </table:table-cell>
          <table:table-cell office:value-type="float" office:value="26.06" calcext:value-type="float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ebsite updates, submitted Kaiser staff insurance forms, revised timesheet template</text:p>
          </table:table-cell>
          <table:table-cell office:value-type="currency" office:currency="USD" office:value="19.545" calcext:value-type="currency">
            <text:p>$19.55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58" table:formula="of:=SUM([.G309:.G314])" office:value-type="float" office:value="3.25" calcext:value-type="float">
            <text:p>3.25</text:p>
          </table:table-cell>
          <table:table-cell/>
          <table:table-cell table:style-name="ce70" table:formula="of:=SUM([.I309:.I314])" office:value-type="currency" office:currency="USD" office:value="84.695" calcext:value-type="currency">
            <text:p>$84.70</text:p>
          </table:table-cell>
          <table:table-cell table:formula="of:=[.I315]" office:value-type="currency" office:currency="USD" office:value="84.695" calcext:value-type="currency">
            <text:p>$84.7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62" office:value-type="string" calcext:value-type="string">
            <text:p>Total Amount Due</text:p>
          </table:table-cell>
          <table:table-cell/>
          <table:table-cell table:formula="of:=SUM([.J6:.J315])" office:value-type="currency" office:currency="USD" office:value="17821.2425" calcext:value-type="currency">
            <text:p>$17,821.24</text:p>
          </table:table-cell>
          <table:table-cell table:number-columns-repeated="1014"/>
        </table:table-row>
        <table:table-row table:style-name="ro2" table:number-rows-repeated="10482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Labor by Staff - Totaled" table:style-name="ta3" table:print-ranges="'2. Labor by Staff - Totaled'.A1:'2. Labor by Staff - Totaled'.I6">
        <office:forms form:automatic-focus="false" form:apply-design-mode="false"/>
        <table:table-column table:style-name="co5" table:default-cell-style-name="ce40"/>
        <table:table-column table:style-name="co6" table:default-cell-style-name="ce40"/>
        <table:table-column table:style-name="co7" table:default-cell-style-name="ce80"/>
        <table:table-column table:style-name="co1" table:number-columns-repeated="2" table:default-cell-style-name="ce15"/>
        <table:table-column table:style-name="co1" table:default-cell-style-name="ce50"/>
        <table:table-column table:style-name="co7" table:default-cell-style-name="ce104"/>
        <table:table-column table:style-name="co9" table:default-cell-style-name="ce61"/>
        <table:table-column table:style-name="co6" table:number-columns-repeated="2" table:default-cell-style-name="ce69"/>
        <table:table-column table:style-name="co4" table:number-columns-repeated="1014" table:default-cell-style-name="Default"/>
        <table:table-header-rows>
          <table:table-row table:style-name="ro1">
            <table:table-cell table:style-name="ce34" table:number-columns-repeated="2"/>
            <table:table-cell table:style-name="ce74"/>
            <table:table-cell table:style-name="ce1" table:number-columns-repeated="2"/>
            <table:table-cell table:style-name="ce8"/>
            <table:table-cell table:style-name="ce94"/>
            <table:table-cell table:style-name="ce25"/>
            <table:table-cell table:style-name="ce63" table:number-columns-repeated="2"/>
            <table:table-cell table:style-name="ce71" table:number-columns-repeated="1014"/>
          </table:table-row>
          <table:table-row table:style-name="ro1">
            <table:table-cell table:style-name="ce35" table:number-columns-repeated="2"/>
            <table:table-cell table:style-name="ce75"/>
            <table:table-cell table:style-name="ce2" table:number-columns-repeated="2"/>
            <table:table-cell table:style-name="ce9"/>
            <table:table-cell table:style-name="ce95"/>
            <table:table-cell table:style-name="ce26"/>
            <table:table-cell table:style-name="ce64" table:number-columns-repeated="2"/>
            <table:table-cell table:style-name="ce71" table:number-columns-repeated="1014"/>
          </table:table-row>
          <table:table-row table:style-name="ro2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65" office:value-type="string" calcext:value-type="string">
              <text:p>Rate</text:p>
            </table:table-cell>
            <table:table-cell table:style-name="ce3" office:value-type="string" calcext:value-type="string">
              <text:p>Task</text:p>
            </table:table-cell>
            <table:table-cell table:style-name="ce3" office:value-type="string" calcext:value-type="string">
              <text:p>Sub</text:p>
            </table:table-cell>
            <table:table-cell table:style-name="ce10" office:value-type="string" calcext:value-type="string">
              <text:p>School</text:p>
            </table:table-cell>
            <table:table-cell table:style-name="ce96" office:value-type="string" calcext:value-type="string">
              <text:p>Hours</text:p>
            </table:table-cell>
            <table:table-cell table:style-name="ce27" office:value-type="string" calcext:value-type="string">
              <text:p>Description</text:p>
            </table:table-cell>
            <table:table-cell table:number-columns-repeated="2" table:style-name="ce65" office:value-type="string" calcext:value-type="string">
              <text:p>Cost</text:p>
            </table:table-cell>
            <table:table-cell table:style-name="ce71" table:number-columns-repeated="1014"/>
          </table:table-row>
          <table:table-row table:style-name="ro1">
            <table:table-cell table:style-name="ce37" table:number-columns-repeated="2"/>
            <table:table-cell table:style-name="ce76"/>
            <table:table-cell table:style-name="ce4" table:number-columns-repeated="2"/>
            <table:table-cell table:style-name="ce11"/>
            <table:table-cell table:style-name="ce97"/>
            <table:table-cell table:style-name="ce28"/>
            <table:table-cell table:style-name="ce66" table:number-columns-repeated="2"/>
            <table:table-cell table:style-name="ce71" table:number-columns-repeated="1014"/>
          </table:table-row>
          <table:table-row table:style-name="ro1">
            <table:table-cell table:style-name="ce38" table:number-columns-repeated="2"/>
            <table:table-cell table:style-name="ce77"/>
            <table:table-cell table:style-name="ce48" table:number-columns-repeated="2"/>
            <table:table-cell table:style-name="ce49"/>
            <table:table-cell table:style-name="ce23"/>
            <table:table-cell table:style-name="ce59"/>
            <table:table-cell table:style-name="ce67" table:number-columns-repeated="2"/>
            <table:table-cell table:style-name="ce71" table:number-columns-repeated="1014"/>
          </table:table-row>
        </table:table-header-rows>
        <table:table-row table:style-name="ro2">
          <table:table-cell table:style-name="ce39" office:value-type="date" office:date-value="2010-08-29" calcext:value-type="date">
            <text:p>8/2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82" office:value-type="string" calcext:value-type="string">
            <text:p>3B</text:p>
          </table:table-cell>
          <table:table-cell table:style-name="ce82" office:value-type="string" calcext:value-type="string">
            <text:p>TA</text:p>
          </table:table-cell>
          <table:table-cell table:style-name="ce8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60" office:value-type="string" calcext:value-type="string">
            <text:p>Inventory materials</text:p>
          </table:table-cell>
          <table:table-cell table:style-name="ce68" office:value-type="currency" office:currency="USD" office:value="107.46" calcext:value-type="currency">
            <text:p>$107.4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8-29" calcext:value-type="date">
            <text:p>8/2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fill out timesheets</text:p>
          </table:table-cell>
          <table:table-cell table:style-name="ce68" office:value-type="currency" office:currency="USD" office:value="17.91" calcext:value-type="currency">
            <text:p>$17.91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60" office:value-type="string" calcext:value-type="string">
            <text:p>Schedule staff for classes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Respond to info requestes.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acquire supplies for Safety Art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fill out timesheets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Curric Mtg.,</text:p>
          </table:table-cell>
          <table:table-cell table:style-name="ce68" office:value-type="currency" office:currency="USD" office:value="17.91" calcext:value-type="currency">
            <text:p>$17.91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4" calcext:value-type="float">
            <text:p>4.00</text:p>
          </table:table-cell>
          <table:table-cell table:style-name="ce60" office:value-type="string" calcext:value-type="string">
            <text:p>Research Materials reproduction- teaching videos, Create new Yikes Assembly</text:p>
          </table:table-cell>
          <table:table-cell table:style-name="ce68" office:value-type="currency" office:currency="USD" office:value="143.28" calcext:value-type="currency">
            <text:p>$143.2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Obtain, repair, and move tv cart hour down to MCBC, obtain free TV set for media library use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21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Edna Maguire- Helmet Safety - 25 students -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14</text:p>
          </table:table-cell>
          <table:table-cell table:style-name="ce98" office:value-type="float" office:value="6" calcext:value-type="float">
            <text:p>6.00</text:p>
          </table:table-cell>
          <table:table-cell table:style-name="ce30" office:value-type="string" calcext:value-type="string">
            <text:p>Neil Cummings-, Stop Look and Listen- 124 students</text:p>
          </table:table-cell>
          <table:table-cell table:style-name="ce68" office:value-type="currency" office:currency="USD" office:value="214.92" calcext:value-type="currency">
            <text:p>$214.9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49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Brookside- Helmet Safety - 20 students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18</text:p>
          </table:table-cell>
          <table:table-cell table:style-name="ce98" office:value-type="float" office:value="2.5" calcext:value-type="float">
            <text:p>2.50</text:p>
          </table:table-cell>
          <table:table-cell table:style-name="ce30" office:value-type="string" calcext:value-type="string">
            <text:p>Meet with Mel, plan Marin Horizons Ped Day, Observe site during morning drop off</text:p>
          </table:table-cell>
          <table:table-cell table:style-name="ce68" office:value-type="currency" office:currency="USD" office:value="89.55" calcext:value-type="currency">
            <text:p>$89.5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.5" calcext:value-type="float">
            <text:p>1.50</text:p>
          </table:table-cell>
          <table:table-cell table:style-name="ce30" office:value-type="string" calcext:value-type="string">
            <text:p>fill out timesheets</text:p>
          </table:table-cell>
          <table:table-cell table:style-name="ce68" office:value-type="currency" office:currency="USD" office:value="53.73" calcext:value-type="currency">
            <text:p>$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30" office:value-type="string" calcext:value-type="string">
            <text:p>School Calender prep/scheduling, respond to info requests, Staff Meeting</text:p>
          </table:table-cell>
          <table:table-cell table:style-name="ce68" office:value-type="currency" office:currency="USD" office:value="107.46" calcext:value-type="currency">
            <text:p>$107.4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30" office:value-type="string" calcext:value-type="string">
            <text:p>Prepare Bike rodeo materials for use</text:p>
          </table:table-cell>
          <table:table-cell table:style-name="ce68" office:value-type="currency" office:currency="USD" office:value="71.64" calcext:value-type="currency">
            <text:p>$71.6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30" office:value-type="string" calcext:value-type="string">
            <text:p>Schedule and plan Hill MS Program, Review teaching calender</text:p>
          </table:table-cell>
          <table:table-cell table:style-name="ce68" office:value-type="currency" office:currency="USD" office:value="107.46" calcext:value-type="currency">
            <text:p>$107.4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30" office:value-type="string" calcext:value-type="string">
            <text:p>Research Rodeo Trailer registration, go to DMV and get forms, Deliver forms to City of San Rafael.</text:p>
          </table:table-cell>
          <table:table-cell table:style-name="ce68" office:value-type="currency" office:currency="USD" office:value="17.91" calcext:value-type="currency">
            <text:p>$17.91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21</text:p>
          </table:table-cell>
          <table:table-cell table:style-name="ce98" office:value-type="float" office:value="1.5" calcext:value-type="float">
            <text:p>1.50</text:p>
          </table:table-cell>
          <table:table-cell table:style-name="ce30" office:value-type="string" calcext:value-type="string">
            <text:p>Edna Maguire-Jepoardy,-40 students</text:p>
          </table:table-cell>
          <table:table-cell table:style-name="ce68" office:value-type="currency" office:currency="USD" office:value="53.73" calcext:value-type="currency">
            <text:p>$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21</text:p>
          </table:table-cell>
          <table:table-cell table:style-name="ce98" office:value-type="float" office:value="1.5" calcext:value-type="float">
            <text:p>1.50</text:p>
          </table:table-cell>
          <table:table-cell table:style-name="ce30" office:value-type="string" calcext:value-type="string">
            <text:p>Edna Maguire-Walk around the Block-20 students-</text:p>
          </table:table-cell>
          <table:table-cell table:style-name="ce68" office:value-type="currency" office:currency="USD" office:value="53.73" calcext:value-type="currency">
            <text:p>$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14</text:p>
          </table:table-cell>
          <table:table-cell table:style-name="ce98" office:value-type="float" office:value="7" calcext:value-type="float">
            <text:p>7.00</text:p>
          </table:table-cell>
          <table:table-cell table:style-name="ce30" office:value-type="string" calcext:value-type="string">
            <text:p>Neil Cumming-, Walk around the block - 120 students</text:p>
          </table:table-cell>
          <table:table-cell table:style-name="ce68" office:value-type="currency" office:currency="USD" office:value="250.74" calcext:value-type="currency">
            <text:p>$250.7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49</text:p>
          </table:table-cell>
          <table:table-cell table:style-name="ce98" office:value-type="float" office:value="1.5" calcext:value-type="float">
            <text:p>1.50</text:p>
          </table:table-cell>
          <table:table-cell table:style-name="ce30" office:value-type="string" calcext:value-type="string">
            <text:p>Brokside Upper- Jepoardy- 20 students-</text:p>
          </table:table-cell>
          <table:table-cell table:style-name="ce68" office:value-type="currency" office:currency="USD" office:value="53.73" calcext:value-type="currency">
            <text:p>$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18</text:p>
          </table:table-cell>
          <table:table-cell table:style-name="ce98" office:value-type="float" office:value="2.5" calcext:value-type="float">
            <text:p>2.50</text:p>
          </table:table-cell>
          <table:table-cell table:style-name="ce60" office:value-type="string" calcext:value-type="string">
            <text:p>Marin Horizons- Marin Horizons Ped Day, Observe site with Frances</text:p>
          </table:table-cell>
          <table:table-cell table:style-name="ce68" office:value-type="currency" office:currency="USD" office:value="89.55" calcext:value-type="currency">
            <text:p>$89.5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18</text:p>
          </table:table-cell>
          <table:table-cell table:style-name="ce98" office:value-type="float" office:value="7" calcext:value-type="float">
            <text:p>7.00</text:p>
          </table:table-cell>
          <table:table-cell table:style-name="ce30" office:value-type="string" calcext:value-type="string">
            <text:p>Marin Horizons- K-8 Walk around the block- 200 students</text:p>
          </table:table-cell>
          <table:table-cell table:style-name="ce68" office:value-type="currency" office:currency="USD" office:value="250.74" calcext:value-type="currency">
            <text:p>$250.7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fill out timesheets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6" calcext:value-type="float">
            <text:p>6.00</text:p>
          </table:table-cell>
          <table:table-cell table:style-name="ce60" office:value-type="string" calcext:value-type="string">
            <text:p>Create Yikes 2 assembly, review and make improvements with staff, revise</text:p>
          </table:table-cell>
          <table:table-cell table:style-name="ce68" office:value-type="currency" office:currency="USD" office:value="214.92" calcext:value-type="currency">
            <text:p>$214.9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4.5" calcext:value-type="float">
            <text:p>4.50</text:p>
          </table:table-cell>
          <table:table-cell table:style-name="ce30" office:value-type="string" calcext:value-type="string">
            <text:p>Obtain props for new school assembly promotional program (Yikes 2), transfer equipment and load rodeo trailer for Dixie Rodeo day</text:p>
          </table:table-cell>
          <table:table-cell table:style-name="ce68" office:value-type="currency" office:currency="USD" office:value="161.19" calcext:value-type="currency">
            <text:p>$161.19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30</text:p>
          </table:table-cell>
          <table:table-cell table:style-name="ce98" office:value-type="float" office:value="3.5" calcext:value-type="float">
            <text:p>3.50</text:p>
          </table:table-cell>
          <table:table-cell table:style-name="ce60" office:value-type="string" calcext:value-type="string">
            <text:p>Hamilton ES - Yikes 1 Assembly - 525 students</text:p>
          </table:table-cell>
          <table:table-cell table:style-name="ce68" office:value-type="currency" office:currency="USD" office:value="125.37" calcext:value-type="currency">
            <text:p>$125.3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50</text:p>
          </table:table-cell>
          <table:table-cell table:style-name="ce98" office:value-type="float" office:value="1.5" calcext:value-type="float">
            <text:p>1.50</text:p>
          </table:table-cell>
          <table:table-cell table:style-name="ce30" office:value-type="string" calcext:value-type="string">
            <text:p>Manor School - Yikes 1 assembly - 330 students</text:p>
          </table:table-cell>
          <table:table-cell table:style-name="ce68" office:value-type="currency" office:currency="USD" office:value="53.73" calcext:value-type="currency">
            <text:p>$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49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Brookside Upper- Create rodeo alternate plan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14</text:p>
          </table:table-cell>
          <table:table-cell table:style-name="ce98" office:value-type="float" office:value="4" calcext:value-type="float">
            <text:p>4.00</text:p>
          </table:table-cell>
          <table:table-cell table:style-name="ce30" office:value-type="string" calcext:value-type="string">
            <text:p>Neil Cummings- Safety Art</text:p>
          </table:table-cell>
          <table:table-cell table:style-name="ce68" office:value-type="currency" office:currency="USD" office:value="143.28" calcext:value-type="currency">
            <text:p>$143.2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60</text:p>
          </table:table-cell>
          <table:table-cell table:style-name="ce98" office:value-type="float" office:value="3" calcext:value-type="float">
            <text:p>3.00</text:p>
          </table:table-cell>
          <table:table-cell table:style-name="ce30" office:value-type="string" calcext:value-type="string">
            <text:p>Glenwood- Yikes 1 assembly- <text:s/>360 Students</text:p>
          </table:table-cell>
          <table:table-cell table:style-name="ce68" office:value-type="currency" office:currency="USD" office:value="107.46" calcext:value-type="currency">
            <text:p>$107.4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5</text:p>
          </table:table-cell>
          <table:table-cell table:style-name="ce98" office:value-type="float" office:value="4" calcext:value-type="float">
            <text:p>4.00</text:p>
          </table:table-cell>
          <table:table-cell table:style-name="ce60" office:value-type="string" calcext:value-type="string">
            <text:p>Dixies School Rodeo day - 360 students</text:p>
          </table:table-cell>
          <table:table-cell table:style-name="ce68" office:value-type="currency" office:currency="USD" office:value="143.28" calcext:value-type="currency">
            <text:p>$143.2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9" table:formula="of:=SUM([.G5:.G38])" office:value-type="float" office:value="83" calcext:value-type="float">
            <text:p>83.00</text:p>
          </table:table-cell>
          <table:table-cell table:style-name="ce60"/>
          <table:table-cell table:style-name="ce111" table:formula="of:=SUM([.I5:.I38])" office:value-type="currency" office:currency="USD" office:value="2973.06" calcext:value-type="currency">
            <text:p>$2,973.06</text:p>
          </table:table-cell>
          <table:table-cell table:style-name="ce68" table:formula="of:=[.I39]" office:value-type="currency" office:currency="USD" office:value="2973.06" calcext:value-type="currency">
            <text:p>$2,973.06</text:p>
          </table:table-cell>
          <table:table-cell table:style-name="ce33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39" office:value-type="date" office:date-value="2010-08-29" calcext:value-type="date">
            <text:p>8/29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6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4.5" calcext:value-type="float">
            <text:p>4.50</text:p>
          </table:table-cell>
          <table:table-cell table:style-name="ce30" office:value-type="string" calcext:value-type="string">
            <text:p>TAM staff timesheet coordination and invoice development</text:p>
          </table:table-cell>
          <table:table-cell table:style-name="ce68" office:value-type="currency" office:currency="USD" office:value="195.39" calcext:value-type="currency">
            <text:p>$195.39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6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30" office:value-type="string" calcext:value-type="string">
            <text:p>TAM staff timesheet coordination and invoice development</text:p>
          </table:table-cell>
          <table:table-cell table:style-name="ce68" office:value-type="currency" office:currency="USD" office:value="130.26" calcext:value-type="currency">
            <text:p>$130.2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Human Powered parade planning oversight</text:p>
          </table:table-cell>
          <table:table-cell table:style-name="ce68" office:value-type="currency" office:currency="USD" office:value="43.42" calcext:value-type="currency">
            <text:p>$43.4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6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.75" calcext:value-type="float">
            <text:p>3.75</text:p>
          </table:table-cell>
          <table:table-cell table:style-name="ce30" office:value-type="string" calcext:value-type="string">
            <text:p>TAM invoice template revisions, edited/completed/printed/compiled TAM August invoice</text:p>
          </table:table-cell>
          <table:table-cell table:style-name="ce68" office:value-type="currency" office:currency="USD" office:value="162.825" calcext:value-type="currency">
            <text:p>$162.8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Human Powered parade planning oversight</text:p>
          </table:table-cell>
          <table:table-cell table:style-name="ce68" office:value-type="currency" office:currency="USD" office:value="43.42" calcext:value-type="currency">
            <text:p>$43.4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6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30" office:value-type="string" calcext:value-type="string">
            <text:p>Sept and Oct staff tasks and project progress oversight</text:p>
          </table:table-cell>
          <table:table-cell table:style-name="ce68" office:value-type="currency" office:currency="USD" office:value="21.71" calcext:value-type="currency">
            <text:p>$21.71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6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.75" calcext:value-type="float">
            <text:p>2.75</text:p>
          </table:table-cell>
          <table:table-cell table:style-name="ce30" office:value-type="string" calcext:value-type="string">
            <text:p>9/8 TAM meeting notes review, timesheets and signatures coordination for Parisi Assoc invoice</text:p>
          </table:table-cell>
          <table:table-cell table:style-name="ce68" office:value-type="currency" office:currency="USD" office:value="119.405" calcext:value-type="currency">
            <text:p>$119.41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60" office:value-type="string" calcext:value-type="string">
            <text:p>program projects status and staff tasks coordination oversight, highschool programs review and coordination</text:p>
          </table:table-cell>
          <table:table-cell table:style-name="ce68" office:value-type="currency" office:currency="USD" office:value="43.42" calcext:value-type="currency">
            <text:p>$43.4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30" office:value-type="string" calcext:value-type="string">
            <text:p>reviewed Best Practices report</text:p>
          </table:table-cell>
          <table:table-cell table:style-name="ce68" office:value-type="currency" office:currency="USD" office:value="32.565" calcext:value-type="currency">
            <text:p>$32.5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30" office:value-type="string" calcext:value-type="string">
            <text:p>Human Powered parade volunteer recruitment and site logistics oversight</text:p>
          </table:table-cell>
          <table:table-cell table:style-name="ce68" office:value-type="currency" office:currency="USD" office:value="86.84" calcext:value-type="currency">
            <text:p>$86.8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9" table:formula="of:=SUM([.G40:.G50])" office:value-type="float" office:value="20.25" calcext:value-type="float">
            <text:p>20.25</text:p>
          </table:table-cell>
          <table:table-cell table:style-name="ce30"/>
          <table:table-cell table:style-name="ce111" table:formula="of:=SUM([.I40:.I50])" office:value-type="currency" office:currency="USD" office:value="879.255" calcext:value-type="currency">
            <text:p>$879.26</text:p>
          </table:table-cell>
          <table:table-cell table:style-name="ce68" table:formula="of:=[.I51]" office:value-type="currency" office:currency="USD" office:value="879.255" calcext:value-type="currency">
            <text:p>$879.26</text:p>
          </table:table-cell>
          <table:table-cell table:style-name="ce33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Breeze</text:p>
          </table:table-cell>
          <table:table-cell table:style-name="ce78" office:value-type="currency" office:currency="USD" office:value="23.83" calcext:value-type="currency">
            <text:p>$23.83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49</text:p>
          </table:table-cell>
          <table:table-cell table:style-name="ce98" office:value-type="float" office:value="2.25" calcext:value-type="float">
            <text:p>2.25</text:p>
          </table:table-cell>
          <table:table-cell table:style-name="ce30" office:value-type="string" calcext:value-type="string">
            <text:p>Rodeo, Brookside</text:p>
          </table:table-cell>
          <table:table-cell table:style-name="ce68" office:value-type="currency" office:currency="USD" office:value="53.6175" calcext:value-type="currency">
            <text:p>$53.6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Breeze</text:p>
          </table:table-cell>
          <table:table-cell table:style-name="ce78" office:value-type="currency" office:currency="USD" office:value="23.83" calcext:value-type="currency">
            <text:p>$23.83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5</text:p>
          </table:table-cell>
          <table:table-cell table:style-name="ce100" office:value-type="float" office:value="6.5" calcext:value-type="float">
            <text:p>6.50</text:p>
          </table:table-cell>
          <table:table-cell table:style-name="ce60" office:value-type="string" calcext:value-type="string">
            <text:p>Rodeo, Dixie</text:p>
          </table:table-cell>
          <table:table-cell table:style-name="ce68" office:value-type="currency" office:currency="USD" office:value="154.895" calcext:value-type="currency">
            <text:p>$154.9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9" table:formula="of:=SUM([.G52:.G54])" office:value-type="float" office:value="8.75" calcext:value-type="float">
            <text:p>8.75</text:p>
          </table:table-cell>
          <table:table-cell table:style-name="ce60"/>
          <table:table-cell table:style-name="ce111" table:formula="of:=SUM([.I52:.I54])" office:value-type="currency" office:currency="USD" office:value="208.5125" calcext:value-type="currency">
            <text:p>$208.51</text:p>
          </table:table-cell>
          <table:table-cell table:style-name="ce68" table:formula="of:=[.I55]" office:value-type="currency" office:currency="USD" office:value="208.5125" calcext:value-type="currency">
            <text:p>$208.51</text:p>
          </table:table-cell>
          <table:table-cell table:style-name="ce33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INVENTORY CHANGES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60" office:value-type="string" calcext:value-type="string">
            <text:p>PHONE - <text:s/>Kel Harris, Heidi Adler, etc.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30" office:value-type="string" calcext:value-type="string">
            <text:p>CREATED TL SUPPORT PACKET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INBOX/OUTBOX PLANNING</text:p>
          </table:table-cell>
          <table:table-cell table:style-name="ce68" office:value-type="currency" office:currency="USD" office:value="13.03" calcext:value-type="currency">
            <text:p>$13.0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.5" calcext:value-type="float">
            <text:p>1.50</text:p>
          </table:table-cell>
          <table:table-cell table:style-name="ce30" office:value-type="string" calcext:value-type="string">
            <text:p>MEET WITH MELANIE - BIKE ART</text:p>
          </table:table-cell>
          <table:table-cell table:style-name="ce68" office:value-type="currency" office:currency="USD" office:value="39.09" calcext:value-type="currency">
            <text:p>$39.09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DELIVER TL PACKETS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DATABASE COPY / NOTES TO DAN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30" office:value-type="string" calcext:value-type="string">
            <text:p>PRINT DIRECTIONS FOR TL DELIVERIES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30" office:value-type="string" calcext:value-type="string">
            <text:p>CALLED PRINCIPALS FOR FLYER APPROVE</text:p>
          </table:table-cell>
          <table:table-cell table:style-name="ce68" office:value-type="currency" office:currency="USD" office:value="78.18" calcext:value-type="currency">
            <text:p>$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30" office:value-type="string" calcext:value-type="string">
            <text:p>UPDATING PRESS LIST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MEETING - MELANIE - TABLING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6" office:value-type="float" office:value="40426" calcext:value-type="float">
            <text:p>40426</text:p>
          </table:table-cell>
          <table:table-cell table:style-name="ce6" office:value-type="string" calcext:value-type="string">
            <text:p>Feliciano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EV</text:p>
          </table:table-cell>
          <table:table-cell table:style-name="ce87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30" office:value-type="string" calcext:value-type="string">
            <text:p>POSTCARD DESIGN - HPP</text:p>
          </table:table-cell>
          <table:table-cell table:style-name="ce68" office:value-type="currency" office:currency="USD" office:value="78.18" calcext:value-type="currency">
            <text:p>$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06" office:value-type="string" calcext:value-type="string">
            <text:p>CALLED PRINCIPALS FLYER APPROVAL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60" office:value-type="string" calcext:value-type="string">
            <text:p>EVENT PROMOTION - UPDATING PRESS LIST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29" office:value-type="string" calcext:value-type="string">
            <text:p>STOP LOOK AND LISTEN - WATCHED MELANIE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29" office:value-type="string" calcext:value-type="string">
            <text:p>PREPARE TABLING KIT FOR WHOLE FOODS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29" office:value-type="string" calcext:value-type="string">
            <text:p>TABLING AT WHOLE FOODS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29" office:value-type="string" calcext:value-type="string">
            <text:p>STARTED POSTER DESIGN - HPP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29" office:value-type="string" calcext:value-type="string">
            <text:p>VOLUNTEER COORDINATION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29" office:value-type="string" calcext:value-type="string">
            <text:p>EVENT PROMOTION - I-WALK - HPP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29" office:value-type="string" calcext:value-type="string">
            <text:p>INSTALLING SOFTWARE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29" office:value-type="string" calcext:value-type="string">
            <text:p>phone - volunteer coordination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29" office:value-type="string" calcext:value-type="string">
            <text:p>VOLUNTEER COORDINATION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29" office:value-type="string" calcext:value-type="string">
            <text:p>EVENT PROMOTION - I-WALK - HPP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106" office:value-type="string" calcext:value-type="string">
            <text:p>EMAILS: TL's, Mary Scarlett, William Wayland</text:p>
          </table:table-cell>
          <table:table-cell table:style-name="ce68" office:value-type="currency" office:currency="USD" office:value="78.18" calcext:value-type="currency">
            <text:p>$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6" office:value-type="float" office:value="40433" calcext:value-type="float">
            <text:p>40433</text:p>
          </table:table-cell>
          <table:table-cell table:style-name="ce6" office:value-type="string" calcext:value-type="string">
            <text:p>Feliciano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PR</text:p>
          </table:table-cell>
          <table:table-cell table:style-name="ce87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30" office:value-type="string" calcext:value-type="string">
            <text:p>EDITING PRESS RELEASES</text:p>
          </table:table-cell>
          <table:table-cell table:style-name="ce68" office:value-type="currency" office:currency="USD" office:value="78.18" calcext:value-type="currency">
            <text:p>$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06" office:value-type="string" calcext:value-type="string">
            <text:p>TALKING TO PRESS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60" office:value-type="string" calcext:value-type="string">
            <text:p>PITCHING STORY - PRESS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CONTACTING PRINCIPALS - FLYER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PHONE: Key Feallock, Deborah A., Mary S.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WRITING PARADE BLURB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107" office:value-type="string" calcext:value-type="string">
            <text:p>WROTE AND SENT GROUP EMAIL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107" office:value-type="string" calcext:value-type="string">
            <text:p>PHONE: press follow up HPP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107" office:value-type="string" calcext:value-type="string">
            <text:p>FINISH HPP POSTER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107" office:value-type="string" calcext:value-type="string">
            <text:p>CIRCULATE HPP FLYERS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GET ARTWORK TO PRINTER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5" calcext:value-type="float">
            <text:p>5.00</text:p>
          </table:table-cell>
          <table:table-cell table:style-name="ce29" office:value-type="string" calcext:value-type="string">
            <text:p>VOLUNTEER COORDINATION</text:p>
          </table:table-cell>
          <table:table-cell table:style-name="ce112" office:value-type="currency" office:currency="USD" office:value="130.3" calcext:value-type="currency">
            <text:p>$130.3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EDITING PRESS RELEASES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RESEARCHING GEAR MFR'S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4A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STAFF MEETING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PITCHING TO PRESS - HPP STORY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TALKED WITH DAN / WENDI RE - DATABASE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EMAILS to event partners, team leaders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PHONE CALLS TO PRINCIPALS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COORDINATION WITH PRINTER - IWALK FLYER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MAILING MATERIALS TO TL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MEETING WITH MEL - SAFETY ART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EMAILS: planning materials distribution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COORDINATING POSTER / FLYER DISTRIBUTION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PREPARED GROUP EMAIL DOCS- TL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TIMECARD COMPLETION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DELIVERING KEYCHAINS / POSTERS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T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TALKING WITH EVENT PARTNER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PHONE CALLS: volunteer coordination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reply emails / phone to team leaders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29" office:value-type="string" calcext:value-type="string">
            <text:p>pickup dropoff r/t I-walk items - schools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sorting / organizing safety art materials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rehearsed / developed script for yikes assy.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4" calcext:value-type="float">
            <text:p>4.00</text:p>
          </table:table-cell>
          <table:table-cell table:style-name="ce29" office:value-type="string" calcext:value-type="string">
            <text:p>Training/Helping on Bike Rodeo- Brookside</text:p>
          </table:table-cell>
          <table:table-cell table:style-name="ce112" office:value-type="currency" office:currency="USD" office:value="104.24" calcext:value-type="currency">
            <text:p>$104.2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108" office:value-type="string" calcext:value-type="string">
            <text:p>returning rental van -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29" office:value-type="string" calcext:value-type="string">
            <text:p>piciking up safety art materials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filling in timesheet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prep safety art materials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copy of parade flyer - knikos (hand feed and cut)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compiling / assessing TL reports from schools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edited pieces for Marin IJ in your town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T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recruiting help for bike decorating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1</text:p>
          </table:table-cell>
          <table:table-cell table:style-name="ce22" office:value-type="float" office:value="7" calcext:value-type="float">
            <text:p>7.00</text:p>
          </table:table-cell>
          <table:table-cell table:style-name="ce29" office:value-type="string" calcext:value-type="string">
            <text:p>safety art - wade thomas school - 5 classes</text:p>
          </table:table-cell>
          <table:table-cell table:style-name="ce112" office:value-type="currency" office:currency="USD" office:value="182.42" calcext:value-type="currency">
            <text:p>$182.4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29" office:value-type="string" calcext:value-type="string">
            <text:p>volunteer coordination - problem solving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filling out timesheet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meeting with staff - logistics, safety art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14</text:p>
          </table:table-cell>
          <table:table-cell table:style-name="ce22" office:value-type="float" office:value="8" calcext:value-type="float">
            <text:p>8.00</text:p>
          </table:table-cell>
          <table:table-cell table:style-name="ce29" office:value-type="string" calcext:value-type="string">
            <text:p>safety art - Neil Cummins School - 6 classes</text:p>
          </table:table-cell>
          <table:table-cell table:style-name="ce112" office:value-type="currency" office:currency="USD" office:value="208.48" calcext:value-type="currency">
            <text:p>$208.4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follow-up phone calls to team-leaders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coordinating vounteers to flyer for HPP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101" table:formula="of:=SUM([.G56:.G130])" office:value-type="float" office:value="145" calcext:value-type="float">
            <text:p>145.00</text:p>
          </table:table-cell>
          <table:table-cell table:style-name="ce29"/>
          <table:table-cell table:style-name="ce113" table:formula="of:=SUM([.I56:.I130])" office:value-type="currency" office:currency="USD" office:value="3778.7" calcext:value-type="currency">
            <text:p>$3,778.70</text:p>
          </table:table-cell>
          <table:table-cell table:style-name="ce112" table:formula="of:=[.I131]" office:value-type="currency" office:currency="USD" office:value="3778.7" calcext:value-type="currency">
            <text:p>$3,778.70</text:p>
          </table:table-cell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2"/>
          <table:table-cell table:style-name="ce29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25" calcext:value-type="float">
            <text:p>.25</text:p>
          </table:table-cell>
          <table:table-cell table:style-name="ce29" office:value-type="string" calcext:value-type="string">
            <text:p>learned how to send maximizer reports, saving files, time sheets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4" calcext:value-type="float">
            <text:p>4.00</text:p>
          </table:table-cell>
          <table:table-cell table:style-name="ce29" office:value-type="string" calcext:value-type="string">
            <text:p>getting back to school catch up, new staff logisits</text:p>
          </table:table-cell>
          <table:table-cell table:style-name="ce112" office:value-type="currency" office:currency="USD" office:value="148" calcext:value-type="currency">
            <text:p>$148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extra staff, getting schedules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.25" calcext:value-type="float">
            <text:p>2.25</text:p>
          </table:table-cell>
          <table:table-cell table:style-name="ce29" office:value-type="string" calcext:value-type="string">
            <text:p>overviewing curriculum from last year</text:p>
          </table:table-cell>
          <table:table-cell table:style-name="ce112" office:value-type="currency" office:currency="USD" office:value="83.25" calcext:value-type="currency">
            <text:p>$83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29" office:value-type="string" calcext:value-type="string">
            <text:p>follow <text:s/>up with schools and extra staff</text:p>
          </table:table-cell>
          <table:table-cell table:style-name="ce112" office:value-type="currency" office:currency="USD" office:value="111" calcext:value-type="currency">
            <text:p>$111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75" calcext:value-type="float">
            <text:p>.75</text:p>
          </table:table-cell>
          <table:table-cell table:style-name="ce29" office:value-type="string" calcext:value-type="string">
            <text:p>coordinating visitors and volunteers for parade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25" calcext:value-type="float">
            <text:p>1.25</text:p>
          </table:table-cell>
          <table:table-cell table:style-name="ce29" office:value-type="string" calcext:value-type="string">
            <text:p>timesheets / mine and teaching staff</text:p>
          </table:table-cell>
          <table:table-cell table:style-name="ce112" office:value-type="currency" office:currency="USD" office:value="46.25" calcext:value-type="currency">
            <text:p>$46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ELEMENTARY SAFETY CLASSE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14</text:p>
          </table:table-cell>
          <table:table-cell table:style-name="ce22" office:value-type="float" office:value="0.25" calcext:value-type="float">
            <text:p>.25</text:p>
          </table:table-cell>
          <table:table-cell table:style-name="ce29" office:value-type="string" calcext:value-type="string">
            <text:p>talked to Taz about safety art and rodeos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75" calcext:value-type="float">
            <text:p>.75</text:p>
          </table:table-cell>
          <table:table-cell table:style-name="ce29" office:value-type="string" calcext:value-type="string">
            <text:p>extra staff for rodeos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18</text:p>
          </table:table-cell>
          <table:table-cell table:style-name="ce22" office:value-type="float" office:value="0.25" calcext:value-type="float">
            <text:p>.25</text:p>
          </table:table-cell>
          <table:table-cell table:style-name="ce29" office:value-type="string" calcext:value-type="string">
            <text:p>special pedestrian day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meeting with michael on scheduling, supplies, etc.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meeting with afterschool programs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29" office:value-type="string" calcext:value-type="string">
            <text:p>ecovelocity clubs</text:p>
          </table:table-cell>
          <table:table-cell table:style-name="ce112" office:value-type="currency" office:currency="USD" office:value="111" calcext:value-type="currency">
            <text:p>$111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met with Heid about parade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entertainment for parade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25" calcext:value-type="float">
            <text:p>1.25</text:p>
          </table:table-cell>
          <table:table-cell table:style-name="ce29" office:value-type="string" calcext:value-type="string">
            <text:p>tabling info to michael</text:p>
          </table:table-cell>
          <table:table-cell table:style-name="ce112" office:value-type="currency" office:currency="USD" office:value="46.25" calcext:value-type="currency">
            <text:p>$46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.25" calcext:value-type="float">
            <text:p>2.25</text:p>
          </table:table-cell>
          <table:table-cell table:style-name="ce29" office:value-type="string" calcext:value-type="string">
            <text:p>follow up phone calls to schedule classes</text:p>
          </table:table-cell>
          <table:table-cell table:style-name="ce112" office:value-type="currency" office:currency="USD" office:value="83.25" calcext:value-type="currency">
            <text:p>$83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C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curriciulum for MCC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town council meeting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2.25" calcext:value-type="float">
            <text:p>2.25</text:p>
          </table:table-cell>
          <table:table-cell table:style-name="ce29" office:value-type="string" calcext:value-type="string">
            <text:p>human powered parade</text:p>
          </table:table-cell>
          <table:table-cell table:style-name="ce112" office:value-type="currency" office:currency="USD" office:value="83.25" calcext:value-type="currency">
            <text:p>$83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2.5" calcext:value-type="float">
            <text:p>2.50</text:p>
          </table:table-cell>
          <table:table-cell table:style-name="ce29" office:value-type="string" calcext:value-type="string">
            <text:p>miller creek meeting</text:p>
          </table:table-cell>
          <table:table-cell table:style-name="ce112" office:value-type="currency" office:currency="USD" office:value="92.5" calcext:value-type="currency">
            <text:p>$92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88" office:value-type="string" calcext:value-type="string">
            <text:p>*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meetings with police and landlord for parade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1</text:p>
          </table:table-cell>
          <table:table-cell table:style-name="ce102" office:value-type="float" office:value="3.5" calcext:value-type="float">
            <text:p>3.50</text:p>
          </table:table-cell>
          <table:table-cell table:style-name="ce29" office:value-type="string" calcext:value-type="string">
            <text:p>teaching and training 2nd grade class (70 students)</text:p>
          </table:table-cell>
          <table:table-cell table:style-name="ce112" office:value-type="currency" office:currency="USD" office:value="129.5" calcext:value-type="currency">
            <text:p>$129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.75" calcext:value-type="float">
            <text:p>1.75</text:p>
          </table:table-cell>
          <table:table-cell table:style-name="ce29" office:value-type="string" calcext:value-type="string">
            <text:p>getting staff, materials ready for W2SD</text:p>
          </table:table-cell>
          <table:table-cell table:style-name="ce112" office:value-type="currency" office:currency="USD" office:value="64.75" calcext:value-type="currency">
            <text:p>$64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25" calcext:value-type="float">
            <text:p>.25</text:p>
          </table:table-cell>
          <table:table-cell table:style-name="ce29" office:value-type="string" calcext:value-type="string">
            <text:p>promo to street performers at special event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4.75" calcext:value-type="float">
            <text:p>4.75</text:p>
          </table:table-cell>
          <table:table-cell table:style-name="ce29" office:value-type="string" calcext:value-type="string">
            <text:p>prepare presentation for next generation conference</text:p>
          </table:table-cell>
          <table:table-cell table:style-name="ce112" office:value-type="currency" office:currency="USD" office:value="175.75" calcext:value-type="currency">
            <text:p>$175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49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teaching and training helmet safety (28 students)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21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teaching and training helmet safety (30 students)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responding to assembly and class requests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follow ups on sponsors for parade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following up with TL requesting safety art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wrote letter to local businesses , emails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50</text:p>
          </table:table-cell>
          <table:table-cell table:style-name="ce102" office:value-type="float" office:value="3.5" calcext:value-type="float">
            <text:p>3.50</text:p>
          </table:table-cell>
          <table:table-cell table:style-name="ce29" office:value-type="string" calcext:value-type="string">
            <text:p>safety art and yikes assembly information</text:p>
          </table:table-cell>
          <table:table-cell table:style-name="ce112" office:value-type="currency" office:currency="USD" office:value="129.5" calcext:value-type="currency">
            <text:p>$129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85" office:value-type="string" calcext:value-type="string">
            <text:p>18</text:p>
          </table:table-cell>
          <table:table-cell table:style-name="ce102" office:value-type="float" office:value="0.25" calcext:value-type="float">
            <text:p>.25</text:p>
          </table:table-cell>
          <table:table-cell table:style-name="ce29" office:value-type="string" calcext:value-type="string">
            <text:p>Marin Horizon walk day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85" office:value-type="string" calcext:value-type="string">
            <text:p>5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bike safety assembly brainstorm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meeting about SR2S gear campaign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48</text:p>
          </table:table-cell>
          <table:table-cell table:style-name="ce102" office:value-type="float" office:value="0.25" calcext:value-type="float">
            <text:p>.25</text:p>
          </table:table-cell>
          <table:table-cell table:style-name="ce29" office:value-type="string" calcext:value-type="string">
            <text:p>email to Ross school about special classes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14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scheduled 4th grade classes /art with school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75" calcext:value-type="float">
            <text:p>.75</text:p>
          </table:table-cell>
          <table:table-cell table:style-name="ce29" office:value-type="string" calcext:value-type="string">
            <text:p>check in meeting with Wendi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special donor letters for parade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emntertainment inquiries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76</text:p>
          </table:table-cell>
          <table:table-cell table:style-name="ce102" office:value-type="float" office:value="0.75" calcext:value-type="float">
            <text:p>.75</text:p>
          </table:table-cell>
          <table:table-cell table:style-name="ce29" office:value-type="string" calcext:value-type="string">
            <text:p>met with teachers at Drake High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provided paperwork/scheduling to extra teacher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downloaded pictures from local education event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Description of parade on multiple listserve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88" office:value-type="string" calcext:value-type="string">
            <text:p>*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green transportation campaign research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T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participation in next generation's event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88" office:value-type="string" calcext:value-type="string">
            <text:p>*</text:p>
          </table:table-cell>
          <table:table-cell table:style-name="ce102" office:value-type="float" office:value="0.75" calcext:value-type="float">
            <text:p>.75</text:p>
          </table:table-cell>
          <table:table-cell table:style-name="ce29" office:value-type="string" calcext:value-type="string">
            <text:p>time sheet tasks for two days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88" office:value-type="string" calcext:value-type="string">
            <text:p>*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checked emails, returned calls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9" office:value-type="string" calcext:value-type="string">
            <text:p>14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stop look and liten plus transportation (20 students)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51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walk around the block (30 students)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1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jeopardy and training <text:s/>(30 students)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safety art equipment gatheiring /meeting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returning phone calls, answering emails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scheudling special guests for parade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83" office:value-type="string" calcext:value-type="string">
            <text:p>*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delivery of letters to residents on parade route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88" office:value-type="string" calcext:value-type="string">
            <text:p>*</text:p>
          </table:table-cell>
          <table:table-cell table:style-name="ce102" office:value-type="float" office:value="0.25" calcext:value-type="float">
            <text:p>.25</text:p>
          </table:table-cell>
          <table:table-cell table:style-name="ce29" office:value-type="string" calcext:value-type="string">
            <text:p>composition of letter to residents on parade route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75" calcext:value-type="float">
            <text:p>.75</text:p>
          </table:table-cell>
          <table:table-cell table:style-name="ce29" office:value-type="string" calcext:value-type="string">
            <text:p>working out tax forms/ payment issues with trick rider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scripting out Yikes 2 assembly with staff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.25" calcext:value-type="float">
            <text:p>1.25</text:p>
          </table:table-cell>
          <table:table-cell table:style-name="ce29" office:value-type="string" calcext:value-type="string">
            <text:p>training staff on safety art/ school logistics</text:p>
          </table:table-cell>
          <table:table-cell table:style-name="ce112" office:value-type="currency" office:currency="USD" office:value="46.25" calcext:value-type="currency">
            <text:p>$46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9" office:value-type="string" calcext:value-type="string">
            <text:p>60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talking to administration about assembly payment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STAFF MEETING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49</text:p>
          </table:table-cell>
          <table:table-cell table:style-name="ce102" office:value-type="float" office:value="2.75" calcext:value-type="float">
            <text:p>2.75</text:p>
          </table:table-cell>
          <table:table-cell table:style-name="ce29" office:value-type="string" calcext:value-type="string">
            <text:p>training and teaching jeopardy with Kristin (50 students)</text:p>
          </table:table-cell>
          <table:table-cell table:style-name="ce112" office:value-type="currency" office:currency="USD" office:value="101.75" calcext:value-type="currency">
            <text:p>$101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arranging entertainment sound tech volunteer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2.5" calcext:value-type="float">
            <text:p>2.50</text:p>
          </table:table-cell>
          <table:table-cell table:style-name="ce29" office:value-type="string" calcext:value-type="string">
            <text:p>main entertainment for parade/ contract</text:p>
          </table:table-cell>
          <table:table-cell table:style-name="ce112" office:value-type="currency" office:currency="USD" office:value="92.5" calcext:value-type="currency">
            <text:p>$92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49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assemblies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SC</text:p>
          </table:table-cell>
          <table:table-cell table:style-name="ce86" office:value-type="string" calcext:value-type="string">
            <text:p>50</text:p>
          </table:table-cell>
          <table:table-cell table:style-name="ce98" office:value-type="float" office:value="1.25" calcext:value-type="float">
            <text:p>1.25</text:p>
          </table:table-cell>
          <table:table-cell table:style-name="ce60" office:value-type="string" calcext:value-type="string">
            <text:p>classes</text:p>
          </table:table-cell>
          <table:table-cell table:style-name="ce68" office:value-type="currency" office:currency="USD" office:value="46.25" calcext:value-type="currency">
            <text:p>$46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6" office:value-type="float" office:value="40440" calcext:value-type="float">
            <text:p>40440</text:p>
          </table:table-cell>
          <table:table-cell table:style-name="ce6" office:value-type="string" calcext:value-type="string">
            <text:p>Grubman</text:p>
          </table:table-cell>
          <table:table-cell table:style-name="ce68" office:value-type="currency" office:currency="USD" office:value="37" calcext:value-type="currency">
            <text:p>$37.00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SC</text:p>
          </table:table-cell>
          <table:table-cell table:style-name="ce90" office:value-type="string" calcext:value-type="string">
            <text:p>5</text:p>
          </table:table-cell>
          <table:table-cell table:style-name="ce98" office:value-type="float" office:value="0.75" calcext:value-type="float">
            <text:p>.75</text:p>
          </table:table-cell>
          <table:table-cell table:style-name="ce30" office:value-type="string" calcext:value-type="string">
            <text:p>dixie special event logistics</text:p>
          </table:table-cell>
          <table:table-cell table:style-name="ce68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walk <text:s/>to school day events, support to team leaders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60" office:value-type="string" calcext:value-type="string">
            <text:p>logisitc scheduling with BMX rider for yikes and rodeos</text:p>
          </table:table-cell>
          <table:table-cell table:style-name="ce68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.75" calcext:value-type="float">
            <text:p>1.75</text:p>
          </table:table-cell>
          <table:table-cell table:style-name="ce60" office:value-type="string" calcext:value-type="string">
            <text:p>outreach to local businesses/ promotion</text:p>
          </table:table-cell>
          <table:table-cell table:style-name="ce68" office:value-type="currency" office:currency="USD" office:value="64.75" calcext:value-type="currency">
            <text:p>$64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25" calcext:value-type="float">
            <text:p>.25</text:p>
          </table:table-cell>
          <table:table-cell table:style-name="ce30" office:value-type="string" calcext:value-type="string">
            <text:p>responded to volunteer emails from students</text:p>
          </table:table-cell>
          <table:table-cell table:style-name="ce68" office:value-type="currency" office:currency="USD" office:value="9.25" calcext:value-type="currency">
            <text:p>$9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30" office:value-type="string" calcext:value-type="string">
            <text:p>contacting staff about rodeo dates</text:p>
          </table:table-cell>
          <table:table-cell table:style-name="ce68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.5" calcext:value-type="float">
            <text:p>1.50</text:p>
          </table:table-cell>
          <table:table-cell table:style-name="ce30" office:value-type="string" calcext:value-type="string">
            <text:p>time sheets, calender <text:s/>for report</text:p>
          </table:table-cell>
          <table:table-cell table:style-name="ce68" office:value-type="currency" office:currency="USD" office:value="55.5" calcext:value-type="currency">
            <text:p>$55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21</text:p>
          </table:table-cell>
          <table:table-cell table:style-name="ce98" office:value-type="float" office:value="4.5" calcext:value-type="float">
            <text:p>4.50</text:p>
          </table:table-cell>
          <table:table-cell table:style-name="ce30" office:value-type="string" calcext:value-type="string">
            <text:p>walk around the block (60 students)</text:p>
          </table:table-cell>
          <table:table-cell table:style-name="ce68" office:value-type="currency" office:currency="USD" office:value="166.5" calcext:value-type="currency">
            <text:p>$166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T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30" office:value-type="string" calcext:value-type="string">
            <text:p>next generaton conversation about events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30" office:value-type="string" calcext:value-type="string">
            <text:p>responded to volunteer requests ,emails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.75" calcext:value-type="float">
            <text:p>1.75</text:p>
          </table:table-cell>
          <table:table-cell table:style-name="ce30" office:value-type="string" calcext:value-type="string">
            <text:p>met with teachers to overview schedules</text:p>
          </table:table-cell>
          <table:table-cell table:style-name="ce68" office:value-type="currency" office:currency="USD" office:value="64.75" calcext:value-type="currency">
            <text:p>$64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promotion/ meeting with town hall for event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61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follow up about assembly details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49</text:p>
          </table:table-cell>
          <table:table-cell table:style-name="ce98" office:value-type="float" office:value="0.5" calcext:value-type="float">
            <text:p>.50</text:p>
          </table:table-cell>
          <table:table-cell table:style-name="ce30" office:value-type="string" calcext:value-type="string">
            <text:p>sent out rodoe and walking permission slips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30" office:value-type="string" calcext:value-type="string">
            <text:p>brainstorm and write yikes 2 script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14</text:p>
          </table:table-cell>
          <table:table-cell table:style-name="ce98" office:value-type="float" office:value="3.5" calcext:value-type="float">
            <text:p>3.50</text:p>
          </table:table-cell>
          <table:table-cell table:style-name="ce30" office:value-type="string" calcext:value-type="string">
            <text:p>helmet saftey <text:s/>60 students</text:p>
          </table:table-cell>
          <table:table-cell table:style-name="ce68" office:value-type="currency" office:currency="USD" office:value="129.5" calcext:value-type="currency">
            <text:p>$129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5</text:p>
          </table:table-cell>
          <table:table-cell table:style-name="ce98" office:value-type="float" office:value="1.25" calcext:value-type="float">
            <text:p>1.25</text:p>
          </table:table-cell>
          <table:table-cell table:style-name="ce60" office:value-type="string" calcext:value-type="string">
            <text:p>returning calls to Team leaders about safety art, promotion strategies, and assemblies</text:p>
          </table:table-cell>
          <table:table-cell table:style-name="ce68" office:value-type="currency" office:currency="USD" office:value="46.25" calcext:value-type="currency">
            <text:p>$46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trained Michael/provided information about how to use safety art and assemblies to support team leaders in promoting walk to school day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.5" calcext:value-type="float">
            <text:p>1.50</text:p>
          </table:table-cell>
          <table:table-cell table:style-name="ce30" office:value-type="string" calcext:value-type="string">
            <text:p>schedules and reminder calls to rodeo staff</text:p>
          </table:table-cell>
          <table:table-cell table:style-name="ce68" office:value-type="currency" office:currency="USD" office:value="55.5" calcext:value-type="currency">
            <text:p>$55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.75" calcext:value-type="float">
            <text:p>1.75</text:p>
          </table:table-cell>
          <table:table-cell table:style-name="ce30" office:value-type="string" calcext:value-type="string">
            <text:p>trained Michael on safety art, logistics, looked over materials</text:p>
          </table:table-cell>
          <table:table-cell table:style-name="ce68" office:value-type="currency" office:currency="USD" office:value="64.75" calcext:value-type="currency">
            <text:p>$64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60" office:value-type="string" calcext:value-type="string">
            <text:p>safety art class talking points, etc.</text:p>
          </table:table-cell>
          <table:table-cell table:style-name="ce68" office:value-type="currency" office:currency="USD" office:value="37" calcext:value-type="currency">
            <text:p>$37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79</text:p>
          </table:table-cell>
          <table:table-cell table:style-name="ce98" office:value-type="float" office:value="1" calcext:value-type="float">
            <text:p>1.00</text:p>
          </table:table-cell>
          <table:table-cell table:style-name="ce60" office:value-type="string" calcext:value-type="string">
            <text:p>scheduled all classes and assembly</text:p>
          </table:table-cell>
          <table:table-cell table:style-name="ce68" office:value-type="currency" office:currency="USD" office:value="37" calcext:value-type="currency">
            <text:p>$37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30" office:value-type="string" calcext:value-type="string">
            <text:p>created write ups and graphics for website</text:p>
          </table:table-cell>
          <table:table-cell table:style-name="ce68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22</text:p>
          </table:table-cell>
          <table:table-cell table:style-name="ce98" office:value-type="float" office:value="2.5" calcext:value-type="float">
            <text:p>2.50</text:p>
          </table:table-cell>
          <table:table-cell table:style-name="ce60" office:value-type="string" calcext:value-type="string">
            <text:p>met with team leader to plan club strategy</text:p>
          </table:table-cell>
          <table:table-cell table:style-name="ce68" office:value-type="currency" office:currency="USD" office:value="92.5" calcext:value-type="currency">
            <text:p>$92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63</text:p>
          </table:table-cell>
          <table:table-cell table:style-name="ce98" office:value-type="float" office:value="0.25" calcext:value-type="float">
            <text:p>.25</text:p>
          </table:table-cell>
          <table:table-cell table:style-name="ce60" office:value-type="string" calcext:value-type="string">
            <text:p>yikes assembly</text:p>
          </table:table-cell>
          <table:table-cell table:style-name="ce68" office:value-type="currency" office:currency="USD" office:value="9.25" calcext:value-type="currency">
            <text:p>$9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85" office:value-type="string" calcext:value-type="string">
            <text:p>22</text:p>
          </table:table-cell>
          <table:table-cell table:style-name="ce98" office:value-type="float" office:value="0.5" calcext:value-type="float">
            <text:p>.50</text:p>
          </table:table-cell>
          <table:table-cell table:style-name="ce30" office:value-type="string" calcext:value-type="string">
            <text:p>overviewed last years club by looking at youth feed back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60" office:value-type="string" calcext:value-type="string">
            <text:p>timesheets / mine and teaching staff</text:p>
          </table:table-cell>
          <table:table-cell table:style-name="ce68" office:value-type="currency" office:currency="USD" office:value="74" calcext:value-type="currency">
            <text:p>$74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49</text:p>
          </table:table-cell>
          <table:table-cell table:style-name="ce98" office:value-type="float" office:value="0.75" calcext:value-type="float">
            <text:p>.75</text:p>
          </table:table-cell>
          <table:table-cell table:style-name="ce60" office:value-type="string" calcext:value-type="string">
            <text:p>scheduled two yikes assemblies, safety art</text:p>
          </table:table-cell>
          <table:table-cell table:style-name="ce68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50</text:p>
          </table:table-cell>
          <table:table-cell table:style-name="ce98" office:value-type="float" office:value="2" calcext:value-type="float">
            <text:p>2.00</text:p>
          </table:table-cell>
          <table:table-cell table:style-name="ce30" office:value-type="string" calcext:value-type="string">
            <text:p>scheduling all classes <text:s/>with school and extra teachers</text:p>
          </table:table-cell>
          <table:table-cell table:style-name="ce68" office:value-type="currency" office:currency="USD" office:value="74" calcext:value-type="currency">
            <text:p>$74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5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planning safety art with team leader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5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editing walk to school day flyer/adding info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49</text:p>
          </table:table-cell>
          <table:table-cell table:style-name="ce98" office:value-type="float" office:value="12" calcext:value-type="float">
            <text:p>12.00</text:p>
          </table:table-cell>
          <table:table-cell table:style-name="ce30" office:value-type="string" calcext:value-type="string">
            <text:p>rodeo <text:s text:c="2"/>(350 students)</text:p>
          </table:table-cell>
          <table:table-cell table:style-name="ce68" office:value-type="currency" office:currency="USD" office:value="444" calcext:value-type="currency">
            <text:p>$444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0</text:p>
          </table:table-cell>
          <table:table-cell table:style-name="ce98" office:value-type="float" office:value="7.5" calcext:value-type="float">
            <text:p>7.50</text:p>
          </table:table-cell>
          <table:table-cell table:style-name="ce30" office:value-type="string" calcext:value-type="string">
            <text:p>yikes assemblies <text:s/>( see jason's sheet)</text:p>
          </table:table-cell>
          <table:table-cell table:style-name="ce68" office:value-type="currency" office:currency="USD" office:value="277.5" calcext:value-type="currency">
            <text:p>$277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14</text:p>
          </table:table-cell>
          <table:table-cell table:style-name="ce98" office:value-type="float" office:value="8.5" calcext:value-type="float">
            <text:p>8.50</text:p>
          </table:table-cell>
          <table:table-cell table:style-name="ce30" office:value-type="string" calcext:value-type="string">
            <text:p>safety art training and preparation and clean up (675 students)</text:p>
          </table:table-cell>
          <table:table-cell table:style-name="ce68" office:value-type="currency" office:currency="USD" office:value="314.5" calcext:value-type="currency">
            <text:p>$314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85" office:value-type="string" calcext:value-type="string">
            <text:p>14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prep for safety art, brainstorming ideas with team leader</text:p>
          </table:table-cell>
          <table:table-cell table:style-name="ce68" office:value-type="currency" office:currency="USD" office:value="37" calcext:value-type="currency">
            <text:p>$37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14</text:p>
          </table:table-cell>
          <table:table-cell table:style-name="ce98" office:value-type="float" office:value="1" calcext:value-type="float">
            <text:p>1.00</text:p>
          </table:table-cell>
          <table:table-cell table:style-name="ce30" office:value-type="string" calcext:value-type="string">
            <text:p>scheduling staff for safety art</text:p>
          </table:table-cell>
          <table:table-cell table:style-name="ce68" office:value-type="currency" office:currency="USD" office:value="37" calcext:value-type="currency">
            <text:p>$37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14</text:p>
          </table:table-cell>
          <table:table-cell table:style-name="ce98" office:value-type="float" office:value="0.75" calcext:value-type="float">
            <text:p>.75</text:p>
          </table:table-cell>
          <table:table-cell table:style-name="ce30" office:value-type="string" calcext:value-type="string">
            <text:p>following up on class logistics</text:p>
          </table:table-cell>
          <table:table-cell table:style-name="ce68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6" office:value-type="float" office:value="40447" calcext:value-type="float">
            <text:p>40447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TM</text:p>
          </table:table-cell>
          <table:table-cell table:style-name="ce90" office:value-type="string" calcext:value-type="string">
            <text:p>30</text:p>
          </table:table-cell>
          <table:table-cell table:style-name="ce98" office:value-type="float" office:value="0.5" calcext:value-type="float">
            <text:p>.50</text:p>
          </table:table-cell>
          <table:table-cell table:style-name="ce30" office:value-type="string" calcext:value-type="string">
            <text:p>introduction conversation with team leader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6" office:value-type="float" office:value="40447" calcext:value-type="float">
            <text:p>40447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EV</text:p>
          </table:table-cell>
          <table:table-cell table:style-name="ce87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30" office:value-type="string" calcext:value-type="string">
            <text:p>postering for parade</text:p>
          </table:table-cell>
          <table:table-cell table:style-name="ce68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5</text:p>
          </table:table-cell>
          <table:table-cell table:style-name="ce98" office:value-type="float" office:value="1" calcext:value-type="float">
            <text:p>1.00</text:p>
          </table:table-cell>
          <table:table-cell table:style-name="ce60" office:value-type="string" calcext:value-type="string">
            <text:p>safety art</text:p>
          </table:table-cell>
          <table:table-cell table:style-name="ce68" office:value-type="currency" office:currency="USD" office:value="37" calcext:value-type="currency">
            <text:p>$37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TM</text:p>
          </table:table-cell>
          <table:table-cell table:style-name="ce86" office:value-type="string" calcext:value-type="string">
            <text:p>5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support team leader during the dixie bike day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meeting with police about parade route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2"/>
          <table:table-cell table:style-name="ce13"/>
          <table:table-cell table:style-name="ce103" table:formula="of:=SUM([.G132:.G242])" office:value-type="float" office:value="165.75" calcext:value-type="float">
            <text:p>165.75</text:p>
          </table:table-cell>
          <table:table-cell table:style-name="ce107"/>
          <table:table-cell table:style-name="ce113" table:formula="of:=SUM([.I132:.I242])" office:value-type="currency" office:currency="USD" office:value="6132.75" calcext:value-type="currency">
            <text:p>$6,132.75</text:p>
          </table:table-cell>
          <table:table-cell table:style-name="ce112" table:formula="of:=[.I243]" office:value-type="currency" office:currency="USD" office:value="6132.75" calcext:value-type="currency">
            <text:p>$6,132.75</text:p>
          </table:table-cell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2"/>
          <table:table-cell table:style-name="ce13"/>
          <table:table-cell table:style-name="ce21"/>
          <table:table-cell table:style-name="ce107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07" office:value-type="string" calcext:value-type="string">
            <text:p>Novato Task Force - database update, set up meeting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07" office:value-type="string" calcext:value-type="string">
            <text:p>review time sheets, reporting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A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outline of schools joining program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A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outline for tasks</text:p>
          </table:table-cell>
          <table:table-cell table:style-name="ce112" office:value-type="currency" office:currency="USD" office:value="27.9525" calcext:value-type="currency">
            <text:p>$27.9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07" office:value-type="string" calcext:value-type="string">
            <text:p>general communications with team leaders,</text:p>
          </table:table-cell>
          <table:table-cell table:style-name="ce112" office:value-type="currency" office:currency="USD" office:value="74.54" calcext:value-type="currency">
            <text:p>$74.5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staff oversight - Michael - database, team leader requests</text:p>
          </table:table-cell>
          <table:table-cell table:style-name="ce112" office:value-type="currency" office:currency="USD" office:value="27.9525" calcext:value-type="currency">
            <text:p>$27.9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Novato Task Force - database update, set up meeting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A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25" calcext:value-type="float">
            <text:p>.25</text:p>
          </table:table-cell>
          <table:table-cell table:style-name="ce107" office:value-type="string" calcext:value-type="string">
            <text:p>review time sheets, reporting</text:p>
          </table:table-cell>
          <table:table-cell table:style-name="ce112" office:value-type="currency" office:currency="USD" office:value="9.3175" calcext:value-type="currency">
            <text:p>$9.3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.75" calcext:value-type="float">
            <text:p>1.75</text:p>
          </table:table-cell>
          <table:table-cell table:style-name="ce107" office:value-type="string" calcext:value-type="string">
            <text:p>general communications with team leaders,</text:p>
          </table:table-cell>
          <table:table-cell table:style-name="ce112" office:value-type="currency" office:currency="USD" office:value="65.2225" calcext:value-type="currency">
            <text:p>$65.2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07" office:value-type="string" calcext:value-type="string">
            <text:p>permission to distribute flyers from principals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1" office:value-type="string" calcext:value-type="string">
            <text:p>46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Conversations with two Reed reps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1" office:value-type="string" calcext:value-type="string">
            <text:p>48</text:p>
          </table:table-cell>
          <table:table-cell table:style-name="ce21" office:value-type="float" office:value="0.25" calcext:value-type="float">
            <text:p>.25</text:p>
          </table:table-cell>
          <table:table-cell table:style-name="ce107" office:value-type="string" calcext:value-type="string">
            <text:p>Conversation with Brookside rep</text:p>
          </table:table-cell>
          <table:table-cell table:style-name="ce112" office:value-type="currency" office:currency="USD" office:value="9.3175" calcext:value-type="currency">
            <text:p>$9.3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1" office:value-type="string" calcext:value-type="string">
            <text:p>56</text:p>
          </table:table-cell>
          <table:table-cell table:style-name="ce21" office:value-type="float" office:value="0.25" calcext:value-type="float">
            <text:p>.25</text:p>
          </table:table-cell>
          <table:table-cell table:style-name="ce107" office:value-type="string" calcext:value-type="string">
            <text:p>Conversation with Bahia Rep</text:p>
          </table:table-cell>
          <table:table-cell table:style-name="ce112" office:value-type="currency" office:currency="USD" office:value="9.3175" calcext:value-type="currency">
            <text:p>$9.3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A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.5" calcext:value-type="float">
            <text:p>1.50</text:p>
          </table:table-cell>
          <table:table-cell table:style-name="ce107" office:value-type="string" calcext:value-type="string">
            <text:p>outline of program for 2005-6 year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4" calcext:value-type="float">
            <text:p>4.00</text:p>
          </table:table-cell>
          <table:table-cell table:style-name="ce107" office:value-type="string" calcext:value-type="string">
            <text:p>communications</text:p>
          </table:table-cell>
          <table:table-cell table:style-name="ce112" office:value-type="currency" office:currency="USD" office:value="149.08" calcext:value-type="currency">
            <text:p>$149.0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.75" calcext:value-type="float">
            <text:p>1.75</text:p>
          </table:table-cell>
          <table:table-cell table:style-name="ce107" office:value-type="string" calcext:value-type="string">
            <text:p>Iwalk flyer/ distribution</text:p>
          </table:table-cell>
          <table:table-cell table:style-name="ce112" office:value-type="currency" office:currency="USD" office:value="65.2225" calcext:value-type="currency">
            <text:p>$65.2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07" office:value-type="string" calcext:value-type="string">
            <text:p>staff oversight/ materials prep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C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07" office:value-type="string" calcext:value-type="string">
            <text:p>review curriculum material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PT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review school wellness policy</text:p>
          </table:table-cell>
          <table:table-cell table:style-name="ce112" office:value-type="currency" office:currency="USD" office:value="27.9525" calcext:value-type="currency">
            <text:p>$27.9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Summary of tasks performed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T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107" office:value-type="string" calcext:value-type="string">
            <text:p>PA&amp;N collabortive meeting</text:p>
          </table:table-cell>
          <table:table-cell table:style-name="ce112" office:value-type="currency" office:currency="USD" office:value="111.81" calcext:value-type="currency">
            <text:p>$111.8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press release <text:s/>Iwalk</text:p>
          </table:table-cell>
          <table:table-cell table:style-name="ce112" office:value-type="currency" office:currency="USD" office:value="27.9525" calcext:value-type="currency">
            <text:p>$27.9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1A</text:p>
          </table:table-cell>
          <table:table-cell table:style-name="ce5" office:value-type="string" calcext:value-type="string">
            <text:p>*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07" office:value-type="string" calcext:value-type="string">
            <text:p>Meeting with TAM</text:p>
          </table:table-cell>
          <table:table-cell table:style-name="ce112" office:value-type="currency" office:currency="USD" office:value="74.54" calcext:value-type="currency">
            <text:p>$74.5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92" office:value-type="string" calcext:value-type="string">
            <text:p>*</text:p>
          </table:table-cell>
          <table:table-cell table:style-name="ce21" office:value-type="float" office:value="5" calcext:value-type="float">
            <text:p>5.00</text:p>
          </table:table-cell>
          <table:table-cell table:style-name="ce107" office:value-type="string" calcext:value-type="string">
            <text:p>TAM reporting, answering questions, responding to David's inquirites, preparing August report.</text:p>
          </table:table-cell>
          <table:table-cell table:style-name="ce112" office:value-type="currency" office:currency="USD" office:value="186.35" calcext:value-type="currency">
            <text:p>$186.3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2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107" office:value-type="string" calcext:value-type="string">
            <text:p>Novato Task Force meeting</text:p>
          </table:table-cell>
          <table:table-cell table:style-name="ce112" office:value-type="currency" office:currency="USD" office:value="111.81" calcext:value-type="currency">
            <text:p>$111.8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distribution of Iwalk flyers delivery list</text:p>
          </table:table-cell>
          <table:table-cell table:style-name="ce112" office:value-type="currency" office:currency="USD" office:value="27.9525" calcext:value-type="currency">
            <text:p>$27.9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4.5" calcext:value-type="float">
            <text:p>4.50</text:p>
          </table:table-cell>
          <table:table-cell table:style-name="ce107" office:value-type="string" calcext:value-type="string">
            <text:p>communications Novato Task Force, Sun Valley, David Parisi, Manor school, Lagunitas misc emails</text:p>
          </table:table-cell>
          <table:table-cell table:style-name="ce112" office:value-type="currency" office:currency="USD" office:value="167.715" calcext:value-type="currency">
            <text:p>$167.7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*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comments on survey</text:p>
          </table:table-cell>
          <table:table-cell table:style-name="ce112" office:value-type="currency" office:currency="USD" office:value="27.9525" calcext:value-type="currency">
            <text:p>$27.9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07" office:value-type="string" calcext:value-type="string">
            <text:p>creation of sample newsletter submission for school newsletters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strategies on middle and high school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1" office:value-type="string" calcext:value-type="string">
            <text:p>31</text:p>
          </table:table-cell>
          <table:table-cell table:style-name="ce21" office:value-type="float" office:value="2" calcext:value-type="float">
            <text:p>2.00</text:p>
          </table:table-cell>
          <table:table-cell table:style-name="ce107" office:value-type="string" calcext:value-type="string">
            <text:p>Meeting with Hill assistant principal</text:p>
          </table:table-cell>
          <table:table-cell table:style-name="ce112" office:value-type="currency" office:currency="USD" office:value="74.54" calcext:value-type="currency">
            <text:p>$74.5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1" office:value-type="string" calcext:value-type="string">
            <text:p>51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Conversation with volunteer on walkabouts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1" office:value-type="string" calcext:value-type="string">
            <text:p>18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Conversation with new volunteer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work with Jaon on Marin Horizon and new Yikes assembly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1" office:value-type="string" calcext:value-type="string">
            <text:p>21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converation with outgoing team leader and prep for principal meeting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6" calcext:value-type="float">
            <text:p>6.00</text:p>
          </table:table-cell>
          <table:table-cell table:style-name="ce107" office:value-type="string" calcext:value-type="string">
            <text:p>misc communications, St. Anselms new team leaders, <text:s/>Reed on W2SD, Hamilton, Ross, Marin Horizon</text:p>
          </table:table-cell>
          <table:table-cell table:style-name="ce112" office:value-type="currency" office:currency="USD" office:value="223.62" calcext:value-type="currency">
            <text:p>$223.6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2E</text:p>
          </table:table-cell>
          <table:table-cell table:style-name="ce5" office:value-type="string" calcext:value-type="string">
            <text:p>*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refine letter to principals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Call from parent at St. Anselms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07" office:value-type="string" calcext:value-type="string">
            <text:p>Press work for W2SD</text:p>
          </table:table-cell>
          <table:table-cell table:style-name="ce112" office:value-type="currency" office:currency="USD" office:value="74.54" calcext:value-type="currency">
            <text:p>$74.5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1B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4.75" calcext:value-type="float">
            <text:p>4.75</text:p>
          </table:table-cell>
          <table:table-cell table:style-name="ce107" office:value-type="string" calcext:value-type="string">
            <text:p>prep for Tam presentation, presentation</text:p>
          </table:table-cell>
          <table:table-cell table:style-name="ce112" office:value-type="currency" office:currency="USD" office:value="177.0325" calcext:value-type="currency">
            <text:p>$177.03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.5" calcext:value-type="float">
            <text:p>1.50</text:p>
          </table:table-cell>
          <table:table-cell table:style-name="ce107" office:value-type="string" calcext:value-type="string">
            <text:p>activities chart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52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Talk to potential team leader at While Hill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.5" calcext:value-type="float">
            <text:p>1.50</text:p>
          </table:table-cell>
          <table:table-cell table:style-name="ce107" office:value-type="string" calcext:value-type="string">
            <text:p>staff meeting, plan for Wakl to School Day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21</text:p>
          </table:table-cell>
          <table:table-cell table:style-name="ce21" office:value-type="float" office:value="2" calcext:value-type="float">
            <text:p>2.00</text:p>
          </table:table-cell>
          <table:table-cell table:style-name="ce107" office:value-type="string" calcext:value-type="string">
            <text:p>Meeting with Principal and team leaders at Edna Maguire</text:p>
          </table:table-cell>
          <table:table-cell table:style-name="ce112" office:value-type="currency" office:currency="USD" office:value="74.54" calcext:value-type="currency">
            <text:p>$74.5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07" office:value-type="string" calcext:value-type="string">
            <text:p>pick up flyers from printer and deliver to Reed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.5" calcext:value-type="float">
            <text:p>1.50</text:p>
          </table:table-cell>
          <table:table-cell table:style-name="ce107" office:value-type="string" calcext:value-type="string">
            <text:p>I walk promotion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discuss logistics of scheduling staff w/Mel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.5" calcext:value-type="float">
            <text:p>1.50</text:p>
          </table:table-cell>
          <table:table-cell table:style-name="ce107" office:value-type="string" calcext:value-type="string">
            <text:p>preparations, promotions and misc work for Iwalk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2B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07" office:value-type="string" calcext:value-type="string">
            <text:p>review best practices draft and made comments.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21</text:p>
          </table:table-cell>
          <table:table-cell table:style-name="ce21" office:value-type="float" office:value="1" calcext:value-type="float">
            <text:p>1.00</text:p>
          </table:table-cell>
          <table:table-cell table:style-name="ce107" office:value-type="string" calcext:value-type="string">
            <text:p>working with both team leaders to resolve a conflict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107" office:value-type="string" calcext:value-type="string">
            <text:p>Staff direction, resolving rodeo issue, directing admin on tasks, scheduling problems, crisis management</text:p>
          </table:table-cell>
          <table:table-cell table:style-name="ce112" office:value-type="currency" office:currency="USD" office:value="111.81" calcext:value-type="currency">
            <text:p>$111.8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4.5" calcext:value-type="float">
            <text:p>4.50</text:p>
          </table:table-cell>
          <table:table-cell table:style-name="ce107" office:value-type="string" calcext:value-type="string">
            <text:p>misc communications, street issues - Fairfax, Brookside, Sun Valley, Dixie, Novato task force</text:p>
          </table:table-cell>
          <table:table-cell table:style-name="ce112" office:value-type="currency" office:currency="USD" office:value="167.715" calcext:value-type="currency">
            <text:p>$167.7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2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talk with Walk Boston re best practices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07" office:value-type="string" calcext:value-type="string">
            <text:p>walk to schohol day <text:s/>questions, Reed, Vallicito, promotion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78</text:p>
          </table:table-cell>
          <table:table-cell table:style-name="ce21" office:value-type="float" office:value="3" calcext:value-type="float">
            <text:p>3.00</text:p>
          </table:table-cell>
          <table:table-cell table:style-name="ce107" office:value-type="string" calcext:value-type="string">
            <text:p>Tam High Safety Meeting</text:p>
          </table:table-cell>
          <table:table-cell table:style-name="ce112" office:value-type="currency" office:currency="USD" office:value="111.81" calcext:value-type="currency">
            <text:p>$111.8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4.5" calcext:value-type="float">
            <text:p>4.50</text:p>
          </table:table-cell>
          <table:table-cell table:style-name="ce107" office:value-type="string" calcext:value-type="string">
            <text:p>Walk to School day promotino, press, e-message to team leaders</text:p>
          </table:table-cell>
          <table:table-cell table:style-name="ce112" office:value-type="currency" office:currency="USD" office:value="167.715" calcext:value-type="currency">
            <text:p>$167.7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WK</text:p>
          </table:table-cell>
          <table:table-cell table:style-name="ce85" office:value-type="string" calcext:value-type="string">
            <text:p>18</text:p>
          </table:table-cell>
          <table:table-cell table:style-name="ce21" office:value-type="float" office:value="4" calcext:value-type="float">
            <text:p>4.00</text:p>
          </table:table-cell>
          <table:table-cell table:style-name="ce107" office:value-type="string" calcext:value-type="string">
            <text:p>Marin Horizon reconnaisance w volunteers</text:p>
          </table:table-cell>
          <table:table-cell table:style-name="ce112" office:value-type="currency" office:currency="USD" office:value="149.08" calcext:value-type="currency">
            <text:p>$149.0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14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talk to parent from Neil Cummins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WK</text:p>
          </table:table-cell>
          <table:table-cell table:style-name="ce85" office:value-type="string" calcext:value-type="string">
            <text:p>64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setting up meeting w/ Sun Valley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07" office:value-type="string" calcext:value-type="string">
            <text:p>work program</text:p>
          </table:table-cell>
          <table:table-cell table:style-name="ce112" office:value-type="currency" office:currency="USD" office:value="74.54" calcext:value-type="currency">
            <text:p>$74.5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WK</text:p>
          </table:table-cell>
          <table:table-cell table:style-name="ce85" office:value-type="string" calcext:value-type="string">
            <text:p>50</text:p>
          </table:table-cell>
          <table:table-cell table:style-name="ce21" office:value-type="float" office:value="1.5" calcext:value-type="float">
            <text:p>1.50</text:p>
          </table:table-cell>
          <table:table-cell table:style-name="ce107" office:value-type="string" calcext:value-type="string">
            <text:p>Manor walkabout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distribution of z-bars</text:p>
          </table:table-cell>
          <table:table-cell table:style-name="ce112" office:value-type="currency" office:currency="USD" office:value="27.9525" calcext:value-type="currency">
            <text:p>$27.9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3.25" calcext:value-type="float">
            <text:p>3.25</text:p>
          </table:table-cell>
          <table:table-cell table:style-name="ce107" office:value-type="string" calcext:value-type="string">
            <text:p>Prepare time cards and TAM report</text:p>
          </table:table-cell>
          <table:table-cell table:style-name="ce112" office:value-type="currency" office:currency="USD" office:value="121.1275" calcext:value-type="currency">
            <text:p>$121.13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103" table:formula="of:=SUM([.G244:.G307])" office:value-type="float" office:value="101" calcext:value-type="float">
            <text:p>101.00</text:p>
          </table:table-cell>
          <table:table-cell table:style-name="ce107"/>
          <table:table-cell table:style-name="ce113" table:formula="of:=SUM([.I244:.I307])" office:value-type="currency" office:currency="USD" office:value="3764.27" calcext:value-type="currency">
            <text:p>$3,764.27</text:p>
          </table:table-cell>
          <table:table-cell table:style-name="ce112" table:formula="of:=[.I308]" office:value-type="currency" office:currency="USD" office:value="3764.27" calcext:value-type="currency">
            <text:p>$3,764.27</text:p>
          </table:table-cell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07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staff technical support; refined timesheet template</text:p>
          </table:table-cell>
          <table:table-cell table:style-name="ce112" office:value-type="currency" office:currency="USD" office:value="19.545" calcext:value-type="currency">
            <text:p>$19.5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coordinated insurance for Human Powered parade</text:p>
          </table:table-cell>
          <table:table-cell table:style-name="ce112" office:value-type="currency" office:currency="USD" office:value="19.545" calcext:value-type="currency">
            <text:p>$19.5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website updates</text:p>
          </table:table-cell>
          <table:table-cell table:style-name="ce112" office:value-type="currency" office:currency="USD" office:value="13.03" calcext:value-type="currency">
            <text:p>$13.03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07" office:value-type="string" calcext:value-type="string">
            <text:p>volunteer recruitment for Human Powered parade poster distribution</text:p>
          </table:table-cell>
          <table:table-cell table:style-name="ce112" office:value-type="currency" office:currency="USD" office:value="13.03" calcext:value-type="currency">
            <text:p>$13.03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07" office:value-type="string" calcext:value-type="string">
            <text:p>website updates, submitted Kaiser staff insurance forms, revised timesheet template</text:p>
          </table:table-cell>
          <table:table-cell table:style-name="ce112" office:value-type="currency" office:currency="USD" office:value="19.545" calcext:value-type="currency">
            <text:p>$19.5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103" table:formula="of:=SUM([.G309:.G314])" office:value-type="float" office:value="3.25" calcext:value-type="float">
            <text:p>3.25</text:p>
          </table:table-cell>
          <table:table-cell table:style-name="ce107"/>
          <table:table-cell table:style-name="ce113" table:formula="of:=SUM([.I309:.I314])" office:value-type="currency" office:currency="USD" office:value="84.695" calcext:value-type="currency">
            <text:p>$84.70</text:p>
          </table:table-cell>
          <table:table-cell table:style-name="ce112" table:formula="of:=[.I315]" office:value-type="currency" office:currency="USD" office:value="84.695" calcext:value-type="currency">
            <text:p>$84.70</text:p>
          </table:table-cell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07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09" office:value-type="string" calcext:value-type="string">
            <text:p>Total Amount Due</text:p>
          </table:table-cell>
          <table:table-cell table:style-name="ce112"/>
          <table:table-cell table:style-name="ce112" table:formula="of:=SUM([.J6:.J315])" office:value-type="currency" office:currency="USD" office:value="17821.2425" calcext:value-type="currency">
            <text:p>$17,821.24</text:p>
          </table:table-cell>
          <table:table-cell table:style-name="ce32" table:number-columns-repeated="1014"/>
        </table:table-row>
        <table:table-row table:style-name="ro2" table:number-rows-repeated="4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07"/>
          <table:table-cell table:style-name="ce112" table:number-columns-repeated="2"/>
          <table:table-cell table:style-name="ce32" table:number-columns-repeated="1014"/>
        </table:table-row>
        <table:table-row table:style-name="ro2" table:number-rows-repeated="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1"/>
          <table:table-cell table:style-name="ce107"/>
          <table:table-cell table:style-name="ce112" table:number-columns-repeated="2"/>
          <table:table-cell table:style-name="ce32" table:number-columns-repeated="1014"/>
        </table:table-row>
        <table:table-row table:style-name="ro2" table:number-rows-repeated="3">
          <table:table-cell table:style-name="ce39" table:number-columns-repeated="2"/>
          <table:table-cell table:style-name="ce78"/>
          <table:table-cell table:style-name="ce14" table:number-columns-repeated="2"/>
          <table:table-cell table:style-name="ce12"/>
          <table:table-cell table:style-name="ce98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5">
          <table:table-cell table:style-name="ce39" table:number-columns-repeated="2"/>
          <table:table-cell table:style-name="ce79"/>
          <table:table-cell table:style-name="ce14" table:number-columns-repeated="2"/>
          <table:table-cell table:style-name="ce12"/>
          <table:table-cell table:style-name="ce98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20">
          <table:table-cell table:style-name="ce39" table:number-columns-repeated="2"/>
          <table:table-cell table:style-name="ce78"/>
          <table:table-cell table:style-name="ce14" table:number-columns-repeated="2"/>
          <table:table-cell table:style-name="ce12"/>
          <table:table-cell table:style-name="ce98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12">
          <table:table-cell table:style-name="ce39" table:number-columns-repeated="2"/>
          <table:table-cell table:style-name="ce78"/>
          <table:table-cell table:style-name="ce14" table:number-columns-repeated="2"/>
          <table:table-cell table:style-name="ce12"/>
          <table:table-cell table:style-name="ce98"/>
          <table:table-cell table:style-name="ce106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4">
          <table:table-cell table:style-name="ce39" table:number-columns-repeated="2"/>
          <table:table-cell table:style-name="ce78"/>
          <table:table-cell table:style-name="ce14" table:number-columns-repeated="2"/>
          <table:table-cell table:style-name="ce12"/>
          <table:table-cell table:style-name="ce98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style-name="ce73" table:number-columns-repeated="2"/>
          <table:table-cell table:style-name="ce81"/>
          <table:table-cell table:style-name="ce84" table:number-columns-repeated="2"/>
          <table:table-cell table:style-name="ce93"/>
          <table:table-cell table:style-name="ce105"/>
          <table:table-cell table:style-name="ce110"/>
          <table:table-cell/>
          <table:table-cell table:style-name="ce114"/>
          <table:table-cell table:style-name="ce115" table:number-columns-repeated="1014"/>
        </table:table-row>
        <table:table-row table:style-name="ro2" table:number-rows-repeated="10482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 Labor by Task - Untotaled" table:style-name="ta4" table:print-ranges="'3. Labor by Task - Untotaled'.A1048575:'3. Labor by Task - Untotaled'.J1048575">
        <office:forms form:automatic-focus="false" form:apply-design-mode="false"/>
        <table:table-column table:style-name="co5" table:default-cell-style-name="ce40"/>
        <table:table-column table:style-name="co6" table:default-cell-style-name="ce40"/>
        <table:table-column table:style-name="co7" table:default-cell-style-name="ce80"/>
        <table:table-column table:style-name="co1" table:number-columns-repeated="2" table:default-cell-style-name="ce15"/>
        <table:table-column table:style-name="co1" table:default-cell-style-name="ce50"/>
        <table:table-column table:style-name="co7" table:default-cell-style-name="ce104"/>
        <table:table-column table:style-name="co9" table:default-cell-style-name="ce130"/>
        <table:table-column table:style-name="co6" table:number-columns-repeated="2" table:default-cell-style-name="ce69"/>
        <table:table-column table:style-name="co4" table:number-columns-repeated="1014" table:default-cell-style-name="Default"/>
        <table:table-row table:style-name="ro1">
          <table:table-cell table:style-name="ce34" table:number-columns-repeated="2"/>
          <table:table-cell table:style-name="ce74"/>
          <table:table-cell table:style-name="ce1" table:number-columns-repeated="2"/>
          <table:table-cell table:style-name="ce8"/>
          <table:table-cell table:style-name="ce94"/>
          <table:table-cell table:style-name="ce122"/>
          <table:table-cell table:style-name="ce63" table:number-columns-repeated="2"/>
          <table:table-cell table:style-name="ce71" table:number-columns-repeated="1014"/>
        </table:table-row>
        <table:table-row table:style-name="ro1">
          <table:table-cell table:style-name="ce35" table:number-columns-repeated="2"/>
          <table:table-cell table:style-name="ce75"/>
          <table:table-cell table:style-name="ce2" table:number-columns-repeated="2"/>
          <table:table-cell table:style-name="ce9"/>
          <table:table-cell table:style-name="ce95"/>
          <table:table-cell table:style-name="ce123"/>
          <table:table-cell table:style-name="ce64" table:number-columns-repeated="2"/>
          <table:table-cell table:style-name="ce71" table:number-columns-repeated="1014"/>
        </table:table-row>
        <table:table-row table:style-name="ro2">
          <table:table-cell table:style-name="ce36" office:value-type="string" calcext:value-type="string">
            <text:p>Week Of</text:p>
          </table:table-cell>
          <table:table-cell table:style-name="ce36" office:value-type="string" calcext:value-type="string">
            <text:p>Staff</text:p>
          </table:table-cell>
          <table:table-cell table:style-name="ce65" office:value-type="string" calcext:value-type="string">
            <text:p>Rate</text:p>
          </table:table-cell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Sub</text:p>
          </table:table-cell>
          <table:table-cell table:style-name="ce10" office:value-type="string" calcext:value-type="string">
            <text:p>School</text:p>
          </table:table-cell>
          <table:table-cell table:style-name="ce96" office:value-type="string" calcext:value-type="string">
            <text:p>Hours</text:p>
          </table:table-cell>
          <table:table-cell table:style-name="ce3" office:value-type="string" calcext:value-type="string">
            <text:p>Description</text:p>
          </table:table-cell>
          <table:table-cell table:number-columns-repeated="2" table:style-name="ce65" office:value-type="string" calcext:value-type="string">
            <text:p>Cost</text:p>
          </table:table-cell>
          <table:table-cell table:style-name="ce71" table:number-columns-repeated="1014"/>
        </table:table-row>
        <table:table-row table:style-name="ro1">
          <table:table-cell table:style-name="ce37" table:number-columns-repeated="2"/>
          <table:table-cell table:style-name="ce76"/>
          <table:table-cell table:style-name="ce4" table:number-columns-repeated="2"/>
          <table:table-cell table:style-name="ce11"/>
          <table:table-cell table:style-name="ce97"/>
          <table:table-cell table:style-name="ce124"/>
          <table:table-cell table:style-name="ce66" table:number-columns-repeated="2"/>
          <table:table-cell table:style-name="ce71" table:number-columns-repeated="1014"/>
        </table:table-row>
        <table:table-row table:style-name="ro1">
          <table:table-cell table:style-name="ce38" table:number-columns-repeated="2"/>
          <table:table-cell table:style-name="ce77"/>
          <table:table-cell table:style-name="ce48" table:number-columns-repeated="2"/>
          <table:table-cell table:style-name="ce49"/>
          <table:table-cell table:style-name="ce23"/>
          <table:table-cell table:style-name="ce125"/>
          <table:table-cell table:style-name="ce67" table:number-columns-repeated="2"/>
          <table:table-cell table:style-name="ce71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1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Meeting with TAM</text:p>
          </table:table-cell>
          <table:table-cell table:number-columns-repeated="2" table:style-name="ce68" office:value-type="currency" office:currency="USD" office:value="74.54" calcext:value-type="currency">
            <text:p>$74.54</text:p>
          </table:table-cell>
          <table:table-cell table:style-name="ce33" office:value-type="float" office:value="74.54" calcext:value-type="float">
            <text:p>74.54</text:p>
          </table:table-cell>
          <table:table-cell table:style-name="ce33" table:number-columns-repeated="1013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1B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4.75" calcext:value-type="float">
            <text:p>4.75</text:p>
          </table:table-cell>
          <table:table-cell table:style-name="ce126" office:value-type="string" calcext:value-type="string">
            <text:p>prep for Tam presentation, presentation</text:p>
          </table:table-cell>
          <table:table-cell table:number-columns-repeated="2" table:style-name="ce68" office:value-type="currency" office:currency="USD" office:value="177.0325" calcext:value-type="currency">
            <text:p>$177.03</text:p>
          </table:table-cell>
          <table:table-cell table:style-name="ce33" office:value-type="float" office:value="177.0325" calcext:value-type="float">
            <text:p>177.0325</text:p>
          </table:table-cell>
          <table:table-cell table:style-name="ce33" table:number-columns-repeated="1013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126" office:value-type="string" calcext:value-type="string">
            <text:p>comments on survey</text:p>
          </table:table-cell>
          <table:table-cell table:style-name="ce68" office:value-type="currency" office:currency="USD" office:value="27.9525" calcext:value-type="currency">
            <text:p>$27.9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126" office:value-type="string" calcext:value-type="string">
            <text:p>talk with Walk Boston re best practices</text:p>
          </table:table-cell>
          <table:table-cell table:style-name="ce68" office:value-type="currency" office:currency="USD" office:value="18.635" calcext:value-type="currency">
            <text:p>$18.64</text:p>
          </table:table-cell>
          <table:table-cell table:style-name="ce68" office:value-type="currency" office:currency="USD" office:value="46.5875" calcext:value-type="currency">
            <text:p>$46.59</text:p>
          </table:table-cell>
          <table:table-cell table:style-name="ce33" office:value-type="float" office:value="46.5875" calcext:value-type="float">
            <text:p>46.5875</text:p>
          </table:table-cell>
          <table:table-cell table:style-name="ce33" table:number-columns-repeated="1013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2B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review best practices draft and made comments.</text:p>
          </table:table-cell>
          <table:table-cell table:number-columns-repeated="2" table:style-name="ce68" office:value-type="currency" office:currency="USD" office:value="37.27" calcext:value-type="currency">
            <text:p>$37.27</text:p>
          </table:table-cell>
          <table:table-cell table:style-name="ce33" office:value-type="float" office:value="37.27" calcext:value-type="float">
            <text:p>37.27</text:p>
          </table:table-cell>
          <table:table-cell table:style-name="ce33" table:number-columns-repeated="1013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2E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refine letter to principals</text:p>
          </table:table-cell>
          <table:table-cell table:number-columns-repeated="2" table:style-name="ce112" office:value-type="currency" office:currency="USD" office:value="18.635" calcext:value-type="currency">
            <text:p>$18.64</text:p>
          </table:table-cell>
          <table:table-cell table:style-name="ce32" office:value-type="float" office:value="18.635" calcext:value-type="float">
            <text:p>18.635</text:p>
          </table:table-cell>
          <table:table-cell table:style-name="ce32" table:number-columns-repeated="1013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general communications with team leaders,</text:p>
          </table:table-cell>
          <table:table-cell table:style-name="ce112" office:value-type="currency" office:currency="USD" office:value="74.54" calcext:value-type="currency">
            <text:p>$74.5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8-29" calcext:value-type="date">
            <text:p>8/29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60" office:value-type="string" calcext:value-type="string">
            <text:p>staff oversight - Michael - database, team leader requests</text:p>
          </table:table-cell>
          <table:table-cell table:style-name="ce68" office:value-type="currency" office:currency="USD" office:value="27.9525" calcext:value-type="currency">
            <text:p>$27.9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4" calcext:value-type="float">
            <text:p>4.00</text:p>
          </table:table-cell>
          <table:table-cell table:style-name="ce29" office:value-type="string" calcext:value-type="string">
            <text:p>getting back to school catch up, new staff logisits</text:p>
          </table:table-cell>
          <table:table-cell table:style-name="ce112" office:value-type="currency" office:currency="USD" office:value="148" calcext:value-type="currency">
            <text:p>$148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.75" calcext:value-type="float">
            <text:p>1.75</text:p>
          </table:table-cell>
          <table:table-cell table:style-name="ce126" office:value-type="string" calcext:value-type="string">
            <text:p>general communications with team leaders,</text:p>
          </table:table-cell>
          <table:table-cell table:style-name="ce68" office:value-type="currency" office:currency="USD" office:value="65.2225" calcext:value-type="currency">
            <text:p>$65.2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staff oversight/ materials prep</text:p>
          </table:table-cell>
          <table:table-cell table:style-name="ce68" office:value-type="currency" office:currency="USD" office:value="37.27" calcext:value-type="currency">
            <text:p>$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PHONE - <text:s/>Kel Harris, Heidi Adler, etc.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8" office:value-type="string" calcext:value-type="string">
            <text:p>INSTALLING SOFTWARE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75" calcext:value-type="float">
            <text:p>.75</text:p>
          </table:table-cell>
          <table:table-cell table:style-name="ce29" office:value-type="string" calcext:value-type="string">
            <text:p>staff technical support; refined timesheet template</text:p>
          </table:table-cell>
          <table:table-cell table:style-name="ce112" office:value-type="currency" office:currency="USD" office:value="19.545" calcext:value-type="currency">
            <text:p>$19.5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meeting with michael on scheduling, supplies, etc.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.25" calcext:value-type="float">
            <text:p>1.25</text:p>
          </table:table-cell>
          <table:table-cell table:style-name="ce127" office:value-type="string" calcext:value-type="string">
            <text:p>tabling info to michael</text:p>
          </table:table-cell>
          <table:table-cell table:style-name="ce112" office:value-type="currency" office:currency="USD" office:value="46.25" calcext:value-type="currency">
            <text:p>$46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Respond to info requestes.</text:p>
          </table:table-cell>
          <table:table-cell table:style-name="ce112" office:value-type="currency" office:currency="USD" office:value="35.82" calcext:value-type="currency">
            <text:p>$35.8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29" office:value-type="string" calcext:value-type="string">
            <text:p>EMAILS: TL's, Mary Scarlett, William Wayland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19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PHONE: Key Feallock, Deborah A., Mary S.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75" calcext:value-type="float">
            <text:p>.75</text:p>
          </table:table-cell>
          <table:table-cell table:style-name="ce29" office:value-type="string" calcext:value-type="string">
            <text:p>check in meeting with Wendi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provided paperwork/scheduling to extra teacher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checked emails, returned calls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returning phone calls, answering emails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27" office:value-type="string" calcext:value-type="string">
            <text:p>working out tax forms/ payment issues with trick rider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staff meeting, plan for Wakl to School Day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RESEARCHING GEAR MFR'S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EMAILS: planning materials distribution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PHONE CALLS: volunteer coordination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sorting / organizing safety art materials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website updates</text:p>
          </table:table-cell>
          <table:table-cell table:style-name="ce112" office:value-type="currency" office:currency="USD" office:value="13.03" calcext:value-type="currency">
            <text:p>$13.03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.5" calcext:value-type="float">
            <text:p>1.50</text:p>
          </table:table-cell>
          <table:table-cell table:style-name="ce127" office:value-type="string" calcext:value-type="string">
            <text:p>STAFF MEETING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75" calcext:value-type="float">
            <text:p>.75</text:p>
          </table:table-cell>
          <table:table-cell table:style-name="ce29" office:value-type="string" calcext:value-type="string">
            <text:p>logisitc scheduling with BMX rider for yikes and rodeos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25" calcext:value-type="float">
            <text:p>.25</text:p>
          </table:table-cell>
          <table:table-cell table:style-name="ce127" office:value-type="string" calcext:value-type="string">
            <text:p>responded to volunteer emails from students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trained Michael/provided information about how to use safety art and assemblies to support team leaders in promoting walk to school day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.75" calcext:value-type="float">
            <text:p>1.75</text:p>
          </table:table-cell>
          <table:table-cell table:style-name="ce60" office:value-type="string" calcext:value-type="string">
            <text:p>trained Michael on safety art, logistics, looked over materials</text:p>
          </table:table-cell>
          <table:table-cell table:style-name="ce68" office:value-type="currency" office:currency="USD" office:value="64.75" calcext:value-type="currency">
            <text:p>$64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60" office:value-type="string" calcext:value-type="string">
            <text:p>School Calender prep/scheduling, respond to info requests, Staff Meeting</text:p>
          </table:table-cell>
          <table:table-cell table:style-name="ce68" office:value-type="currency" office:currency="USD" office:value="107.46" calcext:value-type="currency">
            <text:p>$107.4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127" office:value-type="string" calcext:value-type="string">
            <text:p>Staff direction, resolving rodeo issue, directing admin on tasks, scheduling problems, crisis management</text:p>
          </table:table-cell>
          <table:table-cell table:style-name="ce112" office:value-type="currency" office:currency="USD" office:value="111.81" calcext:value-type="currency">
            <text:p>$111.8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returning rental van -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60" office:value-type="string" calcext:value-type="string">
            <text:p>compiling / assessing TL reports from schools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program projects status and staff tasks coordination oversight, highschool programs review and coordination</text:p>
          </table:table-cell>
          <table:table-cell table:style-name="ce112" office:value-type="currency" office:currency="USD" office:value="43.42" calcext:value-type="currency">
            <text:p>$43.4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Trigg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60" office:value-type="string" calcext:value-type="string">
            <text:p>website updates, submitted Kaiser staff insurance forms, revised timesheet template</text:p>
          </table:table-cell>
          <table:table-cell table:style-name="ce68" office:value-type="currency" office:currency="USD" office:value="19.545" calcext:value-type="currency">
            <text:p>$19.55</text:p>
          </table:table-cell>
          <table:table-cell table:style-name="ce68"/>
          <table:table-cell table:style-name="ce33" office:value-type="float" office:value="1657.48" calcext:value-type="float">
            <text:p>1657.48</text:p>
          </table:table-cell>
          <table:table-cell table:style-name="ce33" table:number-columns-repeated="1013"/>
        </table:table-row>
        <table:table-row table:style-name="ro2">
          <table:table-cell table:style-name="ce39" office:value-type="date" office:date-value="2010-08-29" calcext:value-type="date">
            <text:p>8/29/10</text:p>
          </table:table-cell>
          <table:table-cell table:style-name="ce39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.25" calcext:value-type="float">
            <text:p>2.25</text:p>
          </table:table-cell>
          <table:table-cell table:style-name="ce60" office:value-type="string" calcext:value-type="string">
            <text:p>overviewing curriculum from last year</text:p>
          </table:table-cell>
          <table:table-cell table:style-name="ce68" office:value-type="currency" office:currency="USD" office:value="83.25" calcext:value-type="currency">
            <text:p>$83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8" office:value-type="string" calcext:value-type="string">
            <text:p>review curriculum material</text:p>
          </table:table-cell>
          <table:table-cell table:style-name="ce68" office:value-type="currency" office:currency="USD" office:value="37.27" calcext:value-type="currency">
            <text:p>$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127" office:value-type="string" calcext:value-type="string">
            <text:p>ecovelocity clubs</text:p>
          </table:table-cell>
          <table:table-cell table:style-name="ce112" office:value-type="currency" office:currency="USD" office:value="111" calcext:value-type="currency">
            <text:p>$111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4.75" calcext:value-type="float">
            <text:p>4.75</text:p>
          </table:table-cell>
          <table:table-cell table:style-name="ce126" office:value-type="string" calcext:value-type="string">
            <text:p>prepare presentation for next generation conference</text:p>
          </table:table-cell>
          <table:table-cell table:style-name="ce68" office:value-type="currency" office:currency="USD" office:value="175.75" calcext:value-type="currency">
            <text:p>$175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acquire supplies for Safety Art</text:p>
          </table:table-cell>
          <table:table-cell table:style-name="ce112" office:value-type="currency" office:currency="USD" office:value="35.82" calcext:value-type="currency">
            <text:p>$35.8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85" office:value-type="string" calcext:value-type="string">
            <text:p>18</text:p>
          </table:table-cell>
          <table:table-cell table:style-name="ce22" office:value-type="float" office:value="0.25" calcext:value-type="float">
            <text:p>.25</text:p>
          </table:table-cell>
          <table:table-cell table:style-name="ce29" office:value-type="string" calcext:value-type="string">
            <text:p>Marin Horizon walk day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85" office:value-type="string" calcext:value-type="string">
            <text:p>5</text:p>
          </table:table-cell>
          <table:table-cell table:style-name="ce22" office:value-type="float" office:value="1.5" calcext:value-type="float">
            <text:p>1.50</text:p>
          </table:table-cell>
          <table:table-cell table:style-name="ce29" office:value-type="string" calcext:value-type="string">
            <text:p>bike safety assembly brainstorm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meeting about SR2S gear campaign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downloaded pictures from local education event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green transportation campaign research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safety art equipment gatheiring /meeting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5" calcext:value-type="float">
            <text:p>1.50</text:p>
          </table:table-cell>
          <table:table-cell table:style-name="ce29" office:value-type="string" calcext:value-type="string">
            <text:p>scripting out Yikes 2 assembly with staff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25" calcext:value-type="float">
            <text:p>1.25</text:p>
          </table:table-cell>
          <table:table-cell table:style-name="ce29" office:value-type="string" calcext:value-type="string">
            <text:p>training staff on safety art/ school logistics</text:p>
          </table:table-cell>
          <table:table-cell table:style-name="ce112" office:value-type="currency" office:currency="USD" office:value="46.25" calcext:value-type="currency">
            <text:p>$46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4" calcext:value-type="float">
            <text:p>4.00</text:p>
          </table:table-cell>
          <table:table-cell table:style-name="ce29" office:value-type="string" calcext:value-type="string">
            <text:p>Research Materials reproduction- teaching videos, Create new Yikes Assembly</text:p>
          </table:table-cell>
          <table:table-cell table:style-name="ce112" office:value-type="currency" office:currency="USD" office:value="143.28" calcext:value-type="currency">
            <text:p>$143.2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work with Jaon on Marin Horizon and new Yikes assembly</text:p>
          </table:table-cell>
          <table:table-cell table:style-name="ce68" office:value-type="currency" office:currency="USD" office:value="18.635" calcext:value-type="currency">
            <text:p>$18.6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rehearsed / developed script for yikes assy.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brainstorm and write yikes 2 script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safety art class talking points, etc.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89" office:value-type="string" calcext:value-type="string">
            <text:p>22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overviewed last years club by looking at youth feed back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D</text:p>
          </table:table-cell>
          <table:table-cell table:style-name="ce86" office:value-type="string" calcext:value-type="string">
            <text:p>14</text:p>
          </table:table-cell>
          <table:table-cell table:style-name="ce98" office:value-type="float" office:value="1" calcext:value-type="float">
            <text:p>1.00</text:p>
          </table:table-cell>
          <table:table-cell table:style-name="ce128" office:value-type="string" calcext:value-type="string">
            <text:p>prep for safety art, brainstorming ideas with team leader</text:p>
          </table:table-cell>
          <table:table-cell table:style-name="ce68" office:value-type="currency" office:currency="USD" office:value="37" calcext:value-type="currency">
            <text:p>$37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6" calcext:value-type="float">
            <text:p>6.00</text:p>
          </table:table-cell>
          <table:table-cell table:style-name="ce129" office:value-type="string" calcext:value-type="string">
            <text:p>Create Yikes 2 assembly, review and make improvements with staff, revise</text:p>
          </table:table-cell>
          <table:table-cell table:style-name="ce68" office:value-type="currency" office:currency="USD" office:value="214.92" calcext:value-type="currency">
            <text:p>$214.9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4.5" calcext:value-type="float">
            <text:p>4.50</text:p>
          </table:table-cell>
          <table:table-cell table:style-name="ce29" office:value-type="string" calcext:value-type="string">
            <text:p>Obtain props for new school assembly promotional program (Yikes 2), transfer equipment and load rodeo trailer for Dixie Rodeo day</text:p>
          </table:table-cell>
          <table:table-cell table:style-name="ce112" office:value-type="currency" office:currency="USD" office:value="161.19" calcext:value-type="currency">
            <text:p>$161.19</text:p>
          </table:table-cell>
          <table:table-cell table:style-name="ce112"/>
          <table:table-cell table:style-name="ce32" office:value-type="float" office:value="1421.735" calcext:value-type="float">
            <text:p>1421.735</text:p>
          </table:table-cell>
          <table:table-cell table:style-name="ce32" table:number-columns-repeated="1013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60" office:value-type="string" calcext:value-type="string">
            <text:p>STOP LOOK AND LISTEN - WATCHED MELANIE</text:p>
          </table:table-cell>
          <table:table-cell table:style-name="ce68" office:value-type="currency" office:currency="USD" office:value="78.18" calcext:value-type="currency">
            <text:p>$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1</text:p>
          </table:table-cell>
          <table:table-cell table:style-name="ce98" office:value-type="float" office:value="3.5" calcext:value-type="float">
            <text:p>3.50</text:p>
          </table:table-cell>
          <table:table-cell table:style-name="ce60" office:value-type="string" calcext:value-type="string">
            <text:p>teaching and training 2nd grade class (70 students)</text:p>
          </table:table-cell>
          <table:table-cell table:style-name="ce68" office:value-type="currency" office:currency="USD" office:value="129.5" calcext:value-type="currency">
            <text:p>$129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49</text:p>
          </table:table-cell>
          <table:table-cell table:style-name="ce98" office:value-type="float" office:value="2" calcext:value-type="float">
            <text:p>2.00</text:p>
          </table:table-cell>
          <table:table-cell table:style-name="ce60" office:value-type="string" calcext:value-type="string">
            <text:p>teaching and training helmet safety (28 students)</text:p>
          </table:table-cell>
          <table:table-cell table:style-name="ce68" office:value-type="currency" office:currency="USD" office:value="74" calcext:value-type="currency">
            <text:p>$74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6" office:value-type="string" calcext:value-type="string">
            <text:p>21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teaching and training helmet safety (30 students)</text:p>
          </table:table-cell>
          <table:table-cell table:style-name="ce68" office:value-type="currency" office:currency="USD" office:value="74" calcext:value-type="currency">
            <text:p>$74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14</text:p>
          </table:table-cell>
          <table:table-cell table:style-name="ce22" office:value-type="float" office:value="2" calcext:value-type="float">
            <text:p>2.00</text:p>
          </table:table-cell>
          <table:table-cell table:style-name="ce108" office:value-type="string" calcext:value-type="string">
            <text:p>stop look and liten plus transportation (20 students)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1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jeopardy and training <text:s/>(30 students)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CT</text:p>
          </table:table-cell>
          <table:table-cell table:style-name="ce91" office:value-type="string" calcext:value-type="string">
            <text:p>21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Edna Maguire- Helmet Safety - 25 students -</text:p>
          </table:table-cell>
          <table:table-cell table:style-name="ce112" office:value-type="currency" office:currency="USD" office:value="35.82" calcext:value-type="currency">
            <text:p>$35.8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14</text:p>
          </table:table-cell>
          <table:table-cell table:style-name="ce98" office:value-type="float" office:value="6" calcext:value-type="float">
            <text:p>6.00</text:p>
          </table:table-cell>
          <table:table-cell table:style-name="ce128" office:value-type="string" calcext:value-type="string">
            <text:p>Neil Cummings-, Stop Look and Listen- 124 students</text:p>
          </table:table-cell>
          <table:table-cell table:style-name="ce68" office:value-type="currency" office:currency="USD" office:value="214.92" calcext:value-type="currency">
            <text:p>$214.9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49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Brookside- Helmet Safety - 20 students</text:p>
          </table:table-cell>
          <table:table-cell table:style-name="ce112" office:value-type="currency" office:currency="USD" office:value="35.82" calcext:value-type="currency">
            <text:p>$35.8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49</text:p>
          </table:table-cell>
          <table:table-cell table:style-name="ce98" office:value-type="float" office:value="2.75" calcext:value-type="float">
            <text:p>2.75</text:p>
          </table:table-cell>
          <table:table-cell table:style-name="ce128" office:value-type="string" calcext:value-type="string">
            <text:p>training and teaching jeopardy with Kristin (50 students)</text:p>
          </table:table-cell>
          <table:table-cell table:style-name="ce68" office:value-type="currency" office:currency="USD" office:value="101.75" calcext:value-type="currency">
            <text:p>$101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14</text:p>
          </table:table-cell>
          <table:table-cell table:style-name="ce98" office:value-type="float" office:value="3.5" calcext:value-type="float">
            <text:p>3.50</text:p>
          </table:table-cell>
          <table:table-cell table:style-name="ce129" office:value-type="string" calcext:value-type="string">
            <text:p>helmet saftey <text:s/>60 students</text:p>
          </table:table-cell>
          <table:table-cell table:style-name="ce68" office:value-type="currency" office:currency="USD" office:value="129.5" calcext:value-type="currency">
            <text:p>$129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21</text:p>
          </table:table-cell>
          <table:table-cell table:style-name="ce98" office:value-type="float" office:value="1.5" calcext:value-type="float">
            <text:p>1.50</text:p>
          </table:table-cell>
          <table:table-cell table:style-name="ce126" office:value-type="string" calcext:value-type="string">
            <text:p>Edna Maguire-Jepoardy,-40 students</text:p>
          </table:table-cell>
          <table:table-cell table:style-name="ce68" office:value-type="currency" office:currency="USD" office:value="53.73" calcext:value-type="currency">
            <text:p>$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21</text:p>
          </table:table-cell>
          <table:table-cell table:style-name="ce98" office:value-type="float" office:value="1.5" calcext:value-type="float">
            <text:p>1.50</text:p>
          </table:table-cell>
          <table:table-cell table:style-name="ce126" office:value-type="string" calcext:value-type="string">
            <text:p>Edna Maguire-Walk around the Block-20 students-</text:p>
          </table:table-cell>
          <table:table-cell table:style-name="ce68" office:value-type="currency" office:currency="USD" office:value="53.73" calcext:value-type="currency">
            <text:p>$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14</text:p>
          </table:table-cell>
          <table:table-cell table:style-name="ce98" office:value-type="float" office:value="7" calcext:value-type="float">
            <text:p>7.00</text:p>
          </table:table-cell>
          <table:table-cell table:style-name="ce128" office:value-type="string" calcext:value-type="string">
            <text:p>Neil Cumming-, Walk around the block - 120 students</text:p>
          </table:table-cell>
          <table:table-cell table:style-name="ce68" office:value-type="currency" office:currency="USD" office:value="250.74" calcext:value-type="currency">
            <text:p>$250.7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49</text:p>
          </table:table-cell>
          <table:table-cell table:style-name="ce98" office:value-type="float" office:value="1.5" calcext:value-type="float">
            <text:p>1.50</text:p>
          </table:table-cell>
          <table:table-cell table:style-name="ce129" office:value-type="string" calcext:value-type="string">
            <text:p>Brokside Upper- Jepoardy- 20 students-</text:p>
          </table:table-cell>
          <table:table-cell table:style-name="ce68" office:value-type="currency" office:currency="USD" office:value="53.73" calcext:value-type="currency">
            <text:p>$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1</text:p>
          </table:table-cell>
          <table:table-cell table:style-name="ce98" office:value-type="float" office:value="7" calcext:value-type="float">
            <text:p>7.00</text:p>
          </table:table-cell>
          <table:table-cell table:style-name="ce126" office:value-type="string" calcext:value-type="string">
            <text:p>safety art - wade thomas school - 5 classes</text:p>
          </table:table-cell>
          <table:table-cell table:style-name="ce68" office:value-type="currency" office:currency="USD" office:value="182.42" calcext:value-type="currency">
            <text:p>$182.4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14</text:p>
          </table:table-cell>
          <table:table-cell table:style-name="ce98" office:value-type="float" office:value="8" calcext:value-type="float">
            <text:p>8.00</text:p>
          </table:table-cell>
          <table:table-cell table:style-name="ce129" office:value-type="string" calcext:value-type="string">
            <text:p>safety art - Neil Cummins School - 6 classes</text:p>
          </table:table-cell>
          <table:table-cell table:style-name="ce68" office:value-type="currency" office:currency="USD" office:value="208.48" calcext:value-type="currency">
            <text:p>$208.4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50</text:p>
          </table:table-cell>
          <table:table-cell table:style-name="ce22" office:value-type="float" office:value="7.5" calcext:value-type="float">
            <text:p>7.50</text:p>
          </table:table-cell>
          <table:table-cell table:style-name="ce29" office:value-type="string" calcext:value-type="string">
            <text:p>yikes assemblies <text:s/>( see jason's sheet)</text:p>
          </table:table-cell>
          <table:table-cell table:style-name="ce112" office:value-type="currency" office:currency="USD" office:value="277.5" calcext:value-type="currency">
            <text:p>$277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14</text:p>
          </table:table-cell>
          <table:table-cell table:style-name="ce98" office:value-type="float" office:value="8.5" calcext:value-type="float">
            <text:p>8.50</text:p>
          </table:table-cell>
          <table:table-cell table:style-name="ce128" office:value-type="string" calcext:value-type="string">
            <text:p>safety art training and preparation and clean up (675 students)</text:p>
          </table:table-cell>
          <table:table-cell table:style-name="ce68" office:value-type="currency" office:currency="USD" office:value="314.5" calcext:value-type="currency">
            <text:p>$314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5</text:p>
          </table:table-cell>
          <table:table-cell table:style-name="ce98" office:value-type="float" office:value="1" calcext:value-type="float">
            <text:p>1.00</text:p>
          </table:table-cell>
          <table:table-cell table:style-name="ce128" office:value-type="string" calcext:value-type="string">
            <text:p>safety art</text:p>
          </table:table-cell>
          <table:table-cell table:style-name="ce68" office:value-type="currency" office:currency="USD" office:value="37" calcext:value-type="currency">
            <text:p>$37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30</text:p>
          </table:table-cell>
          <table:table-cell table:style-name="ce102" office:value-type="float" office:value="3.5" calcext:value-type="float">
            <text:p>3.50</text:p>
          </table:table-cell>
          <table:table-cell table:style-name="ce29" office:value-type="string" calcext:value-type="string">
            <text:p>Hamilton ES - Yikes 1 Assembly - 525 students</text:p>
          </table:table-cell>
          <table:table-cell table:style-name="ce112" office:value-type="currency" office:currency="USD" office:value="125.37" calcext:value-type="currency">
            <text:p>$125.3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50</text:p>
          </table:table-cell>
          <table:table-cell table:style-name="ce98" office:value-type="float" office:value="1.5" calcext:value-type="float">
            <text:p>1.50</text:p>
          </table:table-cell>
          <table:table-cell table:style-name="ce128" office:value-type="string" calcext:value-type="string">
            <text:p>Manor School - Yikes 1 assembly - 330 students</text:p>
          </table:table-cell>
          <table:table-cell table:style-name="ce68" office:value-type="currency" office:currency="USD" office:value="53.73" calcext:value-type="currency">
            <text:p>$53.7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CT</text:p>
          </table:table-cell>
          <table:table-cell table:style-name="ce86" office:value-type="string" calcext:value-type="string">
            <text:p>49</text:p>
          </table:table-cell>
          <table:table-cell table:style-name="ce98" office:value-type="float" office:value="1" calcext:value-type="float">
            <text:p>1.00</text:p>
          </table:table-cell>
          <table:table-cell table:style-name="ce129" office:value-type="string" calcext:value-type="string">
            <text:p>Brookside Upper- Create rodeo alternate plan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14</text:p>
          </table:table-cell>
          <table:table-cell table:style-name="ce98" office:value-type="float" office:value="4" calcext:value-type="float">
            <text:p>4.00</text:p>
          </table:table-cell>
          <table:table-cell table:style-name="ce126" office:value-type="string" calcext:value-type="string">
            <text:p>Neil Cummings- Safety Art</text:p>
          </table:table-cell>
          <table:table-cell table:style-name="ce68" office:value-type="currency" office:currency="USD" office:value="143.28" calcext:value-type="currency">
            <text:p>$143.2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CT</text:p>
          </table:table-cell>
          <table:table-cell table:style-name="ce85" office:value-type="string" calcext:value-type="string">
            <text:p>60</text:p>
          </table:table-cell>
          <table:table-cell table:style-name="ce98" office:value-type="float" office:value="3" calcext:value-type="float">
            <text:p>3.00</text:p>
          </table:table-cell>
          <table:table-cell table:style-name="ce60" office:value-type="string" calcext:value-type="string">
            <text:p>Glenwood- Yikes 1 assembly- <text:s/>360 Students</text:p>
          </table:table-cell>
          <table:table-cell table:style-name="ce68" office:value-type="currency" office:currency="USD" office:value="107.46" calcext:value-type="currency">
            <text:p>$107.46</text:p>
          </table:table-cell>
          <table:table-cell table:style-name="ce68"/>
          <table:table-cell table:style-name="ce33" office:value-type="float" office:value="2918.98" calcext:value-type="float">
            <text:p>2918.98</text:p>
          </table:table-cell>
          <table:table-cell table:style-name="ce33" table:number-columns-repeated="1013"/>
        </table:table-row>
        <table:table-row table:style-name="ro2">
          <table:table-cell table:style-name="ce39" office:value-type="date" office:date-value="2010-08-29" calcext:value-type="date">
            <text:p>8/2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126" office:value-type="string" calcext:value-type="string">
            <text:p>coordinating visitors and volunteers for parade</text:p>
          </table:table-cell>
          <table:table-cell table:style-name="ce68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.75" calcext:value-type="float">
            <text:p>1.75</text:p>
          </table:table-cell>
          <table:table-cell table:style-name="ce129" office:value-type="string" calcext:value-type="string">
            <text:p>Iwalk flyer/ distribution</text:p>
          </table:table-cell>
          <table:table-cell table:style-name="ce68" office:value-type="currency" office:currency="USD" office:value="65.2225" calcext:value-type="currency">
            <text:p>$65.2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75" calcext:value-type="float">
            <text:p>.75</text:p>
          </table:table-cell>
          <table:table-cell table:style-name="ce29" office:value-type="string" calcext:value-type="string">
            <text:p>press release <text:s/>Iwalk</text:p>
          </table:table-cell>
          <table:table-cell table:style-name="ce112" office:value-type="currency" office:currency="USD" office:value="27.9525" calcext:value-type="currency">
            <text:p>$27.9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60" office:value-type="string" calcext:value-type="string">
            <text:p>UPDATING PRESS LIST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129" office:value-type="string" calcext:value-type="string">
            <text:p>POSTCARD DESIGN - HPP</text:p>
          </table:table-cell>
          <table:table-cell table:style-name="ce68" office:value-type="currency" office:currency="USD" office:value="78.18" calcext:value-type="currency">
            <text:p>$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EVENT PROMOTION - UPDATING PRESS LIST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128" office:value-type="string" calcext:value-type="string">
            <text:p>STARTED POSTER DESIGN - HPP</text:p>
          </table:table-cell>
          <table:table-cell table:style-name="ce68" office:value-type="currency" office:currency="USD" office:value="78.18" calcext:value-type="currency">
            <text:p>$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88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Human Powered parade planning oversight</text:p>
          </table:table-cell>
          <table:table-cell table:style-name="ce112" office:value-type="currency" office:currency="USD" office:value="43.42" calcext:value-type="currency">
            <text:p>$43.4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met with Heid about parade</text:p>
          </table:table-cell>
          <table:table-cell table:style-name="ce68" office:value-type="currency" office:currency="USD" office:value="37" calcext:value-type="currency">
            <text:p>$37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entertainment for parade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.5" calcext:value-type="float">
            <text:p>1.50</text:p>
          </table:table-cell>
          <table:table-cell table:style-name="ce126" office:value-type="string" calcext:value-type="string">
            <text:p>town council meeting</text:p>
          </table:table-cell>
          <table:table-cell table:style-name="ce68" office:value-type="currency" office:currency="USD" office:value="55.5" calcext:value-type="currency">
            <text:p>$55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2.25" calcext:value-type="float">
            <text:p>2.25</text:p>
          </table:table-cell>
          <table:table-cell table:style-name="ce126" office:value-type="string" calcext:value-type="string">
            <text:p>human powered parade</text:p>
          </table:table-cell>
          <table:table-cell table:style-name="ce68" office:value-type="currency" office:currency="USD" office:value="83.25" calcext:value-type="currency">
            <text:p>$83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meetings with police and landlord for parade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.75" calcext:value-type="float">
            <text:p>1.75</text:p>
          </table:table-cell>
          <table:table-cell table:style-name="ce128" office:value-type="string" calcext:value-type="string">
            <text:p>getting staff, materials ready for W2SD</text:p>
          </table:table-cell>
          <table:table-cell table:style-name="ce68" office:value-type="currency" office:currency="USD" office:value="64.75" calcext:value-type="currency">
            <text:p>$64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25" calcext:value-type="float">
            <text:p>.25</text:p>
          </table:table-cell>
          <table:table-cell table:style-name="ce129" office:value-type="string" calcext:value-type="string">
            <text:p>promo to street performers at special event</text:p>
          </table:table-cell>
          <table:table-cell table:style-name="ce68" office:value-type="currency" office:currency="USD" office:value="9.25" calcext:value-type="currency">
            <text:p>$9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9" office:value-type="string" calcext:value-type="string">
            <text:p>PHONE: press follow up HPP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FINISH HPP POSTER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GET ARTWORK TO PRINTER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27" office:value-type="string" calcext:value-type="string">
            <text:p>coordinated insurance for Human Powered parade</text:p>
          </table:table-cell>
          <table:table-cell table:style-name="ce112" office:value-type="currency" office:currency="USD" office:value="19.545" calcext:value-type="currency">
            <text:p>$19.5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follow ups on sponsors for parade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5" calcext:value-type="float">
            <text:p>1.50</text:p>
          </table:table-cell>
          <table:table-cell table:style-name="ce29" office:value-type="string" calcext:value-type="string">
            <text:p>wrote letter to local businesses , emails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special donor letters for parade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emntertainment inquiries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Description of parade on multiple listserve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126" office:value-type="string" calcext:value-type="string">
            <text:p>scheudling special guests for parade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5" calcext:value-type="float">
            <text:p>1.50</text:p>
          </table:table-cell>
          <table:table-cell table:style-name="ce29" office:value-type="string" calcext:value-type="string">
            <text:p>delivery of letters to residents on parade route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25" calcext:value-type="float">
            <text:p>.25</text:p>
          </table:table-cell>
          <table:table-cell table:style-name="ce29" office:value-type="string" calcext:value-type="string">
            <text:p>composition of letter to residents on parade route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Press work for W2SD</text:p>
          </table:table-cell>
          <table:table-cell table:style-name="ce112" office:value-type="currency" office:currency="USD" office:value="74.54" calcext:value-type="currency">
            <text:p>$74.5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pick up flyers from printer and deliver to Reed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5" calcext:value-type="float">
            <text:p>1.50</text:p>
          </table:table-cell>
          <table:table-cell table:style-name="ce29" office:value-type="string" calcext:value-type="string">
            <text:p>I walk promotion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5" calcext:value-type="float">
            <text:p>1.50</text:p>
          </table:table-cell>
          <table:table-cell table:style-name="ce29" office:value-type="string" calcext:value-type="string">
            <text:p>preparations, promotions and misc work for Iwalk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COORDINATION WITH PRINTER - IWALK FLYER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Human Powered parade planning oversight</text:p>
          </table:table-cell>
          <table:table-cell table:style-name="ce112" office:value-type="currency" office:currency="USD" office:value="43.42" calcext:value-type="currency">
            <text:p>$43.4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Trigg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volunteer recruitment for Human Powered parade poster distribution</text:p>
          </table:table-cell>
          <table:table-cell table:style-name="ce112" office:value-type="currency" office:currency="USD" office:value="13.03" calcext:value-type="currency">
            <text:p>$13.03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arranging entertainment sound tech volunteer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.5" calcext:value-type="float">
            <text:p>2.50</text:p>
          </table:table-cell>
          <table:table-cell table:style-name="ce29" office:value-type="string" calcext:value-type="string">
            <text:p>main entertainment for parade/ contract</text:p>
          </table:table-cell>
          <table:table-cell table:style-name="ce112" office:value-type="currency" office:currency="USD" office:value="92.5" calcext:value-type="currency">
            <text:p>$92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75" calcext:value-type="float">
            <text:p>1.75</text:p>
          </table:table-cell>
          <table:table-cell table:style-name="ce29" office:value-type="string" calcext:value-type="string">
            <text:p>outreach to local businesses/ promotion</text:p>
          </table:table-cell>
          <table:table-cell table:style-name="ce112" office:value-type="currency" office:currency="USD" office:value="64.75" calcext:value-type="currency">
            <text:p>$64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promotion/ meeting with town hall for event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27" office:value-type="string" calcext:value-type="string">
            <text:p>created write ups and graphics for website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walk to schohol day <text:s/>questions, Reed, Vallicito, promotion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4.5" calcext:value-type="float">
            <text:p>4.50</text:p>
          </table:table-cell>
          <table:table-cell table:style-name="ce127" office:value-type="string" calcext:value-type="string">
            <text:p>Walk to School day promotino, press, e-message to team leaders</text:p>
          </table:table-cell>
          <table:table-cell table:style-name="ce112" office:value-type="currency" office:currency="USD" office:value="167.715" calcext:value-type="currency">
            <text:p>$167.7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29" office:value-type="string" calcext:value-type="string">
            <text:p>Human Powered parade volunteer recruitment and site logistics oversight</text:p>
          </table:table-cell>
          <table:table-cell table:style-name="ce112" office:value-type="currency" office:currency="USD" office:value="86.84" calcext:value-type="currency">
            <text:p>$86.8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75" calcext:value-type="float">
            <text:p>.75</text:p>
          </table:table-cell>
          <table:table-cell table:style-name="ce29" office:value-type="string" calcext:value-type="string">
            <text:p>postering for parade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EV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0.75" calcext:value-type="float">
            <text:p>.75</text:p>
          </table:table-cell>
          <table:table-cell table:style-name="ce29" office:value-type="string" calcext:value-type="string">
            <text:p>meeting with police about parade route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office:value-type="float" office:value="2108.685" calcext:value-type="float">
            <text:p>2108.685</text:p>
          </table:table-cell>
          <table:table-cell table:style-name="ce32" table:number-columns-repeated="1013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51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walk around the block (30 students)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18</text:p>
          </table:table-cell>
          <table:table-cell table:style-name="ce98" office:value-type="float" office:value="2.5" calcext:value-type="float">
            <text:p>2.50</text:p>
          </table:table-cell>
          <table:table-cell table:style-name="ce126" office:value-type="string" calcext:value-type="string">
            <text:p>Meet with Mel, plan Marin Horizons Ped Day, Observe site during morning drop off</text:p>
          </table:table-cell>
          <table:table-cell table:style-name="ce68" office:value-type="currency" office:currency="USD" office:value="89.55" calcext:value-type="currency">
            <text:p>$89.5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21</text:p>
          </table:table-cell>
          <table:table-cell table:style-name="ce102" office:value-type="float" office:value="4.5" calcext:value-type="float">
            <text:p>4.50</text:p>
          </table:table-cell>
          <table:table-cell table:style-name="ce29" office:value-type="string" calcext:value-type="string">
            <text:p>walk around the block (60 students)</text:p>
          </table:table-cell>
          <table:table-cell table:style-name="ce112" office:value-type="currency" office:currency="USD" office:value="166.5" calcext:value-type="currency">
            <text:p>$166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49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sent out rodoe and walking permission slip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.5" calcext:value-type="float">
            <text:p>1.50</text:p>
          </table:table-cell>
          <table:table-cell table:style-name="ce126" office:value-type="string" calcext:value-type="string">
            <text:p>schedules and reminder calls to rodeo staff</text:p>
          </table:table-cell>
          <table:table-cell table:style-name="ce68" office:value-type="currency" office:currency="USD" office:value="55.5" calcext:value-type="currency">
            <text:p>$55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Prepare Bike rodeo materials for use</text:p>
          </table:table-cell>
          <table:table-cell table:style-name="ce68" office:value-type="currency" office:currency="USD" office:value="71.64" calcext:value-type="currency">
            <text:p>$71.6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18</text:p>
          </table:table-cell>
          <table:table-cell table:style-name="ce98" office:value-type="float" office:value="2.5" calcext:value-type="float">
            <text:p>2.50</text:p>
          </table:table-cell>
          <table:table-cell table:style-name="ce60" office:value-type="string" calcext:value-type="string">
            <text:p>Marin Horizons- Marin Horizons Ped Day, Observe site with Frances</text:p>
          </table:table-cell>
          <table:table-cell table:style-name="ce68" office:value-type="currency" office:currency="USD" office:value="89.55" calcext:value-type="currency">
            <text:p>$89.5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5" office:value-type="string" calcext:value-type="string">
            <text:p>18</text:p>
          </table:table-cell>
          <table:table-cell table:style-name="ce102" office:value-type="float" office:value="7" calcext:value-type="float">
            <text:p>7.00</text:p>
          </table:table-cell>
          <table:table-cell table:style-name="ce29" office:value-type="string" calcext:value-type="string">
            <text:p>Marin Horizons- K-8 Walk around the block- 200 students</text:p>
          </table:table-cell>
          <table:table-cell table:style-name="ce112" office:value-type="currency" office:currency="USD" office:value="250.74" calcext:value-type="currency">
            <text:p>$250.7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FT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4" calcext:value-type="float">
            <text:p>4.00</text:p>
          </table:table-cell>
          <table:table-cell table:style-name="ce60" office:value-type="string" calcext:value-type="string">
            <text:p>Training/Helping on Bike Rodeo- Brookside</text:p>
          </table:table-cell>
          <table:table-cell table:style-name="ce68" office:value-type="currency" office:currency="USD" office:value="104.24" calcext:value-type="currency">
            <text:p>$104.2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49</text:p>
          </table:table-cell>
          <table:table-cell table:style-name="ce98" office:value-type="float" office:value="12" calcext:value-type="float">
            <text:p>12.00</text:p>
          </table:table-cell>
          <table:table-cell table:style-name="ce60" office:value-type="string" calcext:value-type="string">
            <text:p>rodeo <text:s text:c="2"/>(350 students)</text:p>
          </table:table-cell>
          <table:table-cell table:style-name="ce68" office:value-type="currency" office:currency="USD" office:value="444" calcext:value-type="currency">
            <text:p>$444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FT</text:p>
          </table:table-cell>
          <table:table-cell table:style-name="ce86" office:value-type="string" calcext:value-type="string">
            <text:p>5</text:p>
          </table:table-cell>
          <table:table-cell table:style-name="ce98" office:value-type="float" office:value="4" calcext:value-type="float">
            <text:p>4.00</text:p>
          </table:table-cell>
          <table:table-cell table:style-name="ce128" office:value-type="string" calcext:value-type="string">
            <text:p>Dixies School Rodeo day - 360 students</text:p>
          </table:table-cell>
          <table:table-cell table:style-name="ce68" office:value-type="currency" office:currency="USD" office:value="143.28" calcext:value-type="currency">
            <text:p>$143.2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Breeze</text:p>
          </table:table-cell>
          <table:table-cell table:style-name="ce79" office:value-type="currency" office:currency="USD" office:value="23.83" calcext:value-type="currency">
            <text:p>$23.83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91" office:value-type="string" calcext:value-type="string">
            <text:p>49</text:p>
          </table:table-cell>
          <table:table-cell table:style-name="ce21" office:value-type="float" office:value="2.25" calcext:value-type="float">
            <text:p>2.25</text:p>
          </table:table-cell>
          <table:table-cell table:style-name="ce29" office:value-type="string" calcext:value-type="string">
            <text:p>Rodeo, Brookside</text:p>
          </table:table-cell>
          <table:table-cell table:style-name="ce112" office:value-type="currency" office:currency="USD" office:value="53.6175" calcext:value-type="currency">
            <text:p>$53.6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Breeze</text:p>
          </table:table-cell>
          <table:table-cell table:style-name="ce78" office:value-type="currency" office:currency="USD" office:value="23.83" calcext:value-type="currency">
            <text:p>$23.83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FT</text:p>
          </table:table-cell>
          <table:table-cell table:style-name="ce86" office:value-type="string" calcext:value-type="string">
            <text:p>5</text:p>
          </table:table-cell>
          <table:table-cell table:style-name="ce98" office:value-type="float" office:value="6.5" calcext:value-type="float">
            <text:p>6.50</text:p>
          </table:table-cell>
          <table:table-cell table:style-name="ce60" office:value-type="string" calcext:value-type="string">
            <text:p>Rodeo, Dixie</text:p>
          </table:table-cell>
          <table:table-cell table:style-name="ce68" office:value-type="currency" office:currency="USD" office:value="154.895" calcext:value-type="currency">
            <text:p>$154.90</text:p>
          </table:table-cell>
          <table:table-cell table:style-name="ce68"/>
          <table:table-cell table:style-name="ce33" office:value-type="float" office:value="1697.5125" calcext:value-type="float">
            <text:p>1697.5125</text:p>
          </table:table-cell>
          <table:table-cell table:style-name="ce33" table:number-columns-repeated="1013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29" office:value-type="string" calcext:value-type="string">
            <text:p>curriciulum for MCC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office:value-type="float" office:value="18.5" calcext:value-type="float">
            <text:p>18.5</text:p>
          </table:table-cell>
          <table:table-cell table:style-name="ce32" table:number-columns-repeated="1013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Agar</text:p>
          </table:table-cell>
          <table:table-cell table:style-name="ce78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Obtain, repair, and move tv cart hour down to MCBC, obtain free TV set for media library use</text:p>
          </table:table-cell>
          <table:table-cell table:style-name="ce68" office:value-type="currency" office:currency="USD" office:value="35.82" calcext:value-type="currency">
            <text:p>$35.8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Research Rodeo Trailer registration, go to DMV and get forms, Deliver forms to City of San Rafael.</text:p>
          </table:table-cell>
          <table:table-cell table:style-name="ce112" office:value-type="currency" office:currency="USD" office:value="17.91" calcext:value-type="currency">
            <text:p>$17.91</text:p>
          </table:table-cell>
          <table:table-cell table:style-name="ce112"/>
          <table:table-cell table:style-name="ce32" office:value-type="float" office:value="53.73" calcext:value-type="float">
            <text:p>53.73</text:p>
          </table:table-cell>
          <table:table-cell table:style-name="ce32" table:number-columns-repeated="1013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MEETING - MELANIE - TABLING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PREPARE TABLING KIT FOR WHOLE FOODS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29" office:value-type="string" calcext:value-type="string">
            <text:p>TABLING AT WHOLE FOODS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EVENT PROMOTION - I-WALK - HPP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EVENT PROMOTION - I-WALK - HPP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29" office:value-type="string" calcext:value-type="string">
            <text:p>EDITING PRESS RELEASES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8" office:value-type="string" calcext:value-type="string">
            <text:p>TALKING TO PRESS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8" office:value-type="string" calcext:value-type="string">
            <text:p>PITCHING STORY - PRESS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CONTACTING PRINCIPALS - FLYER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WRITING PARADE BLURB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60" office:value-type="string" calcext:value-type="string">
            <text:p>CIRCULATE HPP FLYERS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EDITING PRESS RELEASES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60" office:value-type="string" calcext:value-type="string">
            <text:p>PITCHING TO PRESS - HPP STORY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8" office:value-type="string" calcext:value-type="string">
            <text:p>PHONE CALLS TO PRINCIPALS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COORDINATING POSTER / FLYER DISTRIBUTION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8" office:value-type="string" calcext:value-type="string">
            <text:p>copy of parade flyer - knikos (hand feed and cut)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R</text:p>
          </table:table-cell>
          <table:table-cell table:style-name="ce83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edited pieces for Marin IJ in your town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R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8" office:value-type="string" calcext:value-type="string">
            <text:p>coordinating vounteers to flyer for HPP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office:value-type="float" office:value="807.86" calcext:value-type="float">
            <text:p>807.86</text:p>
          </table:table-cell>
          <table:table-cell table:style-name="ce33" table:number-columns-repeated="1013"/>
        </table:table-row>
        <table:table-row table:style-name="ro2">
          <table:table-cell table:style-name="ce116" office:value-type="date" office:date-value="2010-09-05" calcext:value-type="date">
            <text:p>9/5/10</text:p>
          </table:table-cell>
          <table:table-cell table:style-name="ce116" office:value-type="string" calcext:value-type="string">
            <text:p>Kallins</text:p>
          </table:table-cell>
          <table:table-cell table:style-name="ce117" office:value-type="currency" office:currency="USD" office:value="37.27" calcext:value-type="currency">
            <text:p>$37.27</text:p>
          </table:table-cell>
          <table:table-cell table:style-name="ce118" office:value-type="string" calcext:value-type="string">
            <text:p>3B</text:p>
          </table:table-cell>
          <table:table-cell table:style-name="ce118" office:value-type="string" calcext:value-type="string">
            <text:p>PT</text:p>
          </table:table-cell>
          <table:table-cell table:style-name="ce120" office:value-type="string" calcext:value-type="string">
            <text:p>*</text:p>
          </table:table-cell>
          <table:table-cell table:style-name="ce121" office:value-type="float" office:value="0.75" calcext:value-type="float">
            <text:p>.75</text:p>
          </table:table-cell>
          <table:table-cell table:style-name="ce129" office:value-type="string" calcext:value-type="string">
            <text:p>review school wellness policy</text:p>
          </table:table-cell>
          <table:table-cell table:style-name="ce68" office:value-type="currency" office:currency="USD" office:value="27.9525" calcext:value-type="currency">
            <text:p>$27.95</text:p>
          </table:table-cell>
          <table:table-cell table:style-name="ce131"/>
          <table:table-cell table:style-name="ce1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PT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127" office:value-type="string" calcext:value-type="string">
            <text:p>PA&amp;N collabortive meeting</text:p>
          </table:table-cell>
          <table:table-cell table:style-name="ce112" office:value-type="currency" office:currency="USD" office:value="111.81" calcext:value-type="currency">
            <text:p>$111.8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PT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126" office:value-type="string" calcext:value-type="string">
            <text:p>participation in next generation's event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T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9" office:value-type="string" calcext:value-type="string">
            <text:p>TALKING WITH EVENT PARTNER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PT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128" office:value-type="string" calcext:value-type="string">
            <text:p>next generaton conversation about events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116" office:value-type="date" office:date-value="2010-09-26" calcext:value-type="date">
            <text:p>9/26/10</text:p>
          </table:table-cell>
          <table:table-cell table:style-name="ce116" office:value-type="string" calcext:value-type="string">
            <text:p>Feliciano</text:p>
          </table:table-cell>
          <table:table-cell table:style-name="ce117" office:value-type="currency" office:currency="USD" office:value="26.06" calcext:value-type="currency">
            <text:p>$26.06</text:p>
          </table:table-cell>
          <table:table-cell table:style-name="ce118" office:value-type="string" calcext:value-type="string">
            <text:p>3B</text:p>
          </table:table-cell>
          <table:table-cell table:style-name="ce118" office:value-type="string" calcext:value-type="string">
            <text:p>PT</text:p>
          </table:table-cell>
          <table:table-cell table:style-name="ce120" office:value-type="string" calcext:value-type="string">
            <text:p>*</text:p>
          </table:table-cell>
          <table:table-cell table:style-name="ce121" office:value-type="float" office:value="2" calcext:value-type="float">
            <text:p>2.00</text:p>
          </table:table-cell>
          <table:table-cell table:style-name="ce129" office:value-type="string" calcext:value-type="string">
            <text:p>recruiting help for bike decorating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131"/>
          <table:table-cell table:style-name="ce132" office:value-type="float" office:value="254.9425" calcext:value-type="float">
            <text:p>254.9425</text:p>
          </table:table-cell>
          <table:table-cell table:style-name="ce132" table:number-columns-repeated="1013"/>
        </table:table-row>
        <table:table-row table:style-name="ro2">
          <table:table-cell table:style-name="ce39" office:value-type="date" office:date-value="2010-08-29" calcext:value-type="date">
            <text:p>8/2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60" office:value-type="string" calcext:value-type="string">
            <text:p>extra staff, getting schedules</text:p>
          </table:table-cell>
          <table:table-cell table:style-name="ce68" office:value-type="currency" office:currency="USD" office:value="37" calcext:value-type="currency">
            <text:p>$37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29" office:value-type="string" calcext:value-type="string">
            <text:p>follow <text:s/>up with schools and extra staff</text:p>
          </table:table-cell>
          <table:table-cell table:style-name="ce112" office:value-type="currency" office:currency="USD" office:value="111" calcext:value-type="currency">
            <text:p>$111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ELEMENTARY SAFETY CLASSES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60" office:value-type="string" calcext:value-type="string">
            <text:p>extra staff for rodeos</text:p>
          </table:table-cell>
          <table:table-cell table:style-name="ce68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91" office:value-type="string" calcext:value-type="string">
            <text:p>18</text:p>
          </table:table-cell>
          <table:table-cell table:style-name="ce21" office:value-type="float" office:value="0.25" calcext:value-type="float">
            <text:p>.25</text:p>
          </table:table-cell>
          <table:table-cell table:style-name="ce127" office:value-type="string" calcext:value-type="string">
            <text:p>special pedestrian day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meeting with afterschool programs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.25" calcext:value-type="float">
            <text:p>2.25</text:p>
          </table:table-cell>
          <table:table-cell table:style-name="ce127" office:value-type="string" calcext:value-type="string">
            <text:p>follow up phone calls to schedule classes</text:p>
          </table:table-cell>
          <table:table-cell table:style-name="ce112" office:value-type="currency" office:currency="USD" office:value="83.25" calcext:value-type="currency">
            <text:p>$83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Schedule staff for classes</text:p>
          </table:table-cell>
          <table:table-cell table:style-name="ce112" office:value-type="currency" office:currency="USD" office:value="35.82" calcext:value-type="currency">
            <text:p>$35.8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responding to assembly and class requests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91" office:value-type="string" calcext:value-type="string">
            <text:p>50</text:p>
          </table:table-cell>
          <table:table-cell table:style-name="ce21" office:value-type="float" office:value="3.5" calcext:value-type="float">
            <text:p>3.50</text:p>
          </table:table-cell>
          <table:table-cell table:style-name="ce127" office:value-type="string" calcext:value-type="string">
            <text:p>safety art and yikes assembly information</text:p>
          </table:table-cell>
          <table:table-cell table:style-name="ce112" office:value-type="currency" office:currency="USD" office:value="129.5" calcext:value-type="currency">
            <text:p>$129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91" office:value-type="string" calcext:value-type="string">
            <text:p>48</text:p>
          </table:table-cell>
          <table:table-cell table:style-name="ce21" office:value-type="float" office:value="0.25" calcext:value-type="float">
            <text:p>.25</text:p>
          </table:table-cell>
          <table:table-cell table:style-name="ce127" office:value-type="string" calcext:value-type="string">
            <text:p>email to Ross school about special classes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91" office:value-type="string" calcext:value-type="string">
            <text:p>14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scheduled 4th grade classes /art with school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Curric Mtg.,</text:p>
          </table:table-cell>
          <table:table-cell table:style-name="ce112" office:value-type="currency" office:currency="USD" office:value="17.91" calcext:value-type="currency">
            <text:p>$17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discuss logistics of scheduling staff w/Mel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91" office:value-type="string" calcext:value-type="string">
            <text:p>49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assemblies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91" office:value-type="string" calcext:value-type="string">
            <text:p>50</text:p>
          </table:table-cell>
          <table:table-cell table:style-name="ce21" office:value-type="float" office:value="1.25" calcext:value-type="float">
            <text:p>1.25</text:p>
          </table:table-cell>
          <table:table-cell table:style-name="ce127" office:value-type="string" calcext:value-type="string">
            <text:p>classes</text:p>
          </table:table-cell>
          <table:table-cell table:style-name="ce112" office:value-type="currency" office:currency="USD" office:value="46.25" calcext:value-type="currency">
            <text:p>$46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5</text:p>
          </table:table-cell>
          <table:table-cell table:style-name="ce21" office:value-type="float" office:value="0.75" calcext:value-type="float">
            <text:p>.75</text:p>
          </table:table-cell>
          <table:table-cell table:style-name="ce127" office:value-type="string" calcext:value-type="string">
            <text:p>dixie special event logistics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75" calcext:value-type="float">
            <text:p>.75</text:p>
          </table:table-cell>
          <table:table-cell table:style-name="ce127" office:value-type="string" calcext:value-type="string">
            <text:p>contacting staff about rodeo dates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.75" calcext:value-type="float">
            <text:p>1.75</text:p>
          </table:table-cell>
          <table:table-cell table:style-name="ce127" office:value-type="string" calcext:value-type="string">
            <text:p>met with teachers to overview schedules</text:p>
          </table:table-cell>
          <table:table-cell table:style-name="ce112" office:value-type="currency" office:currency="USD" office:value="64.75" calcext:value-type="currency">
            <text:p>$64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61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follow up about assembly detail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85" office:value-type="string" calcext:value-type="string">
            <text:p>79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scheduled all classes and assembly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85" office:value-type="string" calcext:value-type="string">
            <text:p>63</text:p>
          </table:table-cell>
          <table:table-cell table:style-name="ce21" office:value-type="float" office:value="0.25" calcext:value-type="float">
            <text:p>.25</text:p>
          </table:table-cell>
          <table:table-cell table:style-name="ce127" office:value-type="string" calcext:value-type="string">
            <text:p>yikes assembly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127" office:value-type="string" calcext:value-type="string">
            <text:p>Schedule and plan Hill MS Program, Review teaching calender</text:p>
          </table:table-cell>
          <table:table-cell table:style-name="ce112" office:value-type="currency" office:currency="USD" office:value="107.46" calcext:value-type="currency">
            <text:p>$107.4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49</text:p>
          </table:table-cell>
          <table:table-cell table:style-name="ce22" office:value-type="float" office:value="0.75" calcext:value-type="float">
            <text:p>.75</text:p>
          </table:table-cell>
          <table:table-cell table:style-name="ce29" office:value-type="string" calcext:value-type="string">
            <text:p>scheduled two yikes assemblies, safety art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50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scheduling all classes <text:s/>with school and extra teachers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C</text:p>
          </table:table-cell>
          <table:table-cell table:style-name="ce85" office:value-type="string" calcext:value-type="string">
            <text:p>14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scheduling staff for safety art</text:p>
          </table:table-cell>
          <table:table-cell table:style-name="ce112" office:value-type="currency" office:currency="USD" office:value="37" calcext:value-type="currency">
            <text:p>$37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SC</text:p>
          </table:table-cell>
          <table:table-cell table:style-name="ce85" office:value-type="string" calcext:value-type="string">
            <text:p>14</text:p>
          </table:table-cell>
          <table:table-cell table:style-name="ce21" office:value-type="float" office:value="0.75" calcext:value-type="float">
            <text:p>.75</text:p>
          </table:table-cell>
          <table:table-cell table:style-name="ce127" office:value-type="string" calcext:value-type="string">
            <text:p>following up on class logistics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112"/>
          <table:table-cell table:style-name="ce32" office:value-type="float" office:value="1225.075" calcext:value-type="float">
            <text:p>1225.075</text:p>
          </table:table-cell>
          <table:table-cell table:style-name="ce32" table:number-columns-repeated="1013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INVENTORY CHANGES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126" office:value-type="string" calcext:value-type="string">
            <text:p>INBOX/OUTBOX PLANNING</text:p>
          </table:table-cell>
          <table:table-cell table:style-name="ce68" office:value-type="currency" office:currency="USD" office:value="13.03" calcext:value-type="currency">
            <text:p>$13.03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DATABASE COPY / NOTES TO DAN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TALKED WITH DAN / WENDI RE - DATABASE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127" office:value-type="string" calcext:value-type="string">
            <text:p>piciking up safety art materials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office:value-type="float" office:value="169.39" calcext:value-type="float">
            <text:p>169.39</text:p>
          </table:table-cell>
          <table:table-cell table:style-name="ce32" table:number-columns-repeated="1013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" calcext:value-type="float">
            <text:p>1.00</text:p>
          </table:table-cell>
          <table:table-cell table:style-name="ce127" office:value-type="string" calcext:value-type="string">
            <text:p>review time sheets, reporting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127" office:value-type="string" calcext:value-type="string">
            <text:p>outline of schools joining program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75" calcext:value-type="float">
            <text:p>.75</text:p>
          </table:table-cell>
          <table:table-cell table:style-name="ce29" office:value-type="string" calcext:value-type="string">
            <text:p>outline for tasks</text:p>
          </table:table-cell>
          <table:table-cell table:style-name="ce112" office:value-type="currency" office:currency="USD" office:value="27.9525" calcext:value-type="currency">
            <text:p>$27.9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25" calcext:value-type="float">
            <text:p>.25</text:p>
          </table:table-cell>
          <table:table-cell table:style-name="ce29" office:value-type="string" calcext:value-type="string">
            <text:p>learned how to send maximizer reports, saving files, time sheets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8-29" calcext:value-type="date">
            <text:p>8/29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.25" calcext:value-type="float">
            <text:p>1.25</text:p>
          </table:table-cell>
          <table:table-cell table:style-name="ce126" office:value-type="string" calcext:value-type="string">
            <text:p>timesheets / mine and teaching staff</text:p>
          </table:table-cell>
          <table:table-cell table:style-name="ce68" office:value-type="currency" office:currency="USD" office:value="46.25" calcext:value-type="currency">
            <text:p>$46.2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3" calcext:value-type="float">
            <text:p>3.00</text:p>
          </table:table-cell>
          <table:table-cell table:style-name="ce29" office:value-type="string" calcext:value-type="string">
            <text:p>Inventory materials</text:p>
          </table:table-cell>
          <table:table-cell table:style-name="ce112" office:value-type="currency" office:currency="USD" office:value="107.46" calcext:value-type="currency">
            <text:p>$107.4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fill out timesheets</text:p>
          </table:table-cell>
          <table:table-cell table:style-name="ce112" office:value-type="currency" office:currency="USD" office:value="17.91" calcext:value-type="currency">
            <text:p>$17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25" calcext:value-type="float">
            <text:p>.25</text:p>
          </table:table-cell>
          <table:table-cell table:style-name="ce29" office:value-type="string" calcext:value-type="string">
            <text:p>review time sheets, reporting</text:p>
          </table:table-cell>
          <table:table-cell table:style-name="ce112" office:value-type="currency" office:currency="USD" office:value="9.3175" calcext:value-type="currency">
            <text:p>$9.3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1.5" calcext:value-type="float">
            <text:p>1.50</text:p>
          </table:table-cell>
          <table:table-cell table:style-name="ce29" office:value-type="string" calcext:value-type="string">
            <text:p>outline of program for 2005-6 year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Summary of tasks performed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5" calcext:value-type="float">
            <text:p>5.00</text:p>
          </table:table-cell>
          <table:table-cell table:style-name="ce29" office:value-type="string" calcext:value-type="string">
            <text:p>TAM reporting, answering questions, responding to David's inquirites, preparing August report.</text:p>
          </table:table-cell>
          <table:table-cell table:style-name="ce112" office:value-type="currency" office:currency="USD" office:value="186.35" calcext:value-type="currency">
            <text:p>$186.3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126" office:value-type="string" calcext:value-type="string">
            <text:p>time sheet tasks for two days</text:p>
          </table:table-cell>
          <table:table-cell table:style-name="ce68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88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fill out timesheets</text:p>
          </table:table-cell>
          <table:table-cell table:style-name="ce112" office:value-type="currency" office:currency="USD" office:value="35.82" calcext:value-type="currency">
            <text:p>$35.8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activities chart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TIMECARD COMPLETION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time sheets, calender <text:s/>for report</text:p>
          </table:table-cell>
          <table:table-cell table:style-name="ce112" office:value-type="currency" office:currency="USD" office:value="55.5" calcext:value-type="currency">
            <text:p>$55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.5" calcext:value-type="float">
            <text:p>1.50</text:p>
          </table:table-cell>
          <table:table-cell table:style-name="ce29" office:value-type="string" calcext:value-type="string">
            <text:p>fill out timesheets</text:p>
          </table:table-cell>
          <table:table-cell table:style-name="ce112" office:value-type="currency" office:currency="USD" office:value="53.73" calcext:value-type="currency">
            <text:p>$53.73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60" office:value-type="string" calcext:value-type="string">
            <text:p>work program</text:p>
          </table:table-cell>
          <table:table-cell table:style-name="ce68" office:value-type="currency" office:currency="USD" office:value="74.54" calcext:value-type="currency">
            <text:p>$74.5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filling in timesheet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filling out timesheet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88" office:value-type="string" calcext:value-type="string">
            <text:p>*</text:p>
          </table:table-cell>
          <table:table-cell table:style-name="ce102" office:value-type="float" office:value="0.75" calcext:value-type="float">
            <text:p>.75</text:p>
          </table:table-cell>
          <table:table-cell table:style-name="ce29" office:value-type="string" calcext:value-type="string">
            <text:p>reviewed Best Practices report</text:p>
          </table:table-cell>
          <table:table-cell table:style-name="ce112" office:value-type="currency" office:currency="USD" office:value="32.565" calcext:value-type="currency">
            <text:p>$32.5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88" office:value-type="string" calcext:value-type="string">
            <text:p>*</text:p>
          </table:table-cell>
          <table:table-cell table:style-name="ce102" office:value-type="float" office:value="2" calcext:value-type="float">
            <text:p>2.00</text:p>
          </table:table-cell>
          <table:table-cell table:style-name="ce29" office:value-type="string" calcext:value-type="string">
            <text:p>timesheets / mine and teaching staff</text:p>
          </table:table-cell>
          <table:table-cell table:style-name="ce112" office:value-type="currency" office:currency="USD" office:value="74" calcext:value-type="currency">
            <text:p>$74.0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Agar</text:p>
          </table:table-cell>
          <table:table-cell table:style-name="ce79" office:value-type="currency" office:currency="USD" office:value="35.82" calcext:value-type="currency">
            <text:p>$35.82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A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fill out timesheets</text:p>
          </table:table-cell>
          <table:table-cell table:style-name="ce112" office:value-type="currency" office:currency="USD" office:value="35.82" calcext:value-type="currency">
            <text:p>$35.82</text:p>
          </table:table-cell>
          <table:table-cell table:style-name="ce112"/>
          <table:table-cell table:style-name="ce32" office:value-type="float" office:value="1084.805" calcext:value-type="float">
            <text:p>1084.805</text:p>
          </table:table-cell>
          <table:table-cell table:style-name="ce32" table:number-columns-repeated="1013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Novato Task Force - database update, set up meeting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8" office:value-type="string" calcext:value-type="string">
            <text:p>*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Novato Task Force - database update, set up meeting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1" calcext:value-type="float">
            <text:p>1.00</text:p>
          </table:table-cell>
          <table:table-cell table:style-name="ce29" office:value-type="string" calcext:value-type="string">
            <text:p>permission to distribute flyers from principals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1" office:value-type="string" calcext:value-type="string">
            <text:p>46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Conversations with two Reed reps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1" office:value-type="string" calcext:value-type="string">
            <text:p>48</text:p>
          </table:table-cell>
          <table:table-cell table:style-name="ce21" office:value-type="float" office:value="0.25" calcext:value-type="float">
            <text:p>.25</text:p>
          </table:table-cell>
          <table:table-cell table:style-name="ce127" office:value-type="string" calcext:value-type="string">
            <text:p>Conversation with Brookside rep</text:p>
          </table:table-cell>
          <table:table-cell table:style-name="ce112" office:value-type="currency" office:currency="USD" office:value="9.3175" calcext:value-type="currency">
            <text:p>$9.3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1" office:value-type="string" calcext:value-type="string">
            <text:p>56</text:p>
          </table:table-cell>
          <table:table-cell table:style-name="ce21" office:value-type="float" office:value="0.25" calcext:value-type="float">
            <text:p>.25</text:p>
          </table:table-cell>
          <table:table-cell table:style-name="ce127" office:value-type="string" calcext:value-type="string">
            <text:p>Conversation with Bahia Rep</text:p>
          </table:table-cell>
          <table:table-cell table:style-name="ce112" office:value-type="currency" office:currency="USD" office:value="9.3175" calcext:value-type="currency">
            <text:p>$9.3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4" calcext:value-type="float">
            <text:p>4.00</text:p>
          </table:table-cell>
          <table:table-cell table:style-name="ce127" office:value-type="string" calcext:value-type="string">
            <text:p>communications</text:p>
          </table:table-cell>
          <table:table-cell table:style-name="ce112" office:value-type="currency" office:currency="USD" office:value="149.08" calcext:value-type="currency">
            <text:p>$149.0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CREATED TL SUPPORT PACKET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1.5" calcext:value-type="float">
            <text:p>1.50</text:p>
          </table:table-cell>
          <table:table-cell table:style-name="ce127" office:value-type="string" calcext:value-type="string">
            <text:p>MEET WITH MELANIE - BIKE ART</text:p>
          </table:table-cell>
          <table:table-cell table:style-name="ce112" office:value-type="currency" office:currency="USD" office:value="39.09" calcext:value-type="currency">
            <text:p>$39.09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DELIVER TL PACKETS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PRINT DIRECTIONS FOR TL DELIVERIES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126" office:value-type="string" calcext:value-type="string">
            <text:p>CALLED PRINCIPALS FOR FLYER APPROVE</text:p>
          </table:table-cell>
          <table:table-cell table:style-name="ce68" office:value-type="currency" office:currency="USD" office:value="78.18" calcext:value-type="currency">
            <text:p>$78.1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CALLED PRINCIPALS FLYER APPROVAL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VOLUNTEER COORDINATION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phone - volunteer coordination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14</text:p>
          </table:table-cell>
          <table:table-cell table:style-name="ce102" office:value-type="float" office:value="0.25" calcext:value-type="float">
            <text:p>.25</text:p>
          </table:table-cell>
          <table:table-cell table:style-name="ce29" office:value-type="string" calcext:value-type="string">
            <text:p>talked to Taz about safety art and rodeos</text:p>
          </table:table-cell>
          <table:table-cell table:style-name="ce112" office:value-type="currency" office:currency="USD" office:value="9.25" calcext:value-type="currency">
            <text:p>$9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05" calcext:value-type="date">
            <text:p>9/5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.5" calcext:value-type="float">
            <text:p>2.50</text:p>
          </table:table-cell>
          <table:table-cell table:style-name="ce127" office:value-type="string" calcext:value-type="string">
            <text:p>miller creek meeting</text:p>
          </table:table-cell>
          <table:table-cell table:style-name="ce112" office:value-type="currency" office:currency="USD" office:value="92.5" calcext:value-type="currency">
            <text:p>$92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127" office:value-type="string" calcext:value-type="string">
            <text:p>Novato Task Force meeting</text:p>
          </table:table-cell>
          <table:table-cell table:style-name="ce112" office:value-type="currency" office:currency="USD" office:value="111.81" calcext:value-type="currency">
            <text:p>$111.8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126" office:value-type="string" calcext:value-type="string">
            <text:p>distribution of Iwalk flyers delivery list</text:p>
          </table:table-cell>
          <table:table-cell table:style-name="ce68" office:value-type="currency" office:currency="USD" office:value="27.9525" calcext:value-type="currency">
            <text:p>$27.9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4.5" calcext:value-type="float">
            <text:p>4.50</text:p>
          </table:table-cell>
          <table:table-cell table:style-name="ce128" office:value-type="string" calcext:value-type="string">
            <text:p>communications Novato Task Force, Sun Valley, David Parisi, Manor school, Lagunitas misc emails</text:p>
          </table:table-cell>
          <table:table-cell table:style-name="ce68" office:value-type="currency" office:currency="USD" office:value="167.715" calcext:value-type="currency">
            <text:p>$167.7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creation of sample newsletter submission for school newsletters</text:p>
          </table:table-cell>
          <table:table-cell table:style-name="ce68" office:value-type="currency" office:currency="USD" office:value="37.27" calcext:value-type="currency">
            <text:p>$37.27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strategies on middle and high school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VOLUNTEER COORDINATION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WROTE AND SENT GROUP EMAIL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2" calcext:value-type="date">
            <text:p>9/12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following up with TL requesting safety art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1" office:value-type="string" calcext:value-type="string">
            <text:p>76</text:p>
          </table:table-cell>
          <table:table-cell table:style-name="ce21" office:value-type="float" office:value="0.75" calcext:value-type="float">
            <text:p>.75</text:p>
          </table:table-cell>
          <table:table-cell table:style-name="ce29" office:value-type="string" calcext:value-type="string">
            <text:p>met with teachers at Drake High</text:p>
          </table:table-cell>
          <table:table-cell table:style-name="ce112" office:value-type="currency" office:currency="USD" office:value="27.75" calcext:value-type="currency">
            <text:p>$27.7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1" office:value-type="string" calcext:value-type="string">
            <text:p>60</text:p>
          </table:table-cell>
          <table:table-cell table:style-name="ce21" office:value-type="float" office:value="0.5" calcext:value-type="float">
            <text:p>.50</text:p>
          </table:table-cell>
          <table:table-cell table:style-name="ce29" office:value-type="string" calcext:value-type="string">
            <text:p>talking to administration about assembly payment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1" office:value-type="string" calcext:value-type="string">
            <text:p>31</text:p>
          </table:table-cell>
          <table:table-cell table:style-name="ce21" office:value-type="float" office:value="2" calcext:value-type="float">
            <text:p>2.00</text:p>
          </table:table-cell>
          <table:table-cell table:style-name="ce29" office:value-type="string" calcext:value-type="string">
            <text:p>Meeting with Hill assistant principal</text:p>
          </table:table-cell>
          <table:table-cell table:style-name="ce112" office:value-type="currency" office:currency="USD" office:value="74.54" calcext:value-type="currency">
            <text:p>$74.5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51</text:p>
          </table:table-cell>
          <table:table-cell table:style-name="ce98" office:value-type="float" office:value="0.5" calcext:value-type="float">
            <text:p>.50</text:p>
          </table:table-cell>
          <table:table-cell table:style-name="ce126" office:value-type="string" calcext:value-type="string">
            <text:p>Conversation with volunteer on walkabouts</text:p>
          </table:table-cell>
          <table:table-cell table:style-name="ce68" office:value-type="currency" office:currency="USD" office:value="18.635" calcext:value-type="currency">
            <text:p>$18.6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18</text:p>
          </table:table-cell>
          <table:table-cell table:style-name="ce98" office:value-type="float" office:value="0.5" calcext:value-type="float">
            <text:p>.50</text:p>
          </table:table-cell>
          <table:table-cell table:style-name="ce126" office:value-type="string" calcext:value-type="string">
            <text:p>Conversation with new volunteer</text:p>
          </table:table-cell>
          <table:table-cell table:style-name="ce68" office:value-type="currency" office:currency="USD" office:value="18.635" calcext:value-type="currency">
            <text:p>$18.6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21</text:p>
          </table:table-cell>
          <table:table-cell table:style-name="ce98" office:value-type="float" office:value="0.5" calcext:value-type="float">
            <text:p>.50</text:p>
          </table:table-cell>
          <table:table-cell table:style-name="ce126" office:value-type="string" calcext:value-type="string">
            <text:p>converation with outgoing team leader and prep for principal meeting</text:p>
          </table:table-cell>
          <table:table-cell table:style-name="ce68" office:value-type="currency" office:currency="USD" office:value="18.635" calcext:value-type="currency">
            <text:p>$18.6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102" office:value-type="float" office:value="6" calcext:value-type="float">
            <text:p>6.00</text:p>
          </table:table-cell>
          <table:table-cell table:style-name="ce29" office:value-type="string" calcext:value-type="string">
            <text:p>misc communications, St. Anselms new team leaders, <text:s/>Reed on W2SD, Hamilton, Ross, Marin Horizon</text:p>
          </table:table-cell>
          <table:table-cell table:style-name="ce112" office:value-type="currency" office:currency="USD" office:value="223.62" calcext:value-type="currency">
            <text:p>$223.6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Call from parent at St. Anselms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52</text:p>
          </table:table-cell>
          <table:table-cell table:style-name="ce22" office:value-type="float" office:value="0.5" calcext:value-type="float">
            <text:p>.50</text:p>
          </table:table-cell>
          <table:table-cell table:style-name="ce29" office:value-type="string" calcext:value-type="string">
            <text:p>Talk to potential team leader at While Hill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1" office:value-type="string" calcext:value-type="string">
            <text:p>21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Meeting with Principal and team leaders at Edna Maguire</text:p>
          </table:table-cell>
          <table:table-cell table:style-name="ce112" office:value-type="currency" office:currency="USD" office:value="74.54" calcext:value-type="currency">
            <text:p>$74.5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5" calcext:value-type="float">
            <text:p>5.00</text:p>
          </table:table-cell>
          <table:table-cell table:style-name="ce127" office:value-type="string" calcext:value-type="string">
            <text:p>VOLUNTEER COORDINATION</text:p>
          </table:table-cell>
          <table:table-cell table:style-name="ce112" office:value-type="currency" office:currency="USD" office:value="130.3" calcext:value-type="currency">
            <text:p>$130.3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EMAILS to event partners, team leaders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MAILING MATERIALS TO TL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MEETING WITH MEL - SAFETY ART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1" calcext:value-type="float">
            <text:p>1.00</text:p>
          </table:table-cell>
          <table:table-cell table:style-name="ce126" office:value-type="string" calcext:value-type="string">
            <text:p>PREPARED GROUP EMAIL DOCS- TL</text:p>
          </table:table-cell>
          <table:table-cell table:style-name="ce68" office:value-type="currency" office:currency="USD" office:value="26.06" calcext:value-type="currency">
            <text:p>$26.0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19" calcext:value-type="date">
            <text:p>9/19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DELIVERING KEYCHAINS / POSTERS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2" office:value-type="float" office:value="2" calcext:value-type="float">
            <text:p>2.00</text:p>
          </table:table-cell>
          <table:table-cell table:style-name="ce29" office:value-type="string" calcext:value-type="string">
            <text:p>reply emails / phone to team leaders</text:p>
          </table:table-cell>
          <table:table-cell table:style-name="ce112" office:value-type="currency" office:currency="USD" office:value="52.12" calcext:value-type="currency">
            <text:p>$52.12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127" office:value-type="string" calcext:value-type="string">
            <text:p>pickup dropoff r/t I-walk items - schools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walk <text:s/>to school day events, support to team leader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responded to volunteer requests ,emails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1" office:value-type="string" calcext:value-type="string">
            <text:p>5</text:p>
          </table:table-cell>
          <table:table-cell table:style-name="ce21" office:value-type="float" office:value="1.25" calcext:value-type="float">
            <text:p>1.25</text:p>
          </table:table-cell>
          <table:table-cell table:style-name="ce127" office:value-type="string" calcext:value-type="string">
            <text:p>returning calls to Team leaders about safety art, promotion strategies, and assemblies</text:p>
          </table:table-cell>
          <table:table-cell table:style-name="ce112" office:value-type="currency" office:currency="USD" office:value="46.25" calcext:value-type="currency">
            <text:p>$46.25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22</text:p>
          </table:table-cell>
          <table:table-cell table:style-name="ce22" office:value-type="float" office:value="2.5" calcext:value-type="float">
            <text:p>2.50</text:p>
          </table:table-cell>
          <table:table-cell table:style-name="ce29" office:value-type="string" calcext:value-type="string">
            <text:p>met with team leader to plan club strategy</text:p>
          </table:table-cell>
          <table:table-cell table:style-name="ce112" office:value-type="currency" office:currency="USD" office:value="92.5" calcext:value-type="currency">
            <text:p>$92.50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83" office:value-type="string" calcext:value-type="string">
            <text:p>3B</text:p>
          </table:table-cell>
          <table:table-cell table:style-name="ce83" office:value-type="string" calcext:value-type="string">
            <text:p>TM</text:p>
          </table:table-cell>
          <table:table-cell table:style-name="ce91" office:value-type="string" calcext:value-type="string">
            <text:p>21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working with both team leaders to resolve a conflict</text:p>
          </table:table-cell>
          <table:table-cell table:style-name="ce112" office:value-type="currency" office:currency="USD" office:value="37.27" calcext:value-type="currency">
            <text:p>$37.27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4.5" calcext:value-type="float">
            <text:p>4.50</text:p>
          </table:table-cell>
          <table:table-cell table:style-name="ce126" office:value-type="string" calcext:value-type="string">
            <text:p>misc communications, street issues - Fairfax, Brookside, Sun Valley, Dixie, Novato task force</text:p>
          </table:table-cell>
          <table:table-cell table:style-name="ce68" office:value-type="currency" office:currency="USD" office:value="167.715" calcext:value-type="currency">
            <text:p>$167.7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91" office:value-type="string" calcext:value-type="string">
            <text:p>78</text:p>
          </table:table-cell>
          <table:table-cell table:style-name="ce21" office:value-type="float" office:value="3" calcext:value-type="float">
            <text:p>3.00</text:p>
          </table:table-cell>
          <table:table-cell table:style-name="ce127" office:value-type="string" calcext:value-type="string">
            <text:p>Tam High Safety Meeting</text:p>
          </table:table-cell>
          <table:table-cell table:style-name="ce112" office:value-type="currency" office:currency="USD" office:value="111.81" calcext:value-type="currency">
            <text:p>$111.8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14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talk to parent from Neil Cummins</text:p>
          </table:table-cell>
          <table:table-cell table:style-name="ce68" office:value-type="currency" office:currency="USD" office:value="18.635" calcext:value-type="currency">
            <text:p>$18.64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0.75" calcext:value-type="float">
            <text:p>.75</text:p>
          </table:table-cell>
          <table:table-cell table:style-name="ce126" office:value-type="string" calcext:value-type="string">
            <text:p>distribution of z-bars</text:p>
          </table:table-cell>
          <table:table-cell table:style-name="ce68" office:value-type="currency" office:currency="USD" office:value="27.9525" calcext:value-type="currency">
            <text:p>$27.95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1" calcext:value-type="float">
            <text:p>1.00</text:p>
          </table:table-cell>
          <table:table-cell table:style-name="ce127" office:value-type="string" calcext:value-type="string">
            <text:p>prep safety art materials</text:p>
          </table:table-cell>
          <table:table-cell table:style-name="ce112" office:value-type="currency" office:currency="USD" office:value="26.06" calcext:value-type="currency">
            <text:p>$26.06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3" office:value-type="string" calcext:value-type="string">
            <text:p>*</text:p>
          </table:table-cell>
          <table:table-cell table:style-name="ce21" office:value-type="float" office:value="3" calcext:value-type="float">
            <text:p>3.00</text:p>
          </table:table-cell>
          <table:table-cell table:style-name="ce127" office:value-type="string" calcext:value-type="string">
            <text:p>volunteer coordination - problem solving</text:p>
          </table:table-cell>
          <table:table-cell table:style-name="ce112" office:value-type="currency" office:currency="USD" office:value="78.18" calcext:value-type="currency">
            <text:p>$78.18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meeting with staff - logistics, safety art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Feliciano</text:p>
          </table:table-cell>
          <table:table-cell table:style-name="ce78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2" calcext:value-type="float">
            <text:p>2.00</text:p>
          </table:table-cell>
          <table:table-cell table:style-name="ce126" office:value-type="string" calcext:value-type="string">
            <text:p>follow-up phone calls to team-leaders</text:p>
          </table:table-cell>
          <table:table-cell table:style-name="ce68" office:value-type="currency" office:currency="USD" office:value="52.12" calcext:value-type="currency">
            <text:p>$52.12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5</text:p>
          </table:table-cell>
          <table:table-cell table:style-name="ce98" office:value-type="float" office:value="0.5" calcext:value-type="float">
            <text:p>.50</text:p>
          </table:table-cell>
          <table:table-cell table:style-name="ce126" office:value-type="string" calcext:value-type="string">
            <text:p>planning safety art with team leader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5</text:p>
          </table:table-cell>
          <table:table-cell table:style-name="ce98" office:value-type="float" office:value="0.5" calcext:value-type="float">
            <text:p>.50</text:p>
          </table:table-cell>
          <table:table-cell table:style-name="ce60" office:value-type="string" calcext:value-type="string">
            <text:p>editing walk to school day flyer/adding info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Grubman</text:p>
          </table:table-cell>
          <table:table-cell table:style-name="ce78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6" office:value-type="string" calcext:value-type="string">
            <text:p>30</text:p>
          </table:table-cell>
          <table:table-cell table:style-name="ce98" office:value-type="float" office:value="0.5" calcext:value-type="float">
            <text:p>.50</text:p>
          </table:table-cell>
          <table:table-cell table:style-name="ce126" office:value-type="string" calcext:value-type="string">
            <text:p>introduction conversation with team leader</text:p>
          </table:table-cell>
          <table:table-cell table:style-name="ce68" office:value-type="currency" office:currency="USD" office:value="18.5" calcext:value-type="currency">
            <text:p>$18.50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Grubman</text:p>
          </table:table-cell>
          <table:table-cell table:style-name="ce79" office:value-type="currency" office:currency="USD" office:value="37" calcext:value-type="currency">
            <text:p>$37.00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TM</text:p>
          </table:table-cell>
          <table:table-cell table:style-name="ce85" office:value-type="string" calcext:value-type="string">
            <text:p>5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support team leader during the dixie bike day</text:p>
          </table:table-cell>
          <table:table-cell table:style-name="ce112" office:value-type="currency" office:currency="USD" office:value="18.5" calcext:value-type="currency">
            <text:p>$18.50</text:p>
          </table:table-cell>
          <table:table-cell table:style-name="ce112"/>
          <table:table-cell table:style-name="ce32" office:value-type="float" office:value="3022.025" calcext:value-type="float">
            <text:p>3022.025</text:p>
          </table:table-cell>
          <table:table-cell table:style-name="ce32" table:number-columns-repeated="1013"/>
        </table:table-row>
        <table:table-row table:style-name="ro2">
          <table:table-cell table:style-name="ce39" office:value-type="date" office:date-value="2010-09-26" calcext:value-type="date">
            <text:p>9/26/10</text:p>
          </table:table-cell>
          <table:table-cell table:style-name="ce39" office:value-type="string" calcext:value-type="string">
            <text:p>Kallins</text:p>
          </table:table-cell>
          <table:table-cell table:style-name="ce78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WK</text:p>
          </table:table-cell>
          <table:table-cell table:style-name="ce86" office:value-type="string" calcext:value-type="string">
            <text:p>18</text:p>
          </table:table-cell>
          <table:table-cell table:style-name="ce98" office:value-type="float" office:value="4" calcext:value-type="float">
            <text:p>4.00</text:p>
          </table:table-cell>
          <table:table-cell table:style-name="ce126" office:value-type="string" calcext:value-type="string">
            <text:p>Marin Horizon reconnaisance w volunteers</text:p>
          </table:table-cell>
          <table:table-cell table:style-name="ce68" office:value-type="currency" office:currency="USD" office:value="149.08" calcext:value-type="currency">
            <text:p>$149.08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WK</text:p>
          </table:table-cell>
          <table:table-cell table:style-name="ce85" office:value-type="string" calcext:value-type="string">
            <text:p>64</text:p>
          </table:table-cell>
          <table:table-cell table:style-name="ce102" office:value-type="float" office:value="0.5" calcext:value-type="float">
            <text:p>.50</text:p>
          </table:table-cell>
          <table:table-cell table:style-name="ce29" office:value-type="string" calcext:value-type="string">
            <text:p>setting up meeting w/ Sun Valley</text:p>
          </table:table-cell>
          <table:table-cell table:style-name="ce112" office:value-type="currency" office:currency="USD" office:value="18.635" calcext:value-type="currency">
            <text:p>$18.64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WK</text:p>
          </table:table-cell>
          <table:table-cell table:style-name="ce85" office:value-type="string" calcext:value-type="string">
            <text:p>50</text:p>
          </table:table-cell>
          <table:table-cell table:style-name="ce21" office:value-type="float" office:value="1.5" calcext:value-type="float">
            <text:p>1.50</text:p>
          </table:table-cell>
          <table:table-cell table:style-name="ce127" office:value-type="string" calcext:value-type="string">
            <text:p>Manor walkabout</text:p>
          </table:table-cell>
          <table:table-cell table:style-name="ce112" office:value-type="currency" office:currency="USD" office:value="55.905" calcext:value-type="currency">
            <text:p>$55.91</text:p>
          </table:table-cell>
          <table:table-cell table:style-name="ce112" office:value-type="currency" office:currency="USD" office:value="16664.34" calcext:value-type="currency">
            <text:p>$16,664.34</text:p>
          </table:table-cell>
          <table:table-cell table:style-name="ce32" office:value-type="float" office:value="223.62" calcext:value-type="float">
            <text:p>223.62</text:p>
          </table:table-cell>
          <table:table-cell table:style-name="ce32" table:number-columns-repeated="1013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Feliciano</text:p>
          </table:table-cell>
          <table:table-cell table:style-name="ce79" office:value-type="currency" office:currency="USD" office:value="26.06" calcext:value-type="currency">
            <text:p>$26.06</text:p>
          </table:table-cell>
          <table:table-cell table:style-name="ce5" office:value-type="string" calcext:value-type="string">
            <text:p>4A</text:p>
          </table:table-cell>
          <table:table-cell table:style-name="ce5" office:value-type="string" calcext:value-type="string">
            <text:p>TM</text:p>
          </table:table-cell>
          <table:table-cell table:style-name="ce5" office:value-type="string" calcext:value-type="string">
            <text:p>*</text:p>
          </table:table-cell>
          <table:table-cell table:style-name="ce21" office:value-type="float" office:value="2" calcext:value-type="float">
            <text:p>2.00</text:p>
          </table:table-cell>
          <table:table-cell table:style-name="ce127" office:value-type="string" calcext:value-type="string">
            <text:p>STAFF MEETING</text:p>
          </table:table-cell>
          <table:table-cell table:number-columns-repeated="2" table:style-name="ce112" office:value-type="currency" office:currency="USD" office:value="52.12" calcext:value-type="currency">
            <text:p>$52.12</text:p>
          </table:table-cell>
          <table:table-cell table:style-name="ce32" office:value-type="float" office:value="52.12" calcext:value-type="float">
            <text:p>52.12</text:p>
          </table:table-cell>
          <table:table-cell table:style-name="ce32" table:number-columns-repeated="1013"/>
        </table:table-row>
        <table:table-row table:style-name="ro2">
          <table:table-cell table:style-name="ce72" office:value-type="date" office:date-value="2010-08-29" calcext:value-type="date">
            <text:p>8/29/1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4.5" calcext:value-type="float">
            <text:p>4.50</text:p>
          </table:table-cell>
          <table:table-cell table:style-name="ce127" office:value-type="string" calcext:value-type="string">
            <text:p>TAM staff timesheet coordination and invoice development</text:p>
          </table:table-cell>
          <table:table-cell table:style-name="ce112" office:value-type="currency" office:currency="USD" office:value="195.39" calcext:value-type="currency">
            <text:p>$195.39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39" office:value-type="date" office:date-value="2010-09-05" calcext:value-type="date">
            <text:p>9/5/10</text:p>
          </table:table-cell>
          <table:table-cell table:style-name="ce39" office:value-type="string" calcext:value-type="string">
            <text:p>Baenisch</text:p>
          </table:table-cell>
          <table:table-cell table:style-name="ce78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6A</text:p>
          </table:table-cell>
          <table:table-cell table:style-name="ce5" office:value-type="string" calcext:value-type="string">
            <text:p>*</text:p>
          </table:table-cell>
          <table:table-cell table:style-name="ce12" office:value-type="string" calcext:value-type="string">
            <text:p>*</text:p>
          </table:table-cell>
          <table:table-cell table:style-name="ce98" office:value-type="float" office:value="3" calcext:value-type="float">
            <text:p>3.00</text:p>
          </table:table-cell>
          <table:table-cell table:style-name="ce60" office:value-type="string" calcext:value-type="string">
            <text:p>TAM staff timesheet coordination and invoice development</text:p>
          </table:table-cell>
          <table:table-cell table:style-name="ce68" office:value-type="currency" office:currency="USD" office:value="130.26" calcext:value-type="currency">
            <text:p>$130.26</text:p>
          </table:table-cell>
          <table:table-cell table:style-name="ce68"/>
          <table:table-cell table:style-name="ce33" table:number-columns-repeated="1014"/>
        </table:table-row>
        <table:table-row table:style-name="ro2">
          <table:table-cell table:style-name="ce72" office:value-type="date" office:date-value="2010-09-12" calcext:value-type="date">
            <text:p>9/12/1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3.75" calcext:value-type="float">
            <text:p>3.75</text:p>
          </table:table-cell>
          <table:table-cell table:style-name="ce127" office:value-type="string" calcext:value-type="string">
            <text:p>TAM invoice template revisions, edited/completed/printed/compiled TAM August invoice</text:p>
          </table:table-cell>
          <table:table-cell table:style-name="ce112" office:value-type="currency" office:currency="USD" office:value="162.825" calcext:value-type="currency">
            <text:p>$162.83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0.5" calcext:value-type="float">
            <text:p>.50</text:p>
          </table:table-cell>
          <table:table-cell table:style-name="ce127" office:value-type="string" calcext:value-type="string">
            <text:p>Sept and Oct staff tasks and project progress oversight</text:p>
          </table:table-cell>
          <table:table-cell table:style-name="ce112" office:value-type="currency" office:currency="USD" office:value="21.71" calcext:value-type="currency">
            <text:p>$21.7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19" calcext:value-type="date">
            <text:p>9/19/10</text:p>
          </table:table-cell>
          <table:table-cell table:style-name="ce72" office:value-type="string" calcext:value-type="string">
            <text:p>Baenisch</text:p>
          </table:table-cell>
          <table:table-cell table:style-name="ce79" office:value-type="currency" office:currency="USD" office:value="43.42" calcext:value-type="currency">
            <text:p>$43.42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2.75" calcext:value-type="float">
            <text:p>2.75</text:p>
          </table:table-cell>
          <table:table-cell table:style-name="ce127" office:value-type="string" calcext:value-type="string">
            <text:p>9/8 TAM meeting notes review, timesheets and signatures coordination for Parisi Assoc invoice</text:p>
          </table:table-cell>
          <table:table-cell table:style-name="ce112" office:value-type="currency" office:currency="USD" office:value="119.405" calcext:value-type="currency">
            <text:p>$119.41</text:p>
          </table:table-cell>
          <table:table-cell table:style-name="ce112"/>
          <table:table-cell table:style-name="ce32" table:number-columns-repeated="1014"/>
        </table:table-row>
        <table:table-row table:style-name="ro2">
          <table:table-cell table:style-name="ce72" office:value-type="date" office:date-value="2010-09-26" calcext:value-type="date">
            <text:p>9/26/10</text:p>
          </table:table-cell>
          <table:table-cell table:style-name="ce72" office:value-type="string" calcext:value-type="string">
            <text:p>Kallins</text:p>
          </table:table-cell>
          <table:table-cell table:style-name="ce79" office:value-type="currency" office:currency="USD" office:value="37.27" calcext:value-type="currency">
            <text:p>$37.27</text:p>
          </table:table-cell>
          <table:table-cell table:style-name="ce5" office:value-type="string" calcext:value-type="string">
            <text:p>6A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21" office:value-type="float" office:value="3.25" calcext:value-type="float">
            <text:p>3.25</text:p>
          </table:table-cell>
          <table:table-cell table:style-name="ce127" office:value-type="string" calcext:value-type="string">
            <text:p>Prepare time cards and TAM report</text:p>
          </table:table-cell>
          <table:table-cell table:style-name="ce112" office:value-type="currency" office:currency="USD" office:value="121.1275" calcext:value-type="currency">
            <text:p>$121.13</text:p>
          </table:table-cell>
          <table:table-cell table:style-name="ce112" office:value-type="currency" office:currency="USD" office:value="750.7175" calcext:value-type="currency">
            <text:p>$750.72</text:p>
          </table:table-cell>
          <table:table-cell table:style-name="ce32" office:value-type="float" office:value="750.7175" calcext:value-type="float">
            <text:p>750.7175</text:p>
          </table:table-cell>
          <table:table-cell table:style-name="ce32" table:number-columns-repeated="1013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1"/>
          <table:table-cell table:style-name="ce127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1" table:formula="of:=SUM([.G6:.G302])" office:value-type="float" office:value="527" calcext:value-type="float">
            <text:p>527.00</text:p>
          </table:table-cell>
          <table:table-cell table:style-name="ce127"/>
          <table:table-cell table:style-name="ce112"/>
          <table:table-cell table:style-name="ce112" table:formula="of:=SUM([.I6:.I302])" office:value-type="currency" office:currency="USD" office:value="17821.2425" calcext:value-type="currency">
            <text:p>$17,821.24</text:p>
          </table:table-cell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1"/>
          <table:table-cell table:style-name="ce127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2"/>
          <table:table-cell table:style-name="ce88"/>
          <table:table-cell table:style-name="ce102"/>
          <table:table-cell table:style-name="ce29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100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102"/>
          <table:table-cell table:style-name="ce29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126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27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126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27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126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102"/>
          <table:table-cell table:style-name="ce29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/>
          <table:table-cell table:style-name="ce83"/>
          <table:table-cell table:style-name="ce5"/>
          <table:table-cell table:style-name="ce21"/>
          <table:table-cell table:style-name="ce127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1"/>
          <table:table-cell table:style-name="ce127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3"/>
          <table:table-cell table:style-name="ce98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126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3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60"/>
          <table:table-cell table:style-name="ce68" table:number-columns-repeated="2"/>
          <table:table-cell table:style-name="ce33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126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3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2"/>
          <table:table-cell table:style-name="ce29"/>
          <table:table-cell table:style-name="ce112" table:number-columns-repeated="2"/>
          <table:table-cell table:style-name="ce32" table:number-columns-repeated="1014"/>
        </table:table-row>
        <table:table-row table:style-name="ro2" table:number-rows-repeated="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102"/>
          <table:table-cell table:style-name="ce29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83" table:number-columns-repeated="2"/>
          <table:table-cell table:style-name="ce13"/>
          <table:table-cell table:style-name="ce21"/>
          <table:table-cell table:style-name="ce127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72" table:number-columns-repeated="2"/>
          <table:table-cell table:style-name="ce79"/>
          <table:table-cell table:style-name="ce5" table:number-columns-repeated="3"/>
          <table:table-cell table:style-name="ce21"/>
          <table:table-cell table:style-name="ce127"/>
          <table:table-cell table:style-name="ce112" table:number-columns-repeated="2"/>
          <table:table-cell table:style-name="ce32" table:number-columns-repeated="1014"/>
        </table:table-row>
        <table:table-row table:style-name="ro2" table:number-rows-repeated="3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126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2">
          <table:table-cell table:style-name="ce72" table:number-columns-repeated="2"/>
          <table:table-cell table:style-name="ce79"/>
          <table:table-cell table:style-name="ce5" table:number-columns-repeated="2"/>
          <table:table-cell table:style-name="ce13"/>
          <table:table-cell table:style-name="ce21"/>
          <table:table-cell table:style-name="ce29"/>
          <table:table-cell table:style-name="ce112" table:number-columns-repeated="2"/>
          <table:table-cell table:style-name="ce32" table:number-columns-repeated="1014"/>
        </table:table-row>
        <table:table-row table:style-name="ro2">
          <table:table-cell table:style-name="ce39" table:number-columns-repeated="2"/>
          <table:table-cell table:style-name="ce78"/>
          <table:table-cell table:style-name="ce5" table:number-columns-repeated="2"/>
          <table:table-cell table:style-name="ce12"/>
          <table:table-cell table:style-name="ce98"/>
          <table:table-cell table:style-name="ce126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2">
          <table:table-cell table:style-name="ce72" table:number-columns-repeated="2"/>
          <table:table-cell table:style-name="ce79"/>
          <table:table-cell table:style-name="ce5" table:number-columns-repeated="2"/>
          <table:table-cell table:style-name="ce13"/>
          <table:table-cell table:style-name="ce21"/>
          <table:table-cell table:style-name="ce29"/>
          <table:table-cell table:style-name="ce112" table:number-columns-repeated="2"/>
          <table:table-cell table:style-name="ce32" table:number-columns-repeated="1014"/>
        </table:table-row>
        <table:table-row table:style-name="ro2" table:number-rows-repeated="79">
          <table:table-cell table:style-name="ce39" table:number-columns-repeated="2"/>
          <table:table-cell table:style-name="ce78"/>
          <table:table-cell table:style-name="ce14" table:number-columns-repeated="2"/>
          <table:table-cell table:style-name="ce12"/>
          <table:table-cell table:style-name="ce98"/>
          <table:table-cell table:style-name="ce128"/>
          <table:table-cell table:style-name="ce68" table:number-columns-repeated="2"/>
          <table:table-cell table:style-name="ce33" table:number-columns-repeated="1014"/>
        </table:table-row>
        <table:table-row table:style-name="ro2" table:number-rows-repeated="1048157">
          <table:table-cell table:number-columns-repeated="1024"/>
        </table:table-row>
        <table:table-header-rows>
          <table:table-row table:style-name="ro2">
            <table:table-cell table:number-columns-repeated="1024"/>
          </table:table-row>
        </table:table-header-rows>
        <table:table-row table:style-name="ro3">
          <table:table-cell table:number-columns-repeated="1024"/>
        </table:table-row>
      </table:table>
      <table:table table:name="4. Labor &amp; Expenses by Task" table:style-name="ta5" table:print-ranges="'4. Labor &amp; Expenses by Task'.A1:'4. Labor &amp; Expenses by Task'.I5">
        <office:forms form:automatic-focus="false" form:apply-design-mode="false"/>
        <table:table-column table:style-name="co5" table:default-cell-style-name="ce40"/>
        <table:table-column table:style-name="co6" table:default-cell-style-name="ce40"/>
        <table:table-column table:style-name="co7" table:default-cell-style-name="ce80"/>
        <table:table-column table:style-name="co1" table:number-columns-repeated="2" table:default-cell-style-name="ce15"/>
        <table:table-column table:style-name="co1" table:default-cell-style-name="ce50"/>
        <table:table-column table:style-name="co7" table:default-cell-style-name="ce104"/>
        <table:table-column table:style-name="co9" table:default-cell-style-name="ce130"/>
        <table:table-column table:style-name="co6" table:default-cell-style-name="ce69"/>
        <table:table-column table:style-name="co4" table:default-cell-style-name="Default"/>
        <table:table-column table:style-name="co10" table:default-cell-style-name="Default"/>
        <table:table-column table:style-name="co4" table:number-columns-repeated="1013" table:default-cell-style-name="Default"/>
        <table:table-header-rows>
          <table:table-row table:style-name="ro4">
            <table:table-cell table:style-name="ce34" table:number-columns-repeated="2"/>
            <table:table-cell table:style-name="ce74"/>
            <table:table-cell table:style-name="ce1" table:number-columns-repeated="2"/>
            <table:table-cell table:style-name="ce8"/>
            <table:table-cell table:style-name="ce94"/>
            <table:table-cell table:style-name="ce122"/>
            <table:table-cell table:style-name="ce63"/>
            <table:table-cell table:style-name="ce71" table:number-columns-repeated="1015"/>
          </table:table-row>
          <table:table-row table:style-name="ro4">
            <table:table-cell table:style-name="ce35" table:number-columns-repeated="2"/>
            <table:table-cell table:style-name="ce75"/>
            <table:table-cell table:style-name="ce2" table:number-columns-repeated="2"/>
            <table:table-cell table:style-name="ce9"/>
            <table:table-cell table:style-name="ce95"/>
            <table:table-cell table:style-name="ce123"/>
            <table:table-cell table:style-name="ce64"/>
            <table:table-cell table:style-name="ce71" table:number-columns-repeated="1015"/>
          </table:table-row>
          <table:table-row table:style-name="ro5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65" office:value-type="string" calcext:value-type="string">
              <text:p>Rate</text:p>
            </table:table-cell>
            <table:table-cell table:style-name="ce3" office:value-type="string" calcext:value-type="string">
              <text:p>Task</text:p>
            </table:table-cell>
            <table:table-cell table:style-name="ce3" office:value-type="string" calcext:value-type="string">
              <text:p>Sub</text:p>
            </table:table-cell>
            <table:table-cell table:style-name="ce10" office:value-type="string" calcext:value-type="string">
              <text:p>School</text:p>
            </table:table-cell>
            <table:table-cell table:style-name="ce96" office:value-type="string" calcext:value-type="string">
              <text:p>Hours</text:p>
            </table:table-cell>
            <table:table-cell table:style-name="ce3" office:value-type="string" calcext:value-type="string">
              <text:p>Description</text:p>
            </table:table-cell>
            <table:table-cell table:style-name="ce65" office:value-type="string" calcext:value-type="string">
              <text:p>Cost</text:p>
            </table:table-cell>
            <table:table-cell table:style-name="ce71" table:number-columns-repeated="1015"/>
          </table:table-row>
          <table:table-row table:style-name="ro4">
            <table:table-cell table:style-name="ce37" table:number-columns-repeated="2"/>
            <table:table-cell table:style-name="ce76"/>
            <table:table-cell table:style-name="ce4" table:number-columns-repeated="2"/>
            <table:table-cell table:style-name="ce11"/>
            <table:table-cell table:style-name="ce97"/>
            <table:table-cell table:style-name="ce124"/>
            <table:table-cell table:style-name="ce66"/>
            <table:table-cell table:style-name="ce71" table:number-columns-repeated="1015"/>
          </table:table-row>
          <table:table-row table:style-name="ro4">
            <table:table-cell table:style-name="ce38" table:number-columns-repeated="2"/>
            <table:table-cell table:style-name="ce77"/>
            <table:table-cell table:style-name="ce48" table:number-columns-repeated="2"/>
            <table:table-cell table:style-name="ce49"/>
            <table:table-cell table:style-name="ce23"/>
            <table:table-cell table:style-name="ce125"/>
            <table:table-cell table:style-name="ce67"/>
            <table:table-cell table:style-name="ce71" table:number-columns-repeated="1015"/>
          </table:table-row>
        </table:table-header-rows>
        <table:table-row table:style-name="ro6">
          <table:table-cell table:style-name="ce133" office:value-type="string" calcext:value-type="string" table:number-columns-spanned="2" table:number-rows-spanned="1">
            <text:p>Task 1A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TAM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7:.I7])"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1A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10:.I10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1A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8]+[.I11])"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6">
          <table:table-cell table:style-name="ce134" table:number-columns-repeated="2"/>
          <table:table-cell table:style-name="ce135"/>
          <table:table-cell table:style-name="ce136" table:number-columns-repeated="2"/>
          <table:table-cell table:style-name="ce137"/>
          <table:table-cell table:style-name="ce138"/>
          <table:table-cell table:style-name="ce139"/>
          <table:table-cell table:style-name="ce1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3" office:value-type="string" calcext:value-type="string" table:number-columns-spanned="2" table:number-rows-spanned="1">
            <text:p>Task 1B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1B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prep for Tam presentation, presentation</text:p>
          </table:table-cell>
          <table:table-cell office:value-type="currency" office:currency="USD" office:value="177.0325" calcext:value-type="currency">
            <text:p>$177.03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17:.I17])" office:value-type="currency" office:currency="USD" office:value="177.0325" calcext:value-type="currency">
            <text:p>$177.03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1B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20:.I20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1B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18]+[.I21])" office:value-type="currency" office:currency="USD" office:value="177.0325" calcext:value-type="currency">
            <text:p>$177.03</text:p>
          </table:table-cell>
          <table:table-cell table:number-columns-repeated="1015"/>
        </table:table-row>
        <table:table-row table:style-name="ro6">
          <table:table-cell table:style-name="ce134" table:number-columns-repeated="2"/>
          <table:table-cell table:style-name="ce135"/>
          <table:table-cell table:style-name="ce136" table:number-columns-repeated="2"/>
          <table:table-cell table:style-name="ce137"/>
          <table:table-cell table:style-name="ce138"/>
          <table:table-cell table:style-name="ce139"/>
          <table:table-cell table:style-name="ce1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3" office:value-type="string" calcext:value-type="string" table:number-columns-spanned="2" table:number-rows-spanned="1">
            <text:p>Task 2A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2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comments on survey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2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talk with Walk Boston re best practice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27:.I28])" office:value-type="currency" office:currency="USD" office:value="46.5875" calcext:value-type="currency">
            <text:p>$46.59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2A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1:.I3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2A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29]+[.I32])" office:value-type="currency" office:currency="USD" office:value="46.5875" calcext:value-type="currency">
            <text:p>$46.59</text:p>
          </table:table-cell>
          <table:table-cell table:number-columns-repeated="1015"/>
        </table:table-row>
        <table:table-row table:style-name="ro6">
          <table:table-cell table:style-name="ce134" table:number-columns-repeated="2"/>
          <table:table-cell table:style-name="ce135"/>
          <table:table-cell table:style-name="ce136" table:number-columns-repeated="2"/>
          <table:table-cell table:style-name="ce137"/>
          <table:table-cell table:style-name="ce138"/>
          <table:table-cell table:style-name="ce139"/>
          <table:table-cell table:style-name="ce1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3" office:value-type="string" calcext:value-type="string" table:number-columns-spanned="2" table:number-rows-spanned="1">
            <text:p>Task 2B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2B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view best practices draft and made comments.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8:.I38])"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2B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41:.I4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2B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39]+[.I42])"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table:style-name="ce134" table:number-columns-repeated="2"/>
          <table:table-cell table:style-name="ce135"/>
          <table:table-cell table:style-name="ce136" table:number-columns-repeated="2"/>
          <table:table-cell table:style-name="ce137"/>
          <table:table-cell table:style-name="ce138"/>
          <table:table-cell table:style-name="ce139"/>
          <table:table-cell table:style-name="ce1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3" office:value-type="string" calcext:value-type="string" table:number-columns-spanned="2" table:number-rows-spanned="1">
            <text:p>Task 2E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refine letter to principal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48:.I48])"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2E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51:.I5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2E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49]+[.I52])"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table:style-name="ce134" table:number-columns-repeated="2"/>
          <table:table-cell table:style-name="ce135"/>
          <table:table-cell table:style-name="ce136" table:number-columns-repeated="2"/>
          <table:table-cell table:style-name="ce137"/>
          <table:table-cell table:style-name="ce138"/>
          <table:table-cell table:style-name="ce139"/>
          <table:table-cell table:style-name="ce1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3" office:value-type="string" calcext:value-type="string" table:number-columns-spanned="2" table:number-rows-spanned="1">
            <text:p>Task 3B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general communications with team leaders,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staff oversight - Michael - database, team leader requests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getting back to school catch up, new staff logisits</text:p>
          </table:table-cell>
          <table:table-cell office:value-type="currency" office:currency="USD" office:value="148" calcext:value-type="currency">
            <text:p>$148.0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general communications with team leaders,</text:p>
          </table:table-cell>
          <table:table-cell office:value-type="currency" office:currency="USD" office:value="65.2225" calcext:value-type="currency">
            <text:p>$65.2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taff oversight/ materials prep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HONE - <text:s/>Kel Harris, Heidi Adler, etc.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INSTALLING SOFTWARE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Trigg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staff technical support; refined timesheet template</text:p>
          </table:table-cell>
          <table:table-cell office:value-type="currency" office:currency="USD" office:value="19.545" calcext:value-type="currency">
            <text:p>$19.5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michael on scheduling, supplies, etc.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abling info to michael</text:p>
          </table:table-cell>
          <table:table-cell office:value-type="currency" office:currency="USD" office:value="46.25" calcext:value-type="currency">
            <text:p>$46.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spond to info requestes.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EMAILS: TL's, Mary Scarlett, William Wayland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HONE: Key Feallock, Deborah A., Mary S.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check in meeting with Wendi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provided paperwork/scheduling to extra teacher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checked emails, returned calls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turning phone calls, answering emails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working out tax forms/ payment issues with trick rider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staff meeting, plan for Wakl to School Day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SEARCHING GEAR MFR'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MAILS: planning materials distribution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HONE CALLS: volunteer coordination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orting / organizing safety art material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Trigg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website updates</text:p>
          </table:table-cell>
          <table:table-cell office:value-type="currency" office:currency="USD" office:value="13.03" calcext:value-type="currency">
            <text:p>$13.03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STAFF MEETING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logisitc scheduling with BMX rider for yikes and rodeo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responded to volunteer emails from students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trained Michael/provided information about how to use safety art and assemblies to support team leaders in promoting walk to school day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trained Michael on safety art, logistics, looked over materials</text:p>
          </table:table-cell>
          <table:table-cell office:value-type="currency" office:currency="USD" office:value="64.75" calcext:value-type="currency">
            <text:p>$64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chool Calender prep/scheduling, respond to info requests, Staff Meeting</text:p>
          </table:table-cell>
          <table:table-cell office:value-type="currency" office:currency="USD" office:value="107.46" calcext:value-type="currency">
            <text:p>$107.4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taff direction, resolving rodeo issue, directing admin on tasks, scheduling problems, crisis management</text:p>
          </table:table-cell>
          <table:table-cell office:value-type="currency" office:currency="USD" office:value="111.81" calcext:value-type="currency">
            <text:p>$111.81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turning rental van -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ompiling / assessing TL reports from school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$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rogram projects status and staff tasks coordination oversight, highschool programs review and coordination</text:p>
          </table:table-cell>
          <table:table-cell office:value-type="currency" office:currency="USD" office:value="43.42" calcext:value-type="currency">
            <text:p>$43.4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Trigg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website updates, submitted Kaiser staff insurance forms, revised timesheet template</text:p>
          </table:table-cell>
          <table:table-cell office:value-type="currency" office:currency="USD" office:value="19.545" calcext:value-type="currency">
            <text:p>$19.55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overviewing curriculum from last year</text:p>
          </table:table-cell>
          <table:table-cell office:value-type="currency" office:currency="USD" office:value="83.25" calcext:value-type="currency">
            <text:p>$83.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view curriculum material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ecovelocity clubs</text:p>
          </table:table-cell>
          <table:table-cell office:value-type="currency" office:currency="USD" office:value="111" calcext:value-type="currency">
            <text:p>$111.0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prepare presentation for next generation conference</text:p>
          </table:table-cell>
          <table:table-cell office:value-type="currency" office:currency="USD" office:value="175.75" calcext:value-type="currency">
            <text:p>$175.7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acquire supplies for Safety Art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18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Marin Horizon walk day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5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bike safety assembly brainstorm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meeting about SR2S gear campaign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downloaded pictures from local education event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green transportation campaign research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afety art equipment gatheiring /meeting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scripting out Yikes 2 assembly with staff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raining staff on safety art/ school logistics</text:p>
          </table:table-cell>
          <table:table-cell office:value-type="currency" office:currency="USD" office:value="46.25" calcext:value-type="currency">
            <text:p>$46.2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Research Materials reproduction- teaching videos, Create new Yikes Assembly</text:p>
          </table:table-cell>
          <table:table-cell office:value-type="currency" office:currency="USD" office:value="143.28" calcext:value-type="currency">
            <text:p>$143.28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work with Jaon on Marin Horizon and new Yikes assembly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hearsed / developed script for yikes assy.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brainstorm and write yikes 2 script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afety art class talking points, etc.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22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overviewed last years club by looking at youth feed back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table:style-name="ce16" office:value-type="string" calcext:value-type="string">
            <text:p>14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rep for safety art, brainstorming ideas with team leader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Create Yikes 2 assembly, review and make improvements with staff, revise</text:p>
          </table:table-cell>
          <table:table-cell office:value-type="currency" office:currency="USD" office:value="214.92" calcext:value-type="currency">
            <text:p>$214.9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*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Obtain props for new school assembly promotional program (Yikes 2), transfer equipment and load rodeo trailer for Dixie Rodeo day</text:p>
          </table:table-cell>
          <table:table-cell office:value-type="currency" office:currency="USD" office:value="161.19" calcext:value-type="currency">
            <text:p>$161.19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TOP LOOK AND LISTEN - WATCHED MELANIE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1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teaching and training 2nd grade class (70 students)</text:p>
          </table:table-cell>
          <table:table-cell office:value-type="currency" office:currency="USD" office:value="129.5" calcext:value-type="currency">
            <text:p>$129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eaching and training helmet safety (28 students)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eaching and training helmet safety (30 students)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top look and liten plus transportation (20 students)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1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jeopardy and training <text:s/>(30 students)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Edna Maguire- Helmet Safety - 25 students -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Neil Cummings-, Stop Look and Listen- 124 students</text:p>
          </table:table-cell>
          <table:table-cell office:value-type="currency" office:currency="USD" office:value="214.92" calcext:value-type="currency">
            <text:p>$214.9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Brookside- Helmet Safety - 20 students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aining and teaching jeopardy with Kristin (50 students)</text:p>
          </table:table-cell>
          <table:table-cell office:value-type="currency" office:currency="USD" office:value="101.75" calcext:value-type="currency">
            <text:p>$101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helmet saftey <text:s/>60 students</text:p>
          </table:table-cell>
          <table:table-cell office:value-type="currency" office:currency="USD" office:value="129.5" calcext:value-type="currency">
            <text:p>$129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Edna Maguire-Jepoardy,-40 students</text:p>
          </table:table-cell>
          <table:table-cell office:value-type="currency" office:currency="USD" office:value="53.73" calcext:value-type="currency">
            <text:p>$53.73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21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Edna Maguire-Walk around the Block-20 students-</text:p>
          </table:table-cell>
          <table:table-cell office:value-type="currency" office:currency="USD" office:value="53.73" calcext:value-type="currency">
            <text:p>$53.73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Neil Cumming-, Walk around the block - 120 students</text:p>
          </table:table-cell>
          <table:table-cell office:value-type="currency" office:currency="USD" office:value="250.74" calcext:value-type="currency">
            <text:p>$250.7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Brokside Upper- Jepoardy- 20 students-</text:p>
          </table:table-cell>
          <table:table-cell office:value-type="currency" office:currency="USD" office:value="53.73" calcext:value-type="currency">
            <text:p>$53.73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1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safety art - wade thomas school - 5 classes</text:p>
          </table:table-cell>
          <table:table-cell office:value-type="currency" office:currency="USD" office:value="182.42" calcext:value-type="currency">
            <text:p>$182.4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safety art - Neil Cummins School - 6 classes</text:p>
          </table:table-cell>
          <table:table-cell office:value-type="currency" office:currency="USD" office:value="208.48" calcext:value-type="currency">
            <text:p>$208.48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0</text:p>
          </table:table-cell>
          <table:table-cell office:value-type="float" office:value="7.5" calcext:value-type="float">
            <text:p>7.50</text:p>
          </table:table-cell>
          <table:table-cell office:value-type="string" calcext:value-type="string">
            <text:p>yikes assemblies <text:s/>( see jason's sheet)</text:p>
          </table:table-cell>
          <table:table-cell office:value-type="currency" office:currency="USD" office:value="277.5" calcext:value-type="currency">
            <text:p>$277.5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8.5" calcext:value-type="float">
            <text:p>8.50</text:p>
          </table:table-cell>
          <table:table-cell office:value-type="string" calcext:value-type="string">
            <text:p>safety art training and preparation and clean up (675 students)</text:p>
          </table:table-cell>
          <table:table-cell office:value-type="currency" office:currency="USD" office:value="314.5" calcext:value-type="currency">
            <text:p>$314.5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afety art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3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Hamilton ES - Yikes 1 Assembly - 525 students</text:p>
          </table:table-cell>
          <table:table-cell office:value-type="currency" office:currency="USD" office:value="125.37" calcext:value-type="currency">
            <text:p>$125.37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5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Manor School - Yikes 1 assembly - 330 students</text:p>
          </table:table-cell>
          <table:table-cell office:value-type="currency" office:currency="USD" office:value="53.73" calcext:value-type="currency">
            <text:p>$53.73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Brookside Upper- Create rodeo alternate plan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14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Neil Cummings- Safety Art</text:p>
          </table:table-cell>
          <table:table-cell office:value-type="currency" office:currency="USD" office:value="143.28" calcext:value-type="currency">
            <text:p>$143.28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T</text:p>
          </table:table-cell>
          <table:table-cell table:style-name="ce16" office:value-type="string" calcext:value-type="string">
            <text:p>6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Glenwood- Yikes 1 assembly- <text:s/>360 Students</text:p>
          </table:table-cell>
          <table:table-cell office:value-type="currency" office:currency="USD" office:value="107.46" calcext:value-type="currency">
            <text:p>$107.46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coordinating visitors and volunteers for parade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Iwalk flyer/ distribution</text:p>
          </table:table-cell>
          <table:table-cell office:value-type="currency" office:currency="USD" office:value="65.2225" calcext:value-type="currency">
            <text:p>$65.2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press release <text:s/>Iwalk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UPDATING PRESS LIST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POSTCARD DESIGN - HPP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VENT PROMOTION - UPDATING PRESS LIST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TARTED POSTER DESIGN - HPP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$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Human Powered parade planning oversight</text:p>
          </table:table-cell>
          <table:table-cell office:value-type="currency" office:currency="USD" office:value="43.42" calcext:value-type="currency">
            <text:p>$43.4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met with Heid about parade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ntertainment for parade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town council meeting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human powered parade</text:p>
          </table:table-cell>
          <table:table-cell office:value-type="currency" office:currency="USD" office:value="83.25" calcext:value-type="currency">
            <text:p>$83.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s with police and landlord for parade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getting staff, materials ready for W2SD</text:p>
          </table:table-cell>
          <table:table-cell office:value-type="currency" office:currency="USD" office:value="64.75" calcext:value-type="currency">
            <text:p>$64.7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promo to street performers at special event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HONE: press follow up HPP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INISH HPP POSTER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GET ARTWORK TO PRINTER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Trigg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coordinated insurance for Human Powered parade</text:p>
          </table:table-cell>
          <table:table-cell office:value-type="currency" office:currency="USD" office:value="19.545" calcext:value-type="currency">
            <text:p>$19.5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ollow ups on sponsors for parade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wrote letter to local businesses , emails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pecial donor letters for parade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emntertainment inquiries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Description of parade on multiple listserve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scheudling special guests for parade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delivery of letters to residents on parade route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composition of letter to residents on parade route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ress work for W2SD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ick up flyers from printer and deliver to Reed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I walk promotion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preparations, promotions and misc work for Iwalk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OORDINATION WITH PRINTER - IWALK FLYER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$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Human Powered parade planning oversight</text:p>
          </table:table-cell>
          <table:table-cell office:value-type="currency" office:currency="USD" office:value="43.42" calcext:value-type="currency">
            <text:p>$43.4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Trigg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volunteer recruitment for Human Powered parade poster distribution</text:p>
          </table:table-cell>
          <table:table-cell office:value-type="currency" office:currency="USD" office:value="13.03" calcext:value-type="currency">
            <text:p>$13.03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arranging entertainment sound tech volunteer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main entertainment for parade/ contract</text:p>
          </table:table-cell>
          <table:table-cell office:value-type="currency" office:currency="USD" office:value="92.5" calcext:value-type="currency">
            <text:p>$92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outreach to local businesses/ promotion</text:p>
          </table:table-cell>
          <table:table-cell office:value-type="currency" office:currency="USD" office:value="64.75" calcext:value-type="currency">
            <text:p>$64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promotion/ meeting with town hall for event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created write ups and graphics for website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walk to schohol day <text:s/>questions, Reed, Vallicito, promotion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Walk to School day promotino, press, e-message to team leaders</text:p>
          </table:table-cell>
          <table:table-cell office:value-type="currency" office:currency="USD" office:value="167.715" calcext:value-type="currency">
            <text:p>$167.7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$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Human Powered parade volunteer recruitment and site logistics oversight</text:p>
          </table:table-cell>
          <table:table-cell office:value-type="currency" office:currency="USD" office:value="86.84" calcext:value-type="currency">
            <text:p>$86.84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postering for parade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meeting with police about parade route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1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walk around the block (30 students)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18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Meet with Mel, plan Marin Horizons Ped Day, Observe site during morning drop off</text:p>
          </table:table-cell>
          <table:table-cell office:value-type="currency" office:currency="USD" office:value="89.55" calcext:value-type="currency">
            <text:p>$89.5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21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walk around the block (60 students)</text:p>
          </table:table-cell>
          <table:table-cell office:value-type="currency" office:currency="USD" office:value="166.5" calcext:value-type="currency">
            <text:p>$166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49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sent out rodoe and walking permission slip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schedules and reminder calls to rodeo staff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repare Bike rodeo materials for use</text:p>
          </table:table-cell>
          <table:table-cell office:value-type="currency" office:currency="USD" office:value="71.64" calcext:value-type="currency">
            <text:p>$71.6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18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Marin Horizons- Marin Horizons Ped Day, Observe site with Frances</text:p>
          </table:table-cell>
          <table:table-cell office:value-type="currency" office:currency="USD" office:value="89.55" calcext:value-type="currency">
            <text:p>$89.5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18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Marin Horizons- K-8 Walk around the block- 200 students</text:p>
          </table:table-cell>
          <table:table-cell office:value-type="currency" office:currency="USD" office:value="250.74" calcext:value-type="currency">
            <text:p>$250.74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Training/Helping on Bike Rodeo- Brookside</text:p>
          </table:table-cell>
          <table:table-cell office:value-type="currency" office:currency="USD" office:value="104.24" calcext:value-type="currency">
            <text:p>$104.24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49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rodeo <text:s text:c="2"/>(350 students)</text:p>
          </table:table-cell>
          <table:table-cell office:value-type="currency" office:currency="USD" office:value="444" calcext:value-type="currency">
            <text:p>$444.0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Dixies School Rodeo day - 360 students</text:p>
          </table:table-cell>
          <table:table-cell office:value-type="currency" office:currency="USD" office:value="143.28" calcext:value-type="currency">
            <text:p>$143.28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Breeze</text:p>
          </table:table-cell>
          <table:table-cell office:value-type="currency" office:currency="USD" office:value="23.83" calcext:value-type="currency">
            <text:p>$23.8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4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odeo, Brookside</text:p>
          </table:table-cell>
          <table:table-cell office:value-type="currency" office:currency="USD" office:value="53.6175" calcext:value-type="currency">
            <text:p>$53.6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Breeze</text:p>
          </table:table-cell>
          <table:table-cell office:value-type="currency" office:currency="USD" office:value="23.83" calcext:value-type="currency">
            <text:p>$23.8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T</text:p>
          </table:table-cell>
          <table:table-cell table:style-name="ce16" office:value-type="string" calcext:value-type="string">
            <text:p>5</text:p>
          </table:table-cell>
          <table:table-cell office:value-type="float" office:value="6.5" calcext:value-type="float">
            <text:p>6.50</text:p>
          </table:table-cell>
          <table:table-cell office:value-type="string" calcext:value-type="string">
            <text:p>Rodeo, Dixie</text:p>
          </table:table-cell>
          <table:table-cell office:value-type="currency" office:currency="USD" office:value="154.895" calcext:value-type="currency">
            <text:p>$154.9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curriciulum for MCC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Obtain, repair, and move tv cart hour down to MCBC, obtain free TV set for media library use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Research Rodeo Trailer registration, go to DMV and get forms, Deliver forms to City of San Rafael.</text:p>
          </table:table-cell>
          <table:table-cell office:value-type="currency" office:currency="USD" office:value="17.91" calcext:value-type="currency">
            <text:p>$17.91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MEETING - MELANIE - TABLING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REPARE TABLING KIT FOR WHOLE FOOD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ABLING AT WHOLE FOODS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VENT PROMOTION - I-WALK - HPP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VENT PROMOTION - I-WALK - HPP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EDITING PRESS RELEASES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ALKING TO PRES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ITCHING STORY - PRES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ONTACTING PRINCIPALS - FLYER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WRITING PARADE BLURB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IRCULATE HPP FLYER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EDITING PRESS RELEASE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ITCHING TO PRESS - HPP STORY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HONE CALLS TO PRINCIPAL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COORDINATING POSTER / FLYER DISTRIBUTION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opy of parade flyer - knikos (hand feed and cut)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edited pieces for Marin IJ in your town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coordinating vounteers to flyer for HPP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review school wellness policy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PA&amp;N collabortive meeting</text:p>
          </table:table-cell>
          <table:table-cell office:value-type="currency" office:currency="USD" office:value="111.81" calcext:value-type="currency">
            <text:p>$111.81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participation in next generation's event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ALKING WITH EVENT PARTNER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next generaton conversation about event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cruiting help for bike decorating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extra staff, getting schedules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follow <text:s/>up with schools and extra staff</text:p>
          </table:table-cell>
          <table:table-cell office:value-type="currency" office:currency="USD" office:value="111" calcext:value-type="currency">
            <text:p>$111.0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ELEMENTARY SAFETY CLASSE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extra staff for rodeo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8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special pedestrian day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afterschool programs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follow up phone calls to schedule classes</text:p>
          </table:table-cell>
          <table:table-cell office:value-type="currency" office:currency="USD" office:value="83.25" calcext:value-type="currency">
            <text:p>$83.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chedule staff for classes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sponding to assembly and class requests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safety art and yikes assembly information</text:p>
          </table:table-cell>
          <table:table-cell office:value-type="currency" office:currency="USD" office:value="129.5" calcext:value-type="currency">
            <text:p>$129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48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email to Ross school about special classes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4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cheduled 4th grade classes /art with school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Curric Mtg.,</text:p>
          </table:table-cell>
          <table:table-cell office:value-type="currency" office:currency="USD" office:value="17.91" calcext:value-type="currency">
            <text:p>$17.91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discuss logistics of scheduling staff w/Mel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49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assemblies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classes</text:p>
          </table:table-cell>
          <table:table-cell office:value-type="currency" office:currency="USD" office:value="46.25" calcext:value-type="currency">
            <text:p>$46.2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dixie special event logistic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contacting staff about rodeo date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et with teachers to overview schedules</text:p>
          </table:table-cell>
          <table:table-cell office:value-type="currency" office:currency="USD" office:value="64.75" calcext:value-type="currency">
            <text:p>$64.7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61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follow up about assembly detail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79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cheduled all classes and assembly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63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yikes assembly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Schedule and plan Hill MS Program, Review teaching calender</text:p>
          </table:table-cell>
          <table:table-cell office:value-type="currency" office:currency="USD" office:value="107.46" calcext:value-type="currency">
            <text:p>$107.4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49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scheduled two yikes assemblies, safety art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5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cheduling all classes <text:s/>with school and extra teachers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4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scheduling staff for safety art</text:p>
          </table:table-cell>
          <table:table-cell office:value-type="currency" office:currency="USD" office:value="37" calcext:value-type="currency">
            <text:p>$37.0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C</text:p>
          </table:table-cell>
          <table:table-cell table:style-name="ce16" office:value-type="string" calcext:value-type="string">
            <text:p>14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following up on class logistic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INVENTORY CHANGE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INBOX/OUTBOX PLANNING</text:p>
          </table:table-cell>
          <table:table-cell office:value-type="currency" office:currency="USD" office:value="13.03" calcext:value-type="currency">
            <text:p>$13.03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DATABASE COPY / NOTES TO DAN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ALKED WITH DAN / WENDI RE - DATABASE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piciking up safety art materials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eview time sheets, reporting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outline of schools joining program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outline for tasks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learned how to send maximizer reports, saving files, time sheets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imesheets / mine and teaching staff</text:p>
          </table:table-cell>
          <table:table-cell office:value-type="currency" office:currency="USD" office:value="46.25" calcext:value-type="currency">
            <text:p>$46.25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Inventory materials</text:p>
          </table:table-cell>
          <table:table-cell office:value-type="currency" office:currency="USD" office:value="107.46" calcext:value-type="currency">
            <text:p>$107.46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17.91" calcext:value-type="currency">
            <text:p>$17.91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review time sheets, reporting</text:p>
          </table:table-cell>
          <table:table-cell office:value-type="currency" office:currency="USD" office:value="9.3175" calcext:value-type="currency">
            <text:p>$9.3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outline of program for 2005-6 year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Summary of tasks performed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TAM reporting, answering questions, responding to David's inquirites, preparing August report.</text:p>
          </table:table-cell>
          <table:table-cell office:value-type="currency" office:currency="USD" office:value="186.35" calcext:value-type="currency">
            <text:p>$186.3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time sheet tasks for two days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activities chart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IMECARD COMPLETION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time sheets, calender <text:s/>for report</text:p>
          </table:table-cell>
          <table:table-cell office:value-type="currency" office:currency="USD" office:value="55.5" calcext:value-type="currency">
            <text:p>$55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53.73" calcext:value-type="currency">
            <text:p>$53.73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work program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illing in timesheet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illing out timesheet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$43.4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reviewed Best Practices report</text:p>
          </table:table-cell>
          <table:table-cell office:value-type="currency" office:currency="USD" office:value="32.565" calcext:value-type="currency">
            <text:p>$32.57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imesheets / mine and teaching staff</text:p>
          </table:table-cell>
          <table:table-cell office:value-type="currency" office:currency="USD" office:value="74" calcext:value-type="currency">
            <text:p>$74.0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Agar</text:p>
          </table:table-cell>
          <table:table-cell office:value-type="currency" office:currency="USD" office:value="35.82" calcext:value-type="currency">
            <text:p>$35.8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fill out timesheets</text:p>
          </table:table-cell>
          <table:table-cell office:value-type="currency" office:currency="USD" office:value="35.82" calcext:value-type="currency">
            <text:p>$35.82</text:p>
          </table:table-cell>
          <table:table-cell table:number-columns-repeated="1015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Novato Task Force - database update, set up meeting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Novato Task Force - database update, set up meeting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ermission to distribute flyers from principals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46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Conversations with two Reed rep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48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Conversation with Brookside rep</text:p>
          </table:table-cell>
          <table:table-cell office:value-type="currency" office:currency="USD" office:value="9.3175" calcext:value-type="currency">
            <text:p>$9.3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6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Conversation with Bahia Rep</text:p>
          </table:table-cell>
          <table:table-cell office:value-type="currency" office:currency="USD" office:value="9.3175" calcext:value-type="currency">
            <text:p>$9.3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communications</text:p>
          </table:table-cell>
          <table:table-cell office:value-type="currency" office:currency="USD" office:value="149.08" calcext:value-type="currency">
            <text:p>$149.08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CREATED TL SUPPORT PACKET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MEET WITH MELANIE - BIKE ART</text:p>
          </table:table-cell>
          <table:table-cell office:value-type="currency" office:currency="USD" office:value="39.09" calcext:value-type="currency">
            <text:p>$39.09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DELIVER TL PACKET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PRINT DIRECTIONS FOR TL DELIVERIE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ALLED PRINCIPALS FOR FLYER APPROVE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CALLED PRINCIPALS FLYER APPROVAL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VOLUNTEER COORDINATION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hone - volunteer coordination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14</text:p>
          </table:table-cell>
          <table:table-cell office:value-type="float" office:value="0.25" calcext:value-type="float">
            <text:p>.25</text:p>
          </table:table-cell>
          <table:table-cell office:value-type="string" calcext:value-type="string">
            <text:p>talked to Taz about safety art and rodeos</text:p>
          </table:table-cell>
          <table:table-cell office:value-type="currency" office:currency="USD" office:value="9.25" calcext:value-type="currency">
            <text:p>$9.25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miller creek meeting</text:p>
          </table:table-cell>
          <table:table-cell office:value-type="currency" office:currency="USD" office:value="92.5" calcext:value-type="currency">
            <text:p>$92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Novato Task Force meeting</text:p>
          </table:table-cell>
          <table:table-cell office:value-type="currency" office:currency="USD" office:value="111.81" calcext:value-type="currency">
            <text:p>$111.81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distribution of Iwalk flyers delivery list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communications Novato Task Force, Sun Valley, David Parisi, Manor school, Lagunitas misc emails</text:p>
          </table:table-cell>
          <table:table-cell office:value-type="currency" office:currency="USD" office:value="167.715" calcext:value-type="currency">
            <text:p>$167.7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creation of sample newsletter submission for school newsletters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strategies on middle and high school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VOLUNTEER COORDINATION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WROTE AND SENT GROUP EMAIL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following up with TL requesting safety art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76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met with teachers at Drake High</text:p>
          </table:table-cell>
          <table:table-cell office:value-type="currency" office:currency="USD" office:value="27.75" calcext:value-type="currency">
            <text:p>$27.75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60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talking to administration about assembly payment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31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Hill assistant principal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1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Conversation with volunteer on walkabout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18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Conversation with new volunteer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1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converation with outgoing team leader and prep for principal meeting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misc communications, St. Anselms new team leaders, <text:s/>Reed on W2SD, Hamilton, Ross, Marin Horizon</text:p>
          </table:table-cell>
          <table:table-cell office:value-type="currency" office:currency="USD" office:value="223.62" calcext:value-type="currency">
            <text:p>$223.6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Call from parent at St. Anselm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2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Talk to potential team leader at While Hill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1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Principal and team leaders at Edna Maguire</text:p>
          </table:table-cell>
          <table:table-cell office:value-type="currency" office:currency="USD" office:value="74.54" calcext:value-type="currency">
            <text:p>$74.54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VOLUNTEER COORDINATION</text:p>
          </table:table-cell>
          <table:table-cell office:value-type="currency" office:currency="USD" office:value="130.3" calcext:value-type="currency">
            <text:p>$130.3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EMAILS to event partners, team leader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AILING MATERIALS TO TL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MEETING WITH MEL - SAFETY ART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REPARED GROUP EMAIL DOCS- TL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DELIVERING KEYCHAINS / POSTER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reply emails / phone to team leader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pickup dropoff r/t I-walk items - schools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walk <text:s/>to school day events, support to team leader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responded to volunteer requests ,emails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returning calls to Team leaders about safety art, promotion strategies, and assemblies</text:p>
          </table:table-cell>
          <table:table-cell office:value-type="currency" office:currency="USD" office:value="46.25" calcext:value-type="currency">
            <text:p>$46.25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2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met with team leader to plan club strategy</text:p>
          </table:table-cell>
          <table:table-cell office:value-type="currency" office:currency="USD" office:value="92.5" calcext:value-type="currency">
            <text:p>$92.5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21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working with both team leaders to resolve a conflict</text:p>
          </table:table-cell>
          <table:table-cell office:value-type="currency" office:currency="USD" office:value="37.27" calcext:value-type="currency">
            <text:p>$37.27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misc communications, street issues - Fairfax, Brookside, Sun Valley, Dixie, Novato task force</text:p>
          </table:table-cell>
          <table:table-cell office:value-type="currency" office:currency="USD" office:value="167.715" calcext:value-type="currency">
            <text:p>$167.7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78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am High Safety Meeting</text:p>
          </table:table-cell>
          <table:table-cell office:value-type="currency" office:currency="USD" office:value="111.81" calcext:value-type="currency">
            <text:p>$111.81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14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talk to parent from Neil Cummins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0.75" calcext:value-type="float">
            <text:p>.75</text:p>
          </table:table-cell>
          <table:table-cell office:value-type="string" calcext:value-type="string">
            <text:p>distribution of z-bars</text:p>
          </table:table-cell>
          <table:table-cell office:value-type="currency" office:currency="USD" office:value="27.9525" calcext:value-type="currency">
            <text:p>$27.95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rep safety art materials</text:p>
          </table:table-cell>
          <table:table-cell office:value-type="currency" office:currency="USD" office:value="26.06" calcext:value-type="currency">
            <text:p>$26.06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volunteer coordination - problem solving</text:p>
          </table:table-cell>
          <table:table-cell office:value-type="currency" office:currency="USD" office:value="78.18" calcext:value-type="currency">
            <text:p>$78.18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meeting with staff - logistics, safety art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follow-up phone calls to team-leaders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planning safety art with team leader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editing walk to school day flyer/adding info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30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introduction conversation with team leader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Grubman</text:p>
          </table:table-cell>
          <table:table-cell office:value-type="currency" office:currency="USD" office:value="37" calcext:value-type="currency">
            <text:p>$37.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TM</text:p>
          </table:table-cell>
          <table:table-cell table:style-name="ce16" office:value-type="string" calcext:value-type="string">
            <text:p>5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support team leader during the dixie bike day</text:p>
          </table:table-cell>
          <table:table-cell office:value-type="currency" office:currency="USD" office:value="18.5" calcext:value-type="currency">
            <text:p>$18.50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18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Marin Horizon reconnaisance w volunteers</text:p>
          </table:table-cell>
          <table:table-cell office:value-type="currency" office:currency="USD" office:value="149.08" calcext:value-type="currency">
            <text:p>$149.08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64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setting up meeting w/ Sun Valley</text:p>
          </table:table-cell>
          <table:table-cell office:value-type="currency" office:currency="USD" office:value="18.635" calcext:value-type="currency">
            <text:p>$18.64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WK</text:p>
          </table:table-cell>
          <table:table-cell table:style-name="ce16" office:value-type="string" calcext:value-type="string">
            <text:p>5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Manor walkabout</text:p>
          </table:table-cell>
          <table:table-cell office:value-type="currency" office:currency="USD" office:value="55.905" calcext:value-type="currency">
            <text:p>$55.91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58:.I341])" office:value-type="currency" office:currency="USD" office:value="16664.34" calcext:value-type="currency">
            <text:p>$16,664.34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3B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44:.I344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3B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342]+[.I345])" office:value-type="currency" office:currency="USD" office:value="16664.34" calcext:value-type="currency">
            <text:p>$16,664.34</text:p>
          </table:table-cell>
          <table:table-cell table:number-columns-repeated="1015"/>
        </table:table-row>
        <table:table-row table:style-name="ro6">
          <table:table-cell table:style-name="ce134" table:number-columns-repeated="2"/>
          <table:table-cell table:style-name="ce135"/>
          <table:table-cell table:style-name="ce136" table:number-columns-repeated="2"/>
          <table:table-cell table:style-name="ce137"/>
          <table:table-cell table:style-name="ce138"/>
          <table:table-cell table:style-name="ce139"/>
          <table:table-cell table:style-name="ce1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3" office:value-type="string" calcext:value-type="string" table:number-columns-spanned="2" table:number-rows-spanned="1">
            <text:p>Task 4A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Feliciano</text:p>
          </table:table-cell>
          <table:table-cell office:value-type="currency" office:currency="USD" office:value="26.06" calcext:value-type="currency">
            <text:p>$26.0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TAFF MEETING</text:p>
          </table:table-cell>
          <table:table-cell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51:.I351])"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4A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54:.I354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4A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352]+[.I355])" office:value-type="currency" office:currency="USD" office:value="52.12" calcext:value-type="currency">
            <text:p>$52.12</text:p>
          </table:table-cell>
          <table:table-cell table:number-columns-repeated="1015"/>
        </table:table-row>
        <table:table-row table:style-name="ro6">
          <table:table-cell table:style-name="ce134" table:number-columns-repeated="2"/>
          <table:table-cell table:style-name="ce135"/>
          <table:table-cell table:style-name="ce136" table:number-columns-repeated="2"/>
          <table:table-cell table:style-name="ce137"/>
          <table:table-cell table:style-name="ce138"/>
          <table:table-cell table:style-name="ce139"/>
          <table:table-cell table:style-name="ce1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33" office:value-type="string" calcext:value-type="string" table:number-columns-spanned="2" table:number-rows-spanned="1">
            <text:p>Task 6A: Labor</text:p>
          </table:table-cell>
          <table:covered-table-cell/>
          <table:table-cell table:number-columns-repeated="1022"/>
        </table:table-row>
        <table:table-row table:style-name="ro6">
          <table:table-cell office:value-type="date" office:date-value="2010-08-29" calcext:value-type="date">
            <text:p>8/29/1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$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TAM staff timesheet coordination and invoice development</text:p>
          </table:table-cell>
          <table:table-cell office:value-type="currency" office:currency="USD" office:value="195.39" calcext:value-type="currency">
            <text:p>$195.39</text:p>
          </table:table-cell>
          <table:table-cell table:number-columns-repeated="1015"/>
        </table:table-row>
        <table:table-row table:style-name="ro6">
          <table:table-cell office:value-type="date" office:date-value="2010-09-05" calcext:value-type="date">
            <text:p>9/5/1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$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AM staff timesheet coordination and invoice development</text:p>
          </table:table-cell>
          <table:table-cell office:value-type="currency" office:currency="USD" office:value="130.26" calcext:value-type="currency">
            <text:p>$130.26</text:p>
          </table:table-cell>
          <table:table-cell table:number-columns-repeated="1015"/>
        </table:table-row>
        <table:table-row table:style-name="ro6">
          <table:table-cell office:value-type="date" office:date-value="2010-09-12" calcext:value-type="date">
            <text:p>9/12/1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$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AM invoice template revisions, edited/completed/printed/compiled TAM August invoice</text:p>
          </table:table-cell>
          <table:table-cell office:value-type="currency" office:currency="USD" office:value="162.825" calcext:value-type="currency">
            <text:p>$162.83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$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0.5" calcext:value-type="float">
            <text:p>.50</text:p>
          </table:table-cell>
          <table:table-cell office:value-type="string" calcext:value-type="string">
            <text:p>Sept and Oct staff tasks and project progress oversight</text:p>
          </table:table-cell>
          <table:table-cell office:value-type="currency" office:currency="USD" office:value="21.71" calcext:value-type="currency">
            <text:p>$21.71</text:p>
          </table:table-cell>
          <table:table-cell table:number-columns-repeated="1015"/>
        </table:table-row>
        <table:table-row table:style-name="ro6">
          <table:table-cell office:value-type="date" office:date-value="2010-09-19" calcext:value-type="date">
            <text:p>9/19/10</text:p>
          </table:table-cell>
          <table:table-cell office:value-type="string" calcext:value-type="string">
            <text:p>Baenisch</text:p>
          </table:table-cell>
          <table:table-cell office:value-type="currency" office:currency="USD" office:value="43.42" calcext:value-type="currency">
            <text:p>$43.42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9/8 TAM meeting notes review, timesheets and signatures coordination for Parisi Assoc invoice</text:p>
          </table:table-cell>
          <table:table-cell office:value-type="currency" office:currency="USD" office:value="119.405" calcext:value-type="currency">
            <text:p>$119.41</text:p>
          </table:table-cell>
          <table:table-cell table:number-columns-repeated="1015"/>
        </table:table-row>
        <table:table-row table:style-name="ro6">
          <table:table-cell office:value-type="date" office:date-value="2010-09-26" calcext:value-type="date">
            <text:p>9/26/10</text:p>
          </table:table-cell>
          <table:table-cell office:value-type="string" calcext:value-type="string">
            <text:p>Kallins</text:p>
          </table:table-cell>
          <table:table-cell office:value-type="currency" office:currency="USD" office:value="37.27" calcext:value-type="currency">
            <text:p>$37.27</text:p>
          </table:table-cell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Prepare time cards and TAM report</text:p>
          </table:table-cell>
          <table:table-cell office:value-type="currency" office:currency="USD" office:value="121.1275" calcext:value-type="currency">
            <text:p>$121.13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61:.I366])" office:value-type="currency" office:currency="USD" office:value="750.7175" calcext:value-type="currency">
            <text:p>$750.72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6A: Expenses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7"/>
          <table:table-cell office:value-type="string" calcext:value-type="string">
            <text:p>N/A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formula="of:=SUM([.I369:.I369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style-name="ce133" office:value-type="string" calcext:value-type="string" table:number-columns-spanned="2" table:number-rows-spanned="1">
            <text:p>Task 6A: Total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8"/>
          <table:table-cell table:formula="of:=SUM([.I367]+[.I370])" office:value-type="currency" office:currency="USD" office:value="750.7175" calcext:value-type="currency">
            <text:p>$750.72</text:p>
          </table:table-cell>
          <table:table-cell table:number-columns-repeated="1015"/>
        </table:table-row>
        <table:table-row table:style-name="ro6">
          <table:table-cell table:style-name="ce134" table:number-columns-repeated="2"/>
          <table:table-cell table:style-name="ce135"/>
          <table:table-cell table:style-name="ce136" table:number-columns-repeated="2"/>
          <table:table-cell table:style-name="ce137"/>
          <table:table-cell table:style-name="ce138"/>
          <table:table-cell table:style-name="ce139"/>
          <table:table-cell table:style-name="ce141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7"/>
          <table:table-cell table:style-name="ce140" office:value-type="string" calcext:value-type="string">
            <text:p>Total Labor</text:p>
          </table:table-cell>
          <table:table-cell table:formula="of:=SUM([.I8]+[.I18]+[.I29]+[.I39]+[.I49]+[.I342]+[.I352]+[.I367])" office:value-type="currency" office:currency="USD" office:value="17821.2425" calcext:value-type="currency">
            <text:p>$17,821.24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140" office:value-type="string" calcext:value-type="string">
            <text:p>Total Expenses</text:p>
          </table:table-cell>
          <table:table-cell table:formula="of:=SUM([.I11]+[.I21]+[.I32]+[.I42]+[.I52]+[.I345]+[.I355]+[.I370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6">
          <table:table-cell table:number-columns-repeated="6"/>
          <table:table-cell table:formula="of:=SUM([.G6:.G372])" office:value-type="float" office:value="527" calcext:value-type="float">
            <text:p>527.00</text:p>
          </table:table-cell>
          <table:table-cell table:number-columns-repeated="1017"/>
        </table:table-row>
        <table:table-row table:style-name="ro6">
          <table:table-cell table:number-columns-repeated="7"/>
          <table:table-cell table:style-name="ce140" office:value-type="string" calcext:value-type="string">
            <text:p>Total Invoice</text:p>
          </table:table-cell>
          <table:table-cell table:formula="of:=SUM([.I375:.I376])" office:value-type="currency" office:currency="USD" office:value="17821.2425" calcext:value-type="currency">
            <text:p>$17,821.24</text:p>
          </table:table-cell>
          <table:table-cell table:number-columns-repeated="1015"/>
        </table:table-row>
        <table:table-row table:style-name="ro6" table:number-rows-repeated="10481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. Invoice Summary" table:style-name="ta6">
        <office:forms form:automatic-focus="false" form:apply-design-mode="false"/>
        <table:table-column table:style-name="co11" table:default-cell-style-name="ce15"/>
        <table:table-column table:style-name="co12" table:default-cell-style-name="Default"/>
        <table:table-column table:style-name="co13" table:default-cell-style-name="ce162"/>
        <table:table-column table:style-name="co6" table:number-columns-repeated="3" table:default-cell-style-name="ce162"/>
        <table:table-column table:style-name="co7" table:default-cell-style-name="ce174"/>
        <table:table-column table:style-name="co14" table:default-cell-style-name="Default"/>
        <table:table-column table:style-name="co6" table:number-columns-repeated="4" table:default-cell-style-name="ce162"/>
        <table:table-column table:style-name="co7" table:default-cell-style-name="ce174"/>
        <table:table-column table:style-name="co4" table:number-columns-repeated="1011" table:default-cell-style-name="Default"/>
        <table:table-row table:style-name="ro5">
          <table:table-cell table:style-name="ce142" office:value-type="string" calcext:value-type="string" table:number-columns-spanned="5" table:number-rows-spanned="1">
            <text:p>Invoice for Services Provided by the Marin County Bicycle Coalition</text:p>
          </table:table-cell>
          <table:covered-table-cell table:number-columns-repeated="4" table:style-name="ce143"/>
          <table:table-cell table:number-columns-repeated="3"/>
          <table:table-cell table:style-name="ce185" office:value-type="string" calcext:value-type="string" table:number-columns-spanned="2" table:number-rows-spanned="1">
            <text:p>Submit this Invoice to:</text:p>
          </table:table-cell>
          <table:covered-table-cell table:style-name="ce189"/>
          <table:table-cell table:style-name="ce185" office:value-type="string" calcext:value-type="string" table:number-columns-spanned="2" table:number-rows-spanned="1">
            <text:p>Parisi Associates</text:p>
          </table:table-cell>
          <table:covered-table-cell table:style-name="ce189"/>
          <table:table-cell table:number-columns-repeated="1012"/>
        </table:table-row>
        <table:table-row table:style-name="ro5">
          <table:table-cell table:style-name="ce143" office:value-type="string" calcext:value-type="string">
            <text:p>for the Marin County Safe Routes to School Program</text:p>
          </table:table-cell>
          <table:table-cell table:style-name="ce143" table:number-columns-repeated="4"/>
          <table:table-cell table:number-columns-repeated="3"/>
          <table:table-cell table:style-name="ce172" table:number-columns-repeated="2"/>
          <table:table-cell table:style-name="ce185" office:value-type="string" calcext:value-type="string" table:number-columns-spanned="2" table:number-rows-spanned="1">
            <text:p>58 Alta Vista Avenue</text:p>
          </table:table-cell>
          <table:covered-table-cell table:style-name="ce189"/>
          <table:table-cell table:number-columns-repeated="1012"/>
        </table:table-row>
        <table:table-row table:style-name="ro5">
          <table:table-cell table:style-name="ce143" table:number-columns-repeated="5"/>
          <table:table-cell table:number-columns-repeated="3"/>
          <table:table-cell table:style-name="ce172" table:number-columns-repeated="2"/>
          <table:table-cell table:style-name="ce185" office:value-type="string" calcext:value-type="string" table:number-columns-spanned="2" table:number-rows-spanned="1">
            <text:p>Mill Valley, CA 94941</text:p>
          </table:table-cell>
          <table:covered-table-cell table:style-name="ce189"/>
          <table:table-cell table:number-columns-repeated="1012"/>
        </table:table-row>
        <table:table-row table:style-name="ro5">
          <table:table-cell table:style-name="ce144" office:value-type="string" calcext:value-type="string" table:number-columns-spanned="2" table:number-rows-spanned="1">
            <text:p>Period: September 1- 30, 2010</text:p>
          </table:table-cell>
          <table:covered-table-cell table:style-name="ce154"/>
          <table:table-cell table:style-name="ce143" table:number-columns-repeated="3"/>
          <table:table-cell table:number-columns-repeated="3"/>
          <table:table-cell table:style-name="ce172" table:number-columns-repeated="4"/>
          <table:table-cell table:number-columns-repeated="1012"/>
        </table:table-row>
        <table:table-row table:style-name="ro5">
          <table:table-cell table:style-name="ce144" office:value-type="string" calcext:value-type="string" table:number-columns-spanned="2" table:number-rows-spanned="1">
            <text:p>Date: September 21, 2014</text:p>
          </table:table-cell>
          <table:covered-table-cell table:style-name="ce154"/>
          <table:table-cell table:number-columns-repeated="6"/>
          <table:table-cell table:style-name="ce172" office:value-type="string" calcext:value-type="string">
            <text:p>Please Reference:</text:p>
          </table:table-cell>
          <table:table-cell table:style-name="ce172"/>
          <table:table-cell table:style-name="ce172" office:value-type="string" calcext:value-type="string">
            <text:p>Project #05-131</text:p>
          </table:table-cell>
          <table:table-cell table:style-name="ce172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4">
          <table:table-cell table:style-name="ce145"/>
          <table:table-cell table:style-name="ce155"/>
          <table:table-cell table:style-name="ce163" table:number-columns-repeated="4"/>
          <table:table-cell table:style-name="ce175"/>
          <table:table-cell table:style-name="ce155"/>
          <table:table-cell table:style-name="ce163" table:number-columns-repeated="4"/>
          <table:table-cell table:style-name="ce175"/>
          <table:table-cell table:number-columns-repeated="1011"/>
        </table:table-row>
        <table:table-row table:style-name="ro4">
          <table:table-cell table:style-name="ce146"/>
          <table:table-cell table:style-name="ce156"/>
          <table:table-cell table:style-name="ce164" table:number-columns-repeated="4"/>
          <table:table-cell table:style-name="ce176"/>
          <table:table-cell table:style-name="ce156"/>
          <table:table-cell table:style-name="ce164" table:number-columns-repeated="4"/>
          <table:table-cell table:style-name="ce176"/>
          <table:table-cell table:number-columns-repeated="1011"/>
        </table:table-row>
        <table:table-row table:style-name="ro6">
          <table:table-cell table:style-name="ce146"/>
          <table:table-cell table:style-name="ce156"/>
          <table:table-cell table:style-name="ce43" office:value-type="string" calcext:value-type="string" table:number-columns-spanned="5" table:number-rows-spanned="1">
            <text:p>Labor Costs</text:p>
          </table:table-cell>
          <table:covered-table-cell table:number-columns-repeated="3" table:style-name="ce43"/>
          <table:covered-table-cell table:style-name="ce177"/>
          <table:table-cell table:style-name="ce156"/>
          <table:table-cell table:style-name="ce43" office:value-type="string" calcext:value-type="string" table:number-columns-spanned="5" table:number-rows-spanned="1">
            <text:p>Expense Costs</text:p>
          </table:table-cell>
          <table:covered-table-cell table:number-columns-repeated="4" table:style-name="ce43"/>
          <table:table-cell table:number-columns-repeated="1011"/>
        </table:table-row>
        <table:table-row table:style-name="ro4">
          <table:table-cell table:style-name="ce146"/>
          <table:table-cell table:style-name="ce156"/>
          <table:table-cell table:style-name="ce165" table:number-columns-repeated="4"/>
          <table:table-cell table:style-name="ce178"/>
          <table:table-cell table:style-name="ce156"/>
          <table:table-cell table:style-name="ce165" table:number-columns-repeated="4"/>
          <table:table-cell table:style-name="ce178"/>
          <table:table-cell table:number-columns-repeated="1011"/>
        </table:table-row>
        <table:table-row table:style-name="ro4">
          <table:table-cell table:style-name="ce147"/>
          <table:table-cell table:style-name="ce157"/>
          <table:table-cell table:style-name="ce166" table:number-columns-repeated="4"/>
          <table:table-cell table:style-name="ce179"/>
          <table:table-cell table:style-name="ce157"/>
          <table:table-cell table:style-name="ce166" table:number-columns-repeated="4"/>
          <table:table-cell table:style-name="ce179"/>
          <table:table-cell table:number-columns-repeated="1011"/>
        </table:table-row>
        <table:table-row table:style-name="ro5">
          <table:table-cell table:style-name="ce148" table:number-columns-repeated="2"/>
          <table:table-cell table:style-name="ce167"/>
          <table:table-cell table:style-name="ce167" office:value-type="string" calcext:value-type="string">
            <text:p>Spent This</text:p>
          </table:table-cell>
          <table:table-cell table:style-name="ce167" office:value-type="string" calcext:value-type="string">
            <text:p>Previously</text:p>
          </table:table-cell>
          <table:table-cell table:style-name="ce167" office:value-type="string" calcext:value-type="string">
            <text:p>Total</text:p>
          </table:table-cell>
          <table:table-cell table:style-name="ce180" office:value-type="string" calcext:value-type="string">
            <text:p>Percent</text:p>
          </table:table-cell>
          <table:table-cell table:style-name="ce148"/>
          <table:table-cell table:style-name="ce167"/>
          <table:table-cell table:style-name="ce167" office:value-type="string" calcext:value-type="string">
            <text:p>Spent This</text:p>
          </table:table-cell>
          <table:table-cell table:style-name="ce167" office:value-type="string" calcext:value-type="string">
            <text:p>Previously</text:p>
          </table:table-cell>
          <table:table-cell table:style-name="ce167" office:value-type="string" calcext:value-type="string">
            <text:p>Total</text:p>
          </table:table-cell>
          <table:table-cell table:style-name="ce180" office:value-type="string" calcext:value-type="string">
            <text:p>Percent</text:p>
          </table:table-cell>
          <table:table-cell table:number-columns-repeated="1011"/>
        </table:table-row>
        <table:table-row table:style-name="ro5">
          <table:table-cell table:style-name="ce149" office:value-type="string" calcext:value-type="string" table:number-columns-spanned="2" table:number-rows-spanned="1">
            <text:p>Task</text:p>
          </table:table-cell>
          <table:covered-table-cell table:style-name="ce148"/>
          <table:table-cell table:style-name="ce167" office:value-type="string" calcext:value-type="string">
            <text:p>Budget</text:p>
          </table:table-cell>
          <table:table-cell table:style-name="ce167" office:value-type="string" calcext:value-type="string">
            <text:p>Period</text:p>
          </table:table-cell>
          <table:table-cell table:number-columns-repeated="2" table:style-name="ce167" office:value-type="string" calcext:value-type="string">
            <text:p>Spent</text:p>
          </table:table-cell>
          <table:table-cell table:style-name="ce180" office:value-type="string" calcext:value-type="string">
            <text:p>Spent</text:p>
          </table:table-cell>
          <table:table-cell table:style-name="ce148"/>
          <table:table-cell table:style-name="ce167" office:value-type="string" calcext:value-type="string">
            <text:p>Budget</text:p>
          </table:table-cell>
          <table:table-cell table:style-name="ce167" office:value-type="string" calcext:value-type="string">
            <text:p>Period</text:p>
          </table:table-cell>
          <table:table-cell table:number-columns-repeated="2" table:style-name="ce167" office:value-type="string" calcext:value-type="string">
            <text:p>Spent</text:p>
          </table:table-cell>
          <table:table-cell table:style-name="ce180" office:value-type="string" calcext:value-type="string">
            <text:p>Spent</text:p>
          </table:table-cell>
          <table:table-cell table:number-columns-repeated="1011"/>
        </table:table-row>
        <table:table-row table:style-name="ro4">
          <table:table-cell table:style-name="ce150"/>
          <table:table-cell table:style-name="ce158"/>
          <table:table-cell table:style-name="ce168" table:number-columns-repeated="4"/>
          <table:table-cell table:style-name="ce181"/>
          <table:table-cell table:style-name="ce158"/>
          <table:table-cell table:style-name="ce168" table:number-columns-repeated="4"/>
          <table:table-cell table:style-name="ce181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1A</text:p>
          </table:table-cell>
          <table:table-cell office:value-type="string" calcext:value-type="string">
            <text:p>Strategy Meetings</text:p>
          </table:table-cell>
          <table:table-cell office:value-type="float" office:value="1490.8" calcext:value-type="float">
            <text:p>$1,490.80</text:p>
          </table:table-cell>
          <table:table-cell table:style-name="ce171" office:value-type="float" office:value="74.54" calcext:value-type="float">
            <text:p>$74.54</text:p>
          </table:table-cell>
          <table:table-cell table:style-name="ce171" office:value-type="float" office:value="284.985" calcext:value-type="float">
            <text:p>$284.99</text:p>
          </table:table-cell>
          <table:table-cell table:formula="of:=[.D16]+[.E16]" office:value-type="float" office:value="359.525" calcext:value-type="float">
            <text:p>$359.53</text:p>
          </table:table-cell>
          <table:table-cell table:formula="of:=+[.F16]/[.C16]" office:value-type="percentage" office:value="0.241162463107057" calcext:value-type="percentage">
            <text:p>24.1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1B</text:p>
          </table:table-cell>
          <table:table-cell office:value-type="string" calcext:value-type="string">
            <text:p>Coordinate with TAM and Other TAM Agencies</text:p>
          </table:table-cell>
          <table:table-cell office:value-type="float" office:value="447.24" calcext:value-type="float">
            <text:p>$447.24</text:p>
          </table:table-cell>
          <table:table-cell table:style-name="ce171" office:value-type="float" office:value="177.0325" calcext:value-type="float">
            <text:p>$177.03</text:p>
          </table:table-cell>
          <table:table-cell table:style-name="ce171" office:value-type="float" office:value="199.3175" calcext:value-type="float">
            <text:p>$199.32</text:p>
          </table:table-cell>
          <table:table-cell table:formula="of:=[.D17]+[.E17]" office:value-type="float" office:value="376.35" calcext:value-type="float">
            <text:p>$376.35</text:p>
          </table:table-cell>
          <table:table-cell table:formula="of:=+[.F17]/[.C17]" office:value-type="percentage" office:value="0.841494499597532" calcext:value-type="percentage">
            <text:p>84.1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71" table:number-columns-repeated="2"/>
          <table:table-cell table:number-columns-repeated="1019"/>
        </table:table-row>
        <table:table-row table:style-name="ro5">
          <table:table-cell office:value-type="string" calcext:value-type="string">
            <text:p>2A</text:p>
          </table:table-cell>
          <table:table-cell office:value-type="string" calcext:value-type="string">
            <text:p>Evaluate Existing Program</text:p>
          </table:table-cell>
          <table:table-cell office:value-type="float" office:value="310.46" calcext:value-type="float">
            <text:p>$310.46</text:p>
          </table:table-cell>
          <table:table-cell table:style-name="ce171" office:value-type="float" office:value="46.5875" calcext:value-type="float">
            <text:p>$46.59</text:p>
          </table:table-cell>
          <table:table-cell table:style-name="ce171" office:value-type="float" office:value="3.41249999999999" calcext:value-type="float">
            <text:p>$3.41</text:p>
          </table:table-cell>
          <table:table-cell table:formula="of:=[.D19]+[.E19]" office:value-type="float" office:value="50" calcext:value-type="float">
            <text:p>$50.00</text:p>
          </table:table-cell>
          <table:table-cell table:formula="of:=+[.F19]/[.C19]" office:value-type="percentage" office:value="0.161051343168202" calcext:value-type="percentage">
            <text:p>16.1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2B</text:p>
          </table:table-cell>
          <table:table-cell office:value-type="string" calcext:value-type="string">
            <text:p>Research Best Practices of Other SR2S Programs</text:p>
          </table:table-cell>
          <table:table-cell office:value-type="float" office:value="298.16" calcext:value-type="float">
            <text:p>$298.16</text:p>
          </table:table-cell>
          <table:table-cell table:style-name="ce171" office:value-type="float" office:value="37.27" calcext:value-type="float">
            <text:p>$37.27</text:p>
          </table:table-cell>
          <table:table-cell table:style-name="ce171" office:value-type="float" office:value="2.73" calcext:value-type="float">
            <text:p>$2.73</text:p>
          </table:table-cell>
          <table:table-cell table:formula="of:=[.D20]+[.E20]" office:value-type="float" office:value="40" calcext:value-type="float">
            <text:p>$40.00</text:p>
          </table:table-cell>
          <table:table-cell table:formula="of:=+[.F20]/[.C20]" office:value-type="percentage" office:value="0.134156157767642" calcext:value-type="percentage">
            <text:p>13.4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2C</text:p>
          </table:table-cell>
          <table:table-cell office:value-type="string" calcext:value-type="string">
            <text:p>Develop Measures of Success</text:p>
          </table:table-cell>
          <table:table-cell office:value-type="float" office:value="149.08" calcext:value-type="float">
            <text:p>$149.08</text:p>
          </table:table-cell>
          <table:table-cell table:number-columns-repeated="2" table:style-name="ce171" office:value-type="float" office:value="0" calcext:value-type="float">
            <text:p>$0.00</text:p>
          </table:table-cell>
          <table:table-cell table:formula="of:=[.D21]+[.E21]" office:value-type="float" office:value="0" calcext:value-type="float">
            <text:p>$0.00</text:p>
          </table:table-cell>
          <table:table-cell table:formula="of:=+[.F21]/[.C21]" office:value-type="percentage" office:value="0" calcext:value-type="percentage">
            <text:p>0.0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2D</text:p>
          </table:table-cell>
          <table:table-cell office:value-type="string" calcext:value-type="string">
            <text:p>Develop Plan for Maintaining Activities at Schools</text:p>
          </table:table-cell>
          <table:table-cell office:value-type="float" office:value="1222.34" calcext:value-type="float">
            <text:p>$1,222.34</text:p>
          </table:table-cell>
          <table:table-cell table:number-columns-repeated="2" table:style-name="ce171" office:value-type="float" office:value="0" calcext:value-type="float">
            <text:p>$0.00</text:p>
          </table:table-cell>
          <table:table-cell table:formula="of:=[.D22]+[.E22]" office:value-type="float" office:value="0" calcext:value-type="float">
            <text:p>$0.00</text:p>
          </table:table-cell>
          <table:table-cell table:formula="of:=+[.F22]/[.C22]" office:value-type="percentage" office:value="0" calcext:value-type="percentage">
            <text:p>0.0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2E</text:p>
          </table:table-cell>
          <table:table-cell office:value-type="string" calcext:value-type="string">
            <text:p>Refine Existing Education Program and Materials</text:p>
          </table:table-cell>
          <table:table-cell office:value-type="float" office:value="6336" calcext:value-type="float">
            <text:p>$6,336.00</text:p>
          </table:table-cell>
          <table:table-cell table:style-name="ce171" office:value-type="float" office:value="18.635" calcext:value-type="float">
            <text:p>$18.64</text:p>
          </table:table-cell>
          <table:table-cell table:style-name="ce171" office:value-type="float" office:value="1.365" calcext:value-type="float">
            <text:p>$1.37</text:p>
          </table:table-cell>
          <table:table-cell table:formula="of:=[.D23]+[.E23]" office:value-type="float" office:value="20" calcext:value-type="float">
            <text:p>$20.00</text:p>
          </table:table-cell>
          <table:table-cell table:formula="of:=+[.F23]/[.C23]" office:value-type="percentage" office:value="0.00315656565656566" calcext:value-type="percentage">
            <text:p>0.3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71" table:number-columns-repeated="2"/>
          <table:table-cell table:number-columns-repeated="1019"/>
        </table:table-row>
        <table:table-row table:style-name="ro5">
          <table:table-cell office:value-type="string" calcext:value-type="string">
            <text:p>3A</text:p>
          </table:table-cell>
          <table:table-cell office:value-type="string" calcext:value-type="string">
            <text:p>Project Management and Oversight</text:p>
          </table:table-cell>
          <table:table-cell office:value-type="float" office:value="4050.8" calcext:value-type="float">
            <text:p>$4,050.80</text:p>
          </table:table-cell>
          <table:table-cell table:number-columns-repeated="2" table:style-name="ce171" office:value-type="float" office:value="0" calcext:value-type="float">
            <text:p>$0.00</text:p>
          </table:table-cell>
          <table:table-cell table:formula="of:=[.D25]+[.E25]" office:value-type="float" office:value="0" calcext:value-type="float">
            <text:p>$0.00</text:p>
          </table:table-cell>
          <table:table-cell table:formula="of:=+[.F25]/[.C25]" office:value-type="percentage" office:value="0" calcext:value-type="percentage">
            <text:p>0.0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3B</text:p>
          </table:table-cell>
          <table:table-cell office:value-type="string" calcext:value-type="string">
            <text:p>Implementation of SR2S Activities</text:p>
          </table:table-cell>
          <table:table-cell office:value-type="float" office:value="161243.54" calcext:value-type="float">
            <text:p>$161,243.54</text:p>
          </table:table-cell>
          <table:table-cell table:style-name="ce171" office:value-type="float" office:value="16664.34" calcext:value-type="float">
            <text:p>$16,664.34</text:p>
          </table:table-cell>
          <table:table-cell table:style-name="ce171" office:value-type="float" office:value="14288.2625" calcext:value-type="float">
            <text:p>$14,288.26</text:p>
          </table:table-cell>
          <table:table-cell table:formula="of:=[.D26]+[.E26]" office:value-type="float" office:value="30952.6025" calcext:value-type="float">
            <text:p>$30,952.60</text:p>
          </table:table-cell>
          <table:table-cell table:formula="of:=+[.F26]/[.C26]" office:value-type="percentage" office:value="0.191961814408193" calcext:value-type="percentage">
            <text:p>19.2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3C</text:p>
          </table:table-cell>
          <table:table-cell office:value-type="string" calcext:value-type="string">
            <text:p>Ongoing Evaluation and Reporting</text:p>
          </table:table-cell>
          <table:table-cell office:value-type="float" office:value="2116.24" calcext:value-type="float">
            <text:p>$2,116.24</text:p>
          </table:table-cell>
          <table:table-cell table:number-columns-repeated="2" table:style-name="ce171" office:value-type="float" office:value="0" calcext:value-type="float">
            <text:p>$0.00</text:p>
          </table:table-cell>
          <table:table-cell table:formula="of:=[.D27]+[.E27]" office:value-type="float" office:value="0" calcext:value-type="float">
            <text:p>$0.00</text:p>
          </table:table-cell>
          <table:table-cell table:formula="of:=+[.F27]/[.C27]" office:value-type="percentage" office:value="0" calcext:value-type="percentage">
            <text:p>0.0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71" table:number-columns-repeated="2"/>
          <table:table-cell table:number-columns-repeated="1019"/>
        </table:table-row>
        <table:table-row table:style-name="ro5">
          <table:table-cell office:value-type="string" calcext:value-type="string">
            <text:p>4A</text:p>
          </table:table-cell>
          <table:table-cell office:value-type="string" calcext:value-type="string">
            <text:p>Engineering Expertise</text:p>
          </table:table-cell>
          <table:table-cell office:value-type="float" office:value="1490.8" calcext:value-type="float">
            <text:p>$1,490.80</text:p>
          </table:table-cell>
          <table:table-cell table:style-name="ce171" office:value-type="float" office:value="52.12" calcext:value-type="float">
            <text:p>$52.12</text:p>
          </table:table-cell>
          <table:table-cell table:style-name="ce171" office:value-type="float" office:value="0" calcext:value-type="float">
            <text:p>$0.00</text:p>
          </table:table-cell>
          <table:table-cell table:formula="of:=[.D29]+[.E29]" office:value-type="float" office:value="52.12" calcext:value-type="float">
            <text:p>$52.12</text:p>
          </table:table-cell>
          <table:table-cell table:formula="of:=+[.F29]/[.C29]" office:value-type="percentage" office:value="0.0349610947142474" calcext:value-type="percentage">
            <text:p>3.5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4B</text:p>
          </table:table-cell>
          <table:table-cell office:value-type="string" calcext:value-type="string">
            <text:p>Develop Safe Routes to School Plans</text:p>
          </table:table-cell>
          <table:table-cell office:value-type="float" office:value="506.64" calcext:value-type="float">
            <text:p>$506.64</text:p>
          </table:table-cell>
          <table:table-cell table:number-columns-repeated="2" table:style-name="ce171" office:value-type="float" office:value="0" calcext:value-type="float">
            <text:p>$0.00</text:p>
          </table:table-cell>
          <table:table-cell table:formula="of:=[.D30]+[.E30]" office:value-type="float" office:value="0" calcext:value-type="float">
            <text:p>$0.00</text:p>
          </table:table-cell>
          <table:table-cell table:formula="of:=+[.F30]/[.C30]" office:value-type="percentage" office:value="0" calcext:value-type="percentage">
            <text:p>0.0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4C</text:p>
          </table:table-cell>
          <table:table-cell office:value-type="string" calcext:value-type="string">
            <text:p>Develop Grant Applications</text:p>
          </table:table-cell>
          <table:table-cell office:value-type="float" office:value="0" calcext:value-type="float">
            <text:p>$0.00</text:p>
          </table:table-cell>
          <table:table-cell table:number-columns-repeated="2" table:style-name="ce171" office:value-type="float" office:value="0" calcext:value-type="float">
            <text:p>$0.00</text:p>
          </table:table-cell>
          <table:table-cell table:formula="of:=[.D31]+[.E31]" office:value-type="float" office:value="0" calcext:value-type="float">
            <text:p>$0.00</text:p>
          </table:table-cell>
          <table:table-cell table:formula="of:=+[.F31]/[.C31]" office:value-type="string" office:string-value="" calcext:value-type="error">
            <text:p>#DIV/0!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71" table:number-columns-repeated="2"/>
          <table:table-cell table:number-columns-repeated="1019"/>
        </table:table-row>
        <table:table-row table:style-name="ro5">
          <table:table-cell office:value-type="string" calcext:value-type="string">
            <text:p>5A</text:p>
          </table:table-cell>
          <table:table-cell office:value-type="string" calcext:value-type="string">
            <text:p>Measure A Safe Pathways to School Program</text:p>
          </table:table-cell>
          <table:table-cell office:value-type="float" office:value="447.24" calcext:value-type="float">
            <text:p>$447.24</text:p>
          </table:table-cell>
          <table:table-cell table:number-columns-repeated="2" table:style-name="ce171" office:value-type="float" office:value="0" calcext:value-type="float">
            <text:p>$0.00</text:p>
          </table:table-cell>
          <table:table-cell table:formula="of:=[.D33]+[.E33]" office:value-type="float" office:value="0" calcext:value-type="float">
            <text:p>$0.00</text:p>
          </table:table-cell>
          <table:table-cell table:formula="of:=+[.F33]/[.C33]" office:value-type="percentage" office:value="0" calcext:value-type="percentage">
            <text:p>0.0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71" table:number-columns-repeated="2"/>
          <table:table-cell table:number-columns-repeated="1019"/>
        </table:table-row>
        <table:table-row table:style-name="ro5">
          <table:table-cell office:value-type="string" calcext:value-type="string">
            <text:p>6A</text:p>
          </table:table-cell>
          <table:table-cell office:value-type="string" calcext:value-type="string">
            <text:p>Project Management and Oversight</text:p>
          </table:table-cell>
          <table:table-cell office:value-type="float" office:value="2532.88" calcext:value-type="float">
            <text:p>$2,532.88</text:p>
          </table:table-cell>
          <table:table-cell table:style-name="ce171" office:value-type="float" office:value="629.59" calcext:value-type="float">
            <text:p>$629.59</text:p>
          </table:table-cell>
          <table:table-cell table:style-name="ce171" office:value-type="float" office:value="130" calcext:value-type="float">
            <text:p>$130.00</text:p>
          </table:table-cell>
          <table:table-cell table:formula="of:=[.D35]+[.E35]" office:value-type="float" office:value="759.59" calcext:value-type="float">
            <text:p>$759.59</text:p>
          </table:table-cell>
          <table:table-cell table:formula="of:=+[.F35]/[.C35]" office:value-type="percentage" office:value="0.299891822747228" calcext:value-type="percentage">
            <text:p>30.0%</text:p>
          </table:table-cell>
          <table:table-cell table:style-name="ce174"/>
          <table:table-cell table:number-columns-repeated="5" table:style-name="ce186" office:value-type="string" calcext:value-type="string">
            <text:p>n/a</text:p>
          </table:table-cell>
          <table:table-cell table:number-columns-repeated="1011"/>
        </table:table-row>
        <table:table-row table:style-name="ro4">
          <table:table-cell table:style-name="ce151"/>
          <table:table-cell table:style-name="ce159"/>
          <table:table-cell table:style-name="ce169" table:number-columns-repeated="4"/>
          <table:table-cell table:style-name="ce182"/>
          <table:table-cell table:style-name="ce159"/>
          <table:table-cell table:style-name="ce187" table:number-columns-repeated="5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160" office:value-type="string" calcext:value-type="string">
            <text:p>Totals</text:p>
          </table:table-cell>
          <table:table-cell table:style-name="ce170" table:formula="of:=SUM([.C16:.C34])" office:value-type="float" office:value="180109.34" calcext:value-type="float">
            <text:p>$180,109.34</text:p>
          </table:table-cell>
          <table:table-cell table:style-name="ce172" table:formula="of:=SUM([.D16:.D34])" office:value-type="float" office:value="17070.525" calcext:value-type="float">
            <text:p>$17,070.53</text:p>
          </table:table-cell>
          <table:table-cell table:style-name="ce172" table:formula="of:=SUM([.E16:.E34])" office:value-type="float" office:value="14780.0725" calcext:value-type="float">
            <text:p>$14,780.07</text:p>
          </table:table-cell>
          <table:table-cell table:style-name="ce172" table:formula="of:=[.D38]+[.E38]" office:value-type="float" office:value="31850.5975" calcext:value-type="float">
            <text:p>$31,850.60</text:p>
          </table:table-cell>
          <table:table-cell table:style-name="ce183" table:formula="of:=+[.F38]/[.C38]" office:value-type="percentage" office:value="0.176840343204855" calcext:value-type="percentage">
            <text:p>17.7%</text:p>
          </table:table-cell>
          <table:table-cell table:style-name="ce184"/>
          <table:table-cell table:style-name="ce172" table:formula="of:=SUM([.I#REF!:.I#REF!])" office:value-type="string" office:string-value="" calcext:value-type="error">
            <text:p>#REF!</text:p>
          </table:table-cell>
          <table:table-cell table:style-name="ce172" table:formula="of:=SUM([.J#REF!:.J#REF!])" office:value-type="string" office:string-value="" calcext:value-type="error">
            <text:p>#REF!</text:p>
          </table:table-cell>
          <table:table-cell table:style-name="ce172" table:formula="of:=SUM([.K#REF!:.K#REF!])" office:value-type="string" office:string-value="" calcext:value-type="error">
            <text:p>#REF!</text:p>
          </table:table-cell>
          <table:table-cell table:style-name="ce172" table:formula="of:=+[.J38]+[.K38]" office:value-type="string" office:string-value="" calcext:value-type="error">
            <text:p>#REF!</text:p>
          </table:table-cell>
          <table:table-cell table:style-name="ce183" table:formula="of:=+[.J38]/[.I38]" office:value-type="string" office:string-value="" calcext:value-type="error">
            <text:p>#REF!</text:p>
          </table:table-cell>
          <table:table-cell table:number-columns-repeated="1011"/>
        </table:table-row>
        <table:table-row table:style-name="ro4">
          <table:table-cell table:style-name="ce145"/>
          <table:table-cell table:style-name="ce155"/>
          <table:table-cell table:style-name="ce163" table:number-columns-repeated="4"/>
          <table:table-cell table:style-name="ce175"/>
          <table:table-cell table:style-name="ce155"/>
          <table:table-cell table:style-name="ce163" table:number-columns-repeated="4"/>
          <table:table-cell table:style-name="ce175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8"/>
          <table:table-cell table:style-name="ce188" office:value-type="string" calcext:value-type="string" table:number-columns-spanned="2" table:number-rows-spanned="1">
            <text:p>Total Due This Period</text:p>
          </table:table-cell>
          <table:covered-table-cell table:style-name="ce190"/>
          <table:table-cell table:number-columns-repeated="1014"/>
        </table:table-row>
        <table:table-row table:style-name="ro4">
          <table:table-cell table:style-name="ce145"/>
          <table:table-cell table:style-name="ce155"/>
          <table:table-cell table:style-name="ce163"/>
          <table:table-cell table:style-name="ce173"/>
          <table:table-cell table:number-columns-repeated="4"/>
          <table:table-cell table:style-name="ce169" table:number-columns-repeated="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5">
          <table:table-cell table:style-name="ce152" office:value-type="string" calcext:value-type="string" table:number-columns-spanned="4" table:number-rows-spanned="1">
            <text:p>I certify the amounts listed above have been properly incurred in the accomplishment of</text:p>
          </table:table-cell>
          <table:covered-table-cell table:number-columns-repeated="3" table:style-name="ce130"/>
          <table:table-cell table:number-columns-repeated="4"/>
          <table:table-cell office:value-type="string" calcext:value-type="string">
            <text:p>Labor</text:p>
          </table:table-cell>
          <table:table-cell table:formula="of:=+[.D38]" office:value-type="float" office:value="17070.525" calcext:value-type="float">
            <text:p>$17,070.53</text:p>
          </table:table-cell>
          <table:table-cell table:number-columns-repeated="1014"/>
        </table:table-row>
        <table:table-row table:style-name="ro5">
          <table:table-cell table:style-name="ce152" office:value-type="string" calcext:value-type="string" table:number-columns-spanned="4" table:number-rows-spanned="1">
            <text:p>the services of this Contract (signature required). <text:s/>Attached is backup for this invoice.</text:p>
          </table:table-cell>
          <table:covered-table-cell table:number-columns-repeated="3" table:style-name="ce130"/>
          <table:table-cell table:number-columns-repeated="4"/>
          <table:table-cell office:value-type="string" calcext:value-type="string">
            <text:p>Expenses</text:p>
          </table:table-cell>
          <table:table-cell table:formula="of:=+[.J38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4">
          <table:table-cell table:number-columns-repeated="8"/>
          <table:table-cell table:style-name="ce169" table:number-columns-repeated="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9"/>
          <table:table-cell table:style-name="ce172" table:formula="of:=SUM([.J47:.J50])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5">
          <table:table-cell table:style-name="ce142" office:value-type="string" calcext:value-type="string" table:number-columns-spanned="2" table:number-rows-spanned="1">
            <text:p>This Invoice Includes the Following Documents:</text:p>
          </table:table-cell>
          <table:covered-table-cell table:style-name="ce143"/>
          <table:table-cell table:number-columns-repeated="1022"/>
        </table:table-row>
        <table:table-row table:style-name="ro4">
          <table:table-cell table:style-name="ce143" table:number-columns-repeated="2"/>
          <table:table-cell table:number-columns-repeated="1022"/>
        </table:table-row>
        <table:table-row table:style-name="ro5">
          <table:table-cell table:style-name="ce153" office:value-type="float" office:value="1" calcext:value-type="float">
            <text:p>1</text:p>
          </table:table-cell>
          <table:table-cell table:style-name="ce161" office:value-type="string" calcext:value-type="string">
            <text:p>Invoice Summary</text:p>
          </table:table-cell>
          <table:table-cell table:number-columns-repeated="1022"/>
        </table:table-row>
        <table:table-row table:style-name="ro5">
          <table:table-cell table:style-name="ce153" office:value-type="float" office:value="2" calcext:value-type="float">
            <text:p>2</text:p>
          </table:table-cell>
          <table:table-cell office:value-type="string" calcext:value-type="string">
            <text:p>Labor &amp; Expenses by Task</text:p>
          </table:table-cell>
          <table:table-cell table:number-columns-repeated="1022"/>
        </table:table-row>
        <table:table-row table:style-name="ro5">
          <table:table-cell table:style-name="ce153" office:value-type="float" office:value="3" calcext:value-type="float">
            <text:p>3</text:p>
          </table:table-cell>
          <table:table-cell office:value-type="string" calcext:value-type="string">
            <text:p>Labor by Staff - Totaled</text:p>
          </table:table-cell>
          <table:table-cell table:number-columns-repeated="1022"/>
        </table:table-row>
        <table:table-row table:style-name="ro5">
          <table:table-cell table:style-name="ce153" office:value-type="float" office:value="4" calcext:value-type="float">
            <text:p>4</text:p>
          </table:table-cell>
          <table:table-cell office:value-type="string" calcext:value-type="string">
            <text:p>Timesheets (signatures required)</text:p>
          </table:table-cell>
          <table:table-cell table:number-columns-repeated="1022"/>
        </table:table-row>
        <table:table-row table:style-name="ro5">
          <table:table-cell table:style-name="ce153" office:value-type="float" office:value="5" calcext:value-type="float">
            <text:p>5</text:p>
          </table:table-cell>
          <table:table-cell office:value-type="string" calcext:value-type="string">
            <text:p>Receipts organized by task, for all expenses</text:p>
          </table:table-cell>
          <table:table-cell table:number-columns-repeated="1022"/>
        </table:table-row>
        <table:table-row table:style-name="ro5">
          <table:table-cell table:style-name="ce153" office:value-type="float" office:value="6" calcext:value-type="float">
            <text:p>6</text:p>
          </table:table-cell>
          <table:table-cell office:value-type="string" calcext:value-type="string">
            <text:p>Billing Codes</text:p>
          </table:table-cell>
          <table:table-cell table:number-columns-repeated="1022"/>
        </table:table-row>
        <table:table-row table:style-name="ro5">
          <table:table-cell table:style-name="ce153" office:value-type="float" office:value="7" calcext:value-type="float">
            <text:p>7</text:p>
          </table:table-cell>
          <table:table-cell office:value-type="string" calcext:value-type="string">
            <text:p>Progress Report </text:p>
          </table:table-cell>
          <table:table-cell table:number-columns-repeated="1022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Excel_BuiltIn_Print_Area_1" table:base-cell-address="" table:cell-range-address="$'Progress Report'.$A$1:.$E$4" table:range-usable-as="print-range"/>
        <table:named-range table:name="Excel_BuiltIn_Print_Area_2" table:base-cell-address="" table:cell-range-address="$'1. Labor by Staff - Untotaled'.$A$1:.$J$5" table:range-usable-as="print-range"/>
        <table:named-range table:name="Excel_BuiltIn_Print_Area_3" table:base-cell-address="" table:cell-range-address="$'2. Labor by Staff - Totaled'.$A$1:.$I$6" table:range-usable-as="print-range"/>
        <table:named-expression table:name="Excel_BuiltIn_Print_Area_4" table:base-cell-address="" table:expression="$'3. labor by task - untotaled'.$a$#ref!:$j$#REF!"/>
        <table:named-range table:name="Excel_BuiltIn_Print_Area_5" table:base-cell-address="" table:cell-range-address="$'4. Labor &amp; Expenses by Task'.$A$1:.$I$5" table:range-usable-as="print-range"/>
        <table:named-range table:name="Excel_BuiltIn_Print_Titles_2" table:base-cell-address="" table:cell-range-address="$'1. Labor by Staff - Untotaled'.$A$1:.$AMJ$5" table:range-usable-as="repeat-column repeat-row"/>
        <table:named-range table:name="Excel_BuiltIn_Print_Titles_3" table:base-cell-address="" table:cell-range-address="$'2. Labor by Staff - Totaled'.$A$1:.$AMJ$5" table:range-usable-as="repeat-column repeat-row"/>
        <table:named-expression table:name="Excel_BuiltIn_Print_Titles_4" table:base-cell-address="" table:expression="$'3. labor by task - untotaled'.$a$#ref!:$amj$#REF!"/>
        <table:named-range table:name="Excel_BuiltIn_Print_Titles_5" table:base-cell-address="" table:cell-range-address="$'4. Labor &amp; Expenses by Task'.$A$1:.$AMJ$5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9">
      <number:month number:textual="true"/>
      <number:text>-</number:text>
      <number:year number:style="long"/>
    </number:date-style>
    <number:number-style style:name="N150">
      <number:number number:decimal-places="1" number:min-integer-digits="1"/>
    </number:number-style>
    <number:percentage-style style:name="N151">
      <number:number number:decimal-places="1" number:min-integer-digits="1"/>
      <number:text>%</number:text>
    </number:percentage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4799in" fo:margin-left="0.5in" fo:margin-right="0.5in" style:first-page-number="continue" style:scale-to="100%" style:writing-mode="lr-tb"/>
      <style:header-style>
        <style:header-footer-properties fo:min-height="0.2957in" fo:margin-left="0.248in" fo:margin-right="0.248in" fo:margin-bottom="0.1016in"/>
      </style:header-style>
      <style:footer-style>
        <style:header-footer-properties fo:min-height="0.2957in" fo:margin-left="0.248in" fo:margin-right="0.248in" fo:margin-top="0in"/>
      </style:footer-style>
    </style:page-layout>
    <style:page-layout style:name="Mpm4">
      <style:page-layout-properties style:num-format="1" style:print-orientation="portrait" fo:margin-top="0.5in" fo:margin-bottom="0.5in" fo:margin-left="0.748in" fo:margin-right="0.748in" style:first-page-number="continue" style:scale-to="60%" style:table-centering="horizontal" style:writing-mode="lr-tb"/>
      <style:header-style>
        <style:header-footer-properties fo:min-height="0.2957in" fo:margin-left="0in" fo:margin-right="0in" fo:margin-bottom="0.0398in"/>
      </style:header-style>
      <style:footer-style>
        <style:header-footer-properties fo:min-height="0.2957in" fo:margin-left="0in" fo:margin-right="0in" fo:margin-top="0.111in"/>
      </style:footer-style>
    </style:page-layout>
    <style:page-layout style:name="Mpm5">
      <style:page-layout-properties style:num-format="1" style:print-orientation="portrait" fo:margin-top="0.5in" fo:margin-bottom="0.5in" fo:margin-left="0.748in" fo:margin-right="0.748in" style:first-page-number="continue" style:scale-to="60%" style:table-centering="horizontal" style:writing-mode="lr-tb"/>
      <style:header-style>
        <style:header-footer-properties fo:min-height="0.2957in" fo:margin-left="0in" fo:margin-right="0in" fo:margin-bottom="0.0953in"/>
      </style:header-style>
      <style:footer-style>
        <style:header-footer-properties fo:min-height="0.2957in" fo:margin-left="0in" fo:margin-right="0in" fo:margin-top="0.111in"/>
      </style:footer-style>
    </style:page-layout>
    <style:page-layout style:name="Mpm6">
      <style:page-layout-properties fo:page-width="11in" fo:page-height="8.5in" style:num-format="1" style:print-orientation="landscape" fo:margin-top="0.75in" fo:margin-bottom="0.5in" fo:margin-left="0.748in" fo:margin-right="0.748in" style:first-page-number="continue" style:scale-to-X="1" style:scale-to-Y="1" style:table-centering="horizontal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11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1">00/00/0000</text:date>, <text:time style:data-style-name="N2" text:time-value="10:01:04.108730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gress_20_Report" style:display-name="PageStyle_Progress Report" style:page-layout-name="Mpm3">
      <style:header>
        <text:p><text:span text:style-name="MT1">Safe Routes to Schools MCBC Invoice</text:span></text:p>
        <text:p><text:span text:style-name="MT1">PROGRESS REPORT </text:span><text:span text:style-name="MT2">(Summary of Hours)</text:span></text:p>
      </style:header>
      <style:header-left style:display="false">
        <text:p><text:span text:style-name="MT1">Safe Routes to Schools MCBC Invoice</text:span></text:p>
        <text:p><text:span text:style-name="MT1">PROGRESS REPORT </text:span><text:span text:style-name="MT2">(Summary of Hours)</text:span></text:p>
      </style:header-left>
      <style:footer style:display="false"/>
      <style:footer-left style:display="false"/>
    </style:master-page>
    <style:master-page style:name="PageStyle_5f_1._20_Labor_20_by_20_Staff_20_-_20_Untotaled" style:display-name="PageStyle_1. Labor by Staff - Untotaled" style:page-layout-name="Mpm4">
      <style:header>
        <text:p><text:span text:style-name="MT3">Safe Routes to Schools MCBC Invoice</text:span></text:p>
        <text:p><text:span text:style-name="MT3">LABOR BY STAFF - Untotaled</text:span></text:p>
      </style:header>
      <style:header-left style:display="false">
        <text:p><text:span text:style-name="MT3">Safe Routes to Schools MCBC Invoice</text:span></text:p>
        <text:p><text:span text:style-name="MT3">LABOR BY STAFF - Untotaled</text:span></text:p>
      </style:header-left>
      <style:footer>
        <style:region-left>
          <text:p><text:span text:style-name="MT4">Labor by Staff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Staff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2._20_Labor_20_by_20_Staff_20_-_20_Totaled" style:display-name="PageStyle_2. Labor by Staff - Totaled" style:page-layout-name="Mpm4">
      <style:header>
        <text:p><text:span text:style-name="MT3">Safe Routes to Schools MCBC Invoice</text:span></text:p>
        <text:p><text:span text:style-name="MT3">LABOR BY STAFF - Totaled</text:span></text:p>
      </style:header>
      <style:header-left style:display="false">
        <text:p><text:span text:style-name="MT3">Safe Routes to Schools MCBC Invoice</text:span></text:p>
        <text:p><text:span text:style-name="MT3">LABOR BY STAFF - Totaled</text:span></text:p>
      </style:header-left>
      <style:footer>
        <style:region-left>
          <text:p><text:span text:style-name="MT4">Labor by Staff - 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Staff - 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3._20_Labor_20_by_20_Task_20_-_20_Untotaled" style:display-name="PageStyle_3. Labor by Task - Untotaled" style:page-layout-name="Mpm5">
      <style:header>
        <text:p><text:span text:style-name="MT1">Safe Routes to Schools MCBC Invoice</text:span></text:p>
        <text:p><text:span text:style-name="MT1">LABOR BY TASK - Untotaled</text:span></text:p>
      </style:header>
      <style:header-left style:display="false">
        <text:p><text:span text:style-name="MT1">Safe Routes to Schools MCBC Invoice</text:span></text:p>
        <text:p><text:span text:style-name="MT1">LABOR BY TASK - Untotaled</text:span></text:p>
      </style:header-left>
      <style:footer>
        <style:region-left>
          <text:p><text:span text:style-name="MT4">Labor by Task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Task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4._20_Labor_20__26__20_Expenses_20_by_20_Task" style:display-name="PageStyle_4. Labor &amp; Expenses by Task" style:page-layout-name="Mpm5">
      <style:header>
        <text:p><text:span text:style-name="MT1">Safe Routes to Schools MCBC Invoice</text:span></text:p>
        <text:p><text:span text:style-name="MT1">LABOR EXPENSES by TASK</text:span></text:p>
      </style:header>
      <style:header-left style:display="false">
        <text:p><text:span text:style-name="MT1">Safe Routes to Schools MCBC Invoice</text:span></text:p>
        <text:p><text:span text:style-name="MT1">LABOR EXPENSES by TASK</text:span></text:p>
      </style:header-left>
      <style:footer>
        <style:region-left>
          <text:p><text:span text:style-name="MT4">Labor and Expenses by Task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and Expenses by Task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5._20_Invoice_20_Summary" style:display-name="PageStyle_5. Invoice Summary" style:page-layout-name="Mpm6">
      <style:header style:display="false"/>
      <style:header-left style:display="false"/>
      <style:footer>
        <style:region-left>
          <text:p><text:span text:style-name="MT4">Invoice Summary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Invoice Summary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CBC/TAM Invoice Template</dc:title>
    <meta:initial-creator>MCBC</meta:initial-creator>
    <meta:creation-date>2003-03-20T11:07:52</meta:creation-date>
    <dc:date>2014-09-21T10:01:30.828150373</dc:date>
    <meta:print-date>2005-11-17T13:32:47</meta:print-date>
    <meta:generator>LibreOffice/4.2.4.2$Linux_X86_64 LibreOffice_project/420m0$Build-2</meta:generator>
    <meta:editing-duration>P4DT42M35S</meta:editing-duration>
    <meta:editing-cycles>124</meta:editing-cycles>
    <meta:document-statistic meta:table-count="6" meta:cell-count="11546" meta:object-count="0"/>
    <meta:user-defined meta:name="_AdHocReviewCycleID" meta:value-type="float">861717893</meta:user-defined>
    <meta:user-defined meta:name="_AuthorEmail">david@parisi-associates.com</meta:user-defined>
    <meta:user-defined meta:name="_AuthorEmailDisplayName">David Parisi</meta:user-defined>
    <meta:user-defined meta:name="_EmailSubject">SR2S  Invoice</meta:user-defined>
    <meta:user-defined meta:name="_PreviousAdHocReviewCycleID" meta:value-type="float">623292104</meta:user-defined>
  </office:meta>
</office:document-meta>
</file>